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9C0000001B745B6064248A3D0D.png" manifest:media-type="image/png"/>
  <manifest:file-entry manifest:full-path="Pictures/1000020000000010000000105AE707D495FDA24C.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Verdana" svg:font-family="Verdana, Tahoma, Arial"/>
    <style:font-face style:name="Courier New" svg:font-family="'Courier New'" style:font-family-generic="modern"/>
    <style:font-face style:name="ArialMT" svg:font-family="ArialMT" style:font-family-generic="swiss"/>
    <style:font-face style:name="Consola Mono" svg:font-family="'Consola Mono'" style:font-pitch="fixed"/>
    <style:font-face style:name="Courier New1" svg:font-family="'Courier New'" style:font-family-generic="modern" style:font-pitch="fixed"/>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yno Sans" svg:font-family="'Dyno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4167in" fo:margin-left="-0.1007in" table:align="left" style:writing-mode="lr-tb"/>
    </style:style>
    <style:style style:name="Table1.A" style:family="table-column">
      <style:table-column-properties style:column-width="0.7986in"/>
    </style:style>
    <style:style style:name="Table1.B" style:family="table-column">
      <style:table-column-properties style:column-width="1.075in"/>
    </style:style>
    <style:style style:name="Table1.C" style:family="table-column">
      <style:table-column-properties style:column-width="0.9563in"/>
    </style:style>
    <style:style style:name="Table1.D" style:family="table-column">
      <style:table-column-properties style:column-width="3.5868in"/>
    </style:style>
    <style:style style:name="Table1.1" style:family="table-row">
      <style:table-row-properties fo:keep-together="auto"/>
    </style:style>
    <style:style style:name="Table1.A1" style:family="table-cell">
      <style:table-cell-properties style:vertical-align="middle" fo:background-color="#000080" fo:padding-left="0.0799in" fo:padding-right="0.0799in" fo:padding-top="0in" fo:padding-bottom="0in" fo:border-left="3pt solid #000080" fo:border-right="none" fo:border-top="3pt solid #000080" fo:border-bottom="3pt solid #000080" style:writing-mode="lr-tb">
        <style:background-image/>
      </style:table-cell-properties>
    </style:style>
    <style:style style:name="Table1.B1" style:family="table-cell">
      <style:table-cell-properties style:vertical-align="middle" fo:background-color="#000080" fo:padding-left="0.0799in" fo:padding-right="0.0799in" fo:padding-top="0in" fo:padding-bottom="0in" fo:border-left="none" fo:border-right="none" fo:border-top="3pt solid #000080" fo:border-bottom="3pt solid #000080" style:writing-mode="lr-tb">
        <style:background-image/>
      </style:table-cell-properties>
    </style:style>
    <style:style style:name="Table1.D1" style:family="table-cell">
      <style:table-cell-properties style:vertical-align="middle" fo:background-color="#000080" fo:padding-left="0.0799in" fo:padding-right="0.0799in" fo:padding-top="0in" fo:padding-bottom="0in" fo:border-left="none" fo:border-right="3pt solid #000080" fo:border-top="3pt solid #000080" fo:border-bottom="3pt solid #000080" style:writing-mode="lr-tb">
        <style:background-image/>
      </style:table-cell-properties>
    </style:style>
    <style:style style:name="Table1.A2"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1.B2"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1.C2"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1.D2" style:family="table-cell">
      <style:table-cell-properties style:vertical-align="middle" fo:padding-left="0.0799in" fo:padding-right="0.0799in" fo:padding-top="0in" fo:padding-bottom="0in" fo:border="0.75pt solid #000080" style:writing-mode="lr-tb"/>
    </style:style>
    <style:style style:name="Table1.A3"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1.B3"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1.C3"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1.D3" style:family="table-cell">
      <style:table-cell-properties style:vertical-align="middle" fo:padding-left="0.0799in" fo:padding-right="0.0799in" fo:padding-top="0in" fo:padding-bottom="0in" fo:border="0.75pt solid #000080" style:writing-mode="lr-tb"/>
    </style:style>
    <style:style style:name="Table2" style:family="table">
      <style:table-properties style:width="4.3854in" fo:margin-left="-0.1007in" table:align="left" style:writing-mode="lr-tb"/>
    </style:style>
    <style:style style:name="Table2.A" style:family="table-column">
      <style:table-column-properties style:column-width="1in"/>
    </style:style>
    <style:style style:name="Table2.B" style:family="table-column">
      <style:table-column-properties style:column-width="3.3854in"/>
    </style:style>
    <style:style style:name="Table2.1" style:family="table-row">
      <style:table-row-properties fo:keep-together="auto"/>
    </style:style>
    <style:style style:name="Table2.A1" style:family="table-cell">
      <style:table-cell-properties style:vertical-align="middle" fo:background-color="#000080" fo:padding-left="0.0799in" fo:padding-right="0.0799in" fo:padding-top="0in" fo:padding-bottom="0in" fo:border-left="3pt solid #000080" fo:border-right="none" fo:border-top="3pt solid #000080" fo:border-bottom="3pt solid #000080" style:writing-mode="lr-tb">
        <style:background-image/>
      </style:table-cell-properties>
    </style:style>
    <style:style style:name="Table2.B1" style:family="table-cell">
      <style:table-cell-properties style:vertical-align="middle" fo:background-color="#000080" fo:padding-left="0.0799in" fo:padding-right="0.0799in" fo:padding-top="0in" fo:padding-bottom="0in" fo:border-left="none" fo:border-right="3pt solid #000080" fo:border-top="3pt solid #000080" fo:border-bottom="3pt solid #000080" style:writing-mode="lr-tb">
        <style:background-image/>
      </style:table-cell-properties>
    </style:style>
    <style:style style:name="Table2.A2"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2.B2" style:family="table-cell">
      <style:table-cell-properties style:vertical-align="middle" fo:padding-left="0.0799in" fo:padding-right="0.0799in" fo:padding-top="0in" fo:padding-bottom="0in" fo:border="0.75pt solid #000080" style:writing-mode="lr-tb"/>
    </style:style>
    <style:style style:name="Table2.A3"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2.B3" style:family="table-cell">
      <style:table-cell-properties style:vertical-align="middle" fo:padding-left="0.0799in" fo:padding-right="0.0799in" fo:padding-top="0in" fo:padding-bottom="0in" fo:border="0.75pt solid #000080" style:writing-mode="lr-tb"/>
    </style:style>
    <style:style style:name="Table2.A4"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2.B4" style:family="table-cell">
      <style:table-cell-properties style:vertical-align="middle" fo:padding-left="0.0799in" fo:padding-right="0.0799in" fo:padding-top="0in" fo:padding-bottom="0in" fo:border="0.75pt solid #000080" style:writing-mode="lr-tb"/>
    </style:style>
    <style:style style:name="Table2.A5"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2.B5" style:family="table-cell">
      <style:table-cell-properties style:vertical-align="middle" fo:padding-left="0.0799in" fo:padding-right="0.0799in" fo:padding-top="0in" fo:padding-bottom="0in" fo:border="0.75pt solid #000080" style:writing-mode="lr-tb"/>
    </style:style>
    <style:style style:name="Table2.A6"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2.B6" style:family="table-cell">
      <style:table-cell-properties style:vertical-align="middle" fo:padding-left="0.0799in" fo:padding-right="0.0799in" fo:padding-top="0in" fo:padding-bottom="0in" fo:border="0.75pt solid #000080" style:writing-mode="lr-tb"/>
    </style:style>
    <style:style style:name="Table2.A7" style:family="table-cell">
      <style:table-cell-properties style:vertical-align="middle" fo:padding-left="0.0799in" fo:padding-right="0.0799in" fo:padding-top="0in" fo:padding-bottom="0in" fo:border-left="0.75pt solid #000080" fo:border-right="none" fo:border-top="0.75pt solid #000080" fo:border-bottom="0.75pt solid #000080" style:writing-mode="lr-tb"/>
    </style:style>
    <style:style style:name="Table2.B7" style:family="table-cell">
      <style:table-cell-properties style:vertical-align="middle" fo:padding-left="0.0799in" fo:padding-right="0.0799in" fo:padding-top="0in" fo:padding-bottom="0in" fo:border="0.75pt solid #000080" style:writing-mode="lr-tb"/>
    </style:style>
    <style:style style:name="P1" style:family="paragraph" style:parent-style-name="Header">
      <style:paragraph-properties fo:text-align="center" style:justify-single-word="false"/>
      <style:text-properties fo:color="#000000" style:font-name="Arial" fo:font-size="11pt" fo:language="none" fo:country="none" fo:font-weight="bold" officeooo:rsid="001af5f8" style:font-name-asian="Times New Roman" style:font-size-asian="11pt" style:font-weight-asian="bold" style:font-name-complex="Arial" style:font-size-complex="12pt" style:language-complex="ar" style:country-complex="SA"/>
    </style:style>
    <style:style style:name="P2" style:family="paragraph" style:parent-style-name="Header">
      <style:paragraph-properties>
        <style:tab-stops>
          <style:tab-stop style:position="2.4583in"/>
          <style:tab-stop style:position="3in" style:type="center"/>
          <style:tab-stop style:position="6in" style:type="right"/>
        </style:tab-stops>
      </style:paragraph-properties>
      <style:text-properties officeooo:paragraph-rsid="0062b25d"/>
    </style:style>
    <style:style style:name="P3" style:family="paragraph" style:parent-style-name="Standard">
      <style:text-properties officeooo:rsid="001e23c0" officeooo:paragraph-rsid="001e23c0"/>
    </style:style>
    <style:style style:name="P4" style:family="paragraph" style:parent-style-name="Standard">
      <style:paragraph-properties fo:text-align="center" style:justify-single-word="false">
        <style:tab-stops>
          <style:tab-stop style:position="0.5626in"/>
        </style:tab-stops>
      </style:paragraph-properties>
      <style:text-properties style:use-window-font-color="true" style:font-name="Ubuntu" fo:font-size="26pt" fo:language="en" fo:country="US" fo:font-weight="bold" officeooo:rsid="001b471d" officeooo:paragraph-rsid="001b471d" style:font-name-asian="Times New Roman" style:font-size-asian="26pt" style:font-weight-asian="bold" style:font-name-complex="Arial" style:font-size-complex="26pt" style:language-complex="ar" style:country-complex="SA"/>
    </style:style>
    <style:style style:name="P5" style:family="paragraph" style:parent-style-name="Standard">
      <style:text-properties style:font-name="Ubuntu"/>
    </style:style>
    <style:style style:name="P6" style:family="paragraph" style:parent-style-name="Standard">
      <style:paragraph-properties fo:text-align="center" style:justify-single-word="false">
        <style:tab-stops>
          <style:tab-stop style:position="0.5626in"/>
        </style:tab-stops>
      </style:paragraph-properties>
      <style:text-properties style:font-name="Ubuntu"/>
    </style:style>
    <style:style style:name="P7" style:family="paragraph" style:parent-style-name="Standard">
      <style:paragraph-properties fo:text-align="center" style:justify-single-word="false">
        <style:tab-stops>
          <style:tab-stop style:position="0.5626in"/>
        </style:tab-stops>
      </style:paragraph-properties>
      <style:text-properties style:font-name="Ubuntu" fo:font-size="26pt" fo:font-weight="bold" style:font-size-asian="26pt" style:font-weight-asian="bold" style:font-size-complex="26pt"/>
    </style:style>
    <style:style style:name="P8" style:family="paragraph" style:parent-style-name="Standard">
      <style:paragraph-properties fo:text-align="center" style:justify-single-word="false">
        <style:tab-stops>
          <style:tab-stop style:position="0.5626in"/>
        </style:tab-stops>
      </style:paragraph-properties>
      <style:text-properties style:font-name="Ubuntu" fo:font-size="14pt" fo:font-weight="bold" style:font-size-asian="14pt" style:font-weight-asian="bold" style:font-size-complex="14pt"/>
    </style:style>
    <style:style style:name="P9" style:family="paragraph" style:parent-style-name="Standard">
      <style:paragraph-properties fo:margin-top="0.028in" fo:margin-bottom="0.028in" loext:contextual-spacing="false"/>
      <style:text-properties style:use-window-font-color="true" style:font-name="Arial" fo:font-size="11pt" fo:language="en" fo:country="US" fo:font-weight="bold" officeooo:rsid="001e23c0" officeooo:paragraph-rsid="001e23c0" style:font-name-asian="Times New Roman" style:font-size-asian="11pt" style:font-weight-asian="bold" style:font-name-complex="Arial" style:font-size-complex="12pt" style:language-complex="ar" style:country-complex="SA"/>
    </style:style>
    <style:style style:name="P10" style:family="paragraph" style:parent-style-name="Standard">
      <style:paragraph-properties fo:margin-top="0.028in" fo:margin-bottom="0.028in" loext:contextual-spacing="false" fo:text-align="center" style:justify-single-word="false"/>
      <style:text-properties style:use-window-font-color="true" style:font-name="Arial" fo:font-size="11pt" fo:language="en" fo:country="US" fo:font-weight="bold" officeooo:rsid="001e23c0" officeooo:paragraph-rsid="001e23c0" style:font-name-asian="Times New Roman" style:font-size-asian="11pt" style:font-weight-asian="bold" style:font-name-complex="Arial" style:font-size-complex="12pt" style:language-complex="ar" style:country-complex="SA"/>
    </style:style>
    <style:style style:name="P11" style:family="paragraph" style:parent-style-name="Standard">
      <style:paragraph-properties fo:margin-top="0.028in" fo:margin-bottom="0.028in" loext:contextual-spacing="false"/>
      <style:text-properties style:font-name="Ubuntu" fo:font-weight="bold" style:font-weight-asian="bold"/>
    </style:style>
    <style:style style:name="P12" style:family="paragraph" style:parent-style-name="Standard">
      <style:paragraph-properties fo:margin-top="0.028in" fo:margin-bottom="0.028in" loext:contextual-spacing="false" fo:text-align="center" style:justify-single-word="false"/>
      <style:text-properties style:font-name="Ubuntu" fo:font-weight="bold" style:font-weight-asian="bold"/>
    </style:style>
    <style:style style:name="P13" style:family="paragraph" style:parent-style-name="Table_20_Text">
      <style:paragraph-properties fo:text-align="start" style:justify-single-word="false"/>
    </style:style>
    <style:style style:name="P14" style:family="paragraph" style:parent-style-name="Table_20_Text">
      <style:text-properties style:font-name="Ubuntu"/>
    </style:style>
    <style:style style:name="P15" style:family="paragraph" style:parent-style-name="Table_20_Text">
      <style:paragraph-properties fo:text-align="start" style:justify-single-word="false"/>
      <style:text-properties style:font-name="Ubuntu"/>
    </style:style>
    <style:style style:name="P16" style:family="paragraph" style:parent-style-name="Table_20_Text">
      <style:paragraph-properties fo:text-align="start" style:justify-single-word="false"/>
      <style:text-properties style:font-name="Ubuntu" officeooo:rsid="007456ee" officeooo:paragraph-rsid="007456ee"/>
    </style:style>
    <style:style style:name="P17" style:family="paragraph" style:parent-style-name="Table_20_Text">
      <style:text-properties style:font-name="Ubuntu" officeooo:rsid="007456ee" officeooo:paragraph-rsid="007456ee"/>
    </style:style>
    <style:style style:name="P18" style:family="paragraph" style:parent-style-name="Table_20_Text">
      <style:text-properties style:font-name="Ubuntu" officeooo:rsid="001e23c0" officeooo:paragraph-rsid="001e23c0"/>
    </style:style>
    <style:style style:name="P19" style:family="paragraph" style:parent-style-name="Table_20_Text">
      <style:paragraph-properties fo:text-align="start" style:justify-single-word="false"/>
      <style:text-properties style:font-name="Ubuntu" officeooo:rsid="001e23c0" officeooo:paragraph-rsid="001e23c0"/>
    </style:style>
    <style:style style:name="P20" style:family="paragraph" style:parent-style-name="Table_20_Text">
      <style:paragraph-properties style:snap-to-layout-grid="false"/>
      <style:text-properties style:font-name="Ubuntu"/>
    </style:style>
    <style:style style:name="P21" style:family="paragraph" style:parent-style-name="Table_20_Text">
      <style:text-properties style:use-window-font-color="true" style:font-name="Ubuntu" fo:font-size="10pt" fo:language="en" fo:country="US" officeooo:rsid="001e23c0" officeooo:paragraph-rsid="001e23c0" style:font-name-asian="Times New Roman" style:font-size-asian="10pt" style:font-name-complex="Arial" style:font-size-complex="10pt" style:language-complex="ar" style:country-complex="SA"/>
    </style:style>
    <style:style style:name="P22" style:family="paragraph" style:parent-style-name="Table_20_Text">
      <style:paragraph-properties fo:text-align="start" style:justify-single-word="false"/>
      <style:text-properties style:use-window-font-color="true" style:font-name="Ubuntu" fo:font-size="10pt" fo:language="en" fo:country="US" officeooo:rsid="001e23c0" officeooo:paragraph-rsid="001e23c0" style:font-name-asian="Times New Roman" style:font-size-asian="10pt" style:font-name-complex="Arial" style:font-size-complex="10pt" style:language-complex="ar" style:country-complex="SA"/>
    </style:style>
    <style:style style:name="P23" style:family="paragraph" style:parent-style-name="Table_20_Text">
      <style:paragraph-properties fo:text-align="start" style:justify-single-word="false"/>
      <style:text-properties style:use-window-font-color="true" style:font-name="Ubuntu" fo:font-size="10pt" fo:language="en" fo:country="US" officeooo:rsid="001dcc68" officeooo:paragraph-rsid="001dcc68" style:font-name-asian="Times New Roman" style:font-size-asian="10pt" style:font-name-complex="Arial" style:font-size-complex="10pt" style:language-complex="ar" style:country-complex="SA"/>
    </style:style>
    <style:style style:name="P24" style:family="paragraph" style:parent-style-name="Table_20_Text">
      <style:text-properties style:use-window-font-color="true" style:font-name="Ubuntu" fo:font-size="10pt" fo:language="en" fo:country="US" officeooo:rsid="001dcc68" officeooo:paragraph-rsid="001dcc68" style:font-name-asian="Times New Roman" style:font-size-asian="10pt" style:font-name-complex="Arial" style:font-size-complex="10pt" style:language-complex="ar" style:country-complex="SA"/>
    </style:style>
    <style:style style:name="P25" style:family="paragraph" style:parent-style-name="Text_20_body">
      <style:text-properties fo:font-size="8pt" fo:language="none" fo:country="none" style:font-size-asian="8pt" style:language-asian="none" style:country-asian="none" style:font-name-complex="Arial" style:font-size-complex="8pt" text:display="none"/>
    </style:style>
    <style:style style:name="P26" style:family="paragraph" style:parent-style-name="Text_20_body">
      <style:text-properties style:use-window-font-color="true" style:font-name="Arial" fo:font-size="12pt" fo:language="none" fo:country="none" fo:font-weight="bold" officeooo:rsid="0027fdb6" officeooo:paragraph-rsid="0027a45c" style:font-name-asian="Times New Roman" style:font-size-asian="12pt" style:font-weight-asian="bold" style:font-name-complex="Arial" style:font-size-complex="13pt" style:language-complex="ar" style:country-complex="SA" style:font-style-complex="italic"/>
    </style:style>
    <style:style style:name="P27" style:family="paragraph" style:parent-style-name="Text_20_body">
      <style:text-properties style:use-window-font-color="true" style:font-name="Arial" fo:font-size="12pt" fo:language="none" fo:country="none" fo:font-weight="bold" officeooo:rsid="00348983" officeooo:paragraph-rsid="00348983" style:font-name-asian="Times New Roman" style:font-size-asian="12pt" style:font-weight-asian="bold" style:font-name-complex="Arial" style:font-size-complex="13pt" style:language-complex="ar" style:country-complex="SA" style:font-style-complex="italic" style:font-weight-complex="bold"/>
    </style:style>
    <style:style style:name="P28" style:family="paragraph" style:parent-style-name="Text_20_body">
      <style:text-properties style:use-window-font-color="true" style:font-name="Arial" fo:font-size="12pt" fo:language="none" fo:country="none" fo:font-weight="bold" officeooo:rsid="00ff8d6c" officeooo:paragraph-rsid="01170cde" style:font-name-asian="Times New Roman" style:font-size-asian="12pt" style:font-weight-asian="bold" style:font-name-complex="Arial" style:font-size-complex="13pt" style:language-complex="ar" style:country-complex="SA" style:font-style-complex="italic" style:font-weight-complex="bold"/>
    </style:style>
    <style:style style:name="P29" style:family="paragraph" style:parent-style-name="Text_20_body">
      <style:text-properties style:use-window-font-color="true" style:font-name="Arial" fo:font-size="12pt" fo:language="none" fo:country="none" fo:font-weight="bold" officeooo:rsid="013dd068" officeooo:paragraph-rsid="013dd068" style:font-name-asian="Times New Roman" style:font-size-asian="12pt" style:font-weight-asian="bold" style:font-name-complex="Arial" style:font-size-complex="13pt" style:language-complex="ar" style:country-complex="SA" style:font-style-complex="italic"/>
    </style:style>
    <style:style style:name="P30" style:family="paragraph" style:parent-style-name="Text_20_body">
      <style:text-properties style:use-window-font-color="true" style:font-name="Arial" fo:font-size="12pt" fo:language="none" fo:country="none" fo:font-weight="bold" officeooo:rsid="00224898" officeooo:paragraph-rsid="0062b25d" style:font-name-asian="Times New Roman" style:font-size-asian="12pt" style:font-weight-asian="bold" style:font-name-complex="Arial" style:font-size-complex="13pt" style:language-complex="ar" style:country-complex="SA" style:font-style-complex="italic"/>
    </style:style>
    <style:style style:name="P31" style:family="paragraph" style:parent-style-name="Text_20_body">
      <style:text-properties style:use-window-font-color="true" style:font-name="Arial" fo:font-size="12pt" fo:language="none" fo:country="none" fo:font-weight="normal" officeooo:rsid="0027fdb6" officeooo:paragraph-rsid="0027a45c" style:font-name-asian="Times New Roman" style:font-size-asian="12pt" style:font-weight-asian="normal" style:font-name-complex="Arial" style:font-size-complex="13pt" style:language-complex="ar" style:country-complex="SA" style:font-style-complex="italic" style:font-weight-complex="normal"/>
    </style:style>
    <style:style style:name="P32" style:family="paragraph" style:parent-style-name="Text_20_body">
      <style:text-properties style:use-window-font-color="true" style:font-name="Arial" fo:font-size="12pt" fo:language="none" fo:country="none" fo:font-weight="normal" officeooo:rsid="002c0d15" officeooo:paragraph-rsid="002a4842" style:font-name-asian="Times New Roman" style:font-size-asian="12pt" style:font-weight-asian="normal" style:font-name-complex="Arial" style:font-size-complex="13pt" style:language-complex="ar" style:country-complex="SA" style:font-style-complex="italic" style:font-weight-complex="normal"/>
    </style:style>
    <style:style style:name="P33" style:family="paragraph" style:parent-style-name="Text_20_body">
      <style:text-properties style:use-window-font-color="true" style:font-name="Arial" fo:font-size="12pt" fo:language="none" fo:country="none" fo:font-weight="normal" officeooo:rsid="002ed8ae" officeooo:paragraph-rsid="00224898" style:font-name-asian="Times New Roman" style:font-size-asian="12pt" style:font-weight-asian="normal" style:font-name-complex="Arial" style:font-size-complex="13pt" style:language-complex="ar" style:country-complex="SA" style:font-style-complex="italic" style:font-weight-complex="normal"/>
    </style:style>
    <style:style style:name="P34" style:family="paragraph" style:parent-style-name="Text_20_body">
      <style:text-properties style:use-window-font-color="true" style:font-name="Arial" fo:font-size="12pt" fo:language="none" fo:country="none" fo:font-weight="normal" officeooo:rsid="002ed8ae" officeooo:paragraph-rsid="0031f6ea" style:font-name-asian="Times New Roman" style:font-size-asian="12pt" style:font-weight-asian="normal" style:font-name-complex="Arial" style:font-size-complex="13pt" style:language-complex="ar" style:country-complex="SA" style:font-style-complex="italic" style:font-weight-complex="normal"/>
    </style:style>
    <style:style style:name="P35" style:family="paragraph" style:parent-style-name="Text_20_body">
      <style:text-properties style:use-window-font-color="true" style:font-name="Arial" fo:font-size="12pt" fo:language="none" fo:country="none" fo:font-weight="normal" officeooo:rsid="00348983" officeooo:paragraph-rsid="00348983" style:font-name-asian="Times New Roman" style:font-size-asian="12pt" style:font-weight-asian="normal" style:font-name-complex="Arial" style:font-size-complex="13pt" style:language-complex="ar" style:country-complex="SA" style:font-style-complex="italic" style:font-weight-complex="normal"/>
    </style:style>
    <style:style style:name="P36" style:family="paragraph" style:parent-style-name="Text_20_body">
      <style:text-properties style:use-window-font-color="true" style:font-name="Arial" fo:font-size="12pt" fo:language="none" fo:country="none" fo:font-weight="normal" officeooo:rsid="003a7f7d" officeooo:paragraph-rsid="01110e3b" style:font-name-asian="Times New Roman" style:font-size-asian="12pt" style:font-weight-asian="normal" style:font-name-complex="Arial" style:font-size-complex="13pt" style:language-complex="ar" style:country-complex="SA" style:font-style-complex="italic" style:font-weight-complex="normal"/>
    </style:style>
    <style:style style:name="P37" style:family="paragraph" style:parent-style-name="Text_20_body">
      <style:text-properties style:use-window-font-color="true" style:font-name="Arial" fo:font-size="12pt" fo:language="none" fo:country="none" fo:font-weight="normal" officeooo:rsid="003a7f7d" officeooo:paragraph-rsid="011230e9" style:font-name-asian="Times New Roman" style:font-size-asian="12pt" style:font-weight-asian="normal" style:font-name-complex="Arial" style:font-size-complex="13pt" style:language-complex="ar" style:country-complex="SA" style:font-style-complex="italic" style:font-weight-complex="normal"/>
    </style:style>
    <style:style style:name="P38" style:family="paragraph" style:parent-style-name="Text_20_body">
      <style:text-properties style:use-window-font-color="true" style:font-name="Arial" fo:font-size="12pt" fo:language="none" fo:country="none" fo:font-weight="normal" officeooo:rsid="00851f8d" officeooo:paragraph-rsid="00851f8d" style:font-name-asian="Times New Roman" style:font-size-asian="12pt" style:font-weight-asian="normal" style:font-name-complex="Arial" style:font-size-complex="13pt" style:language-complex="ar" style:country-complex="SA" style:font-style-complex="italic" style:font-weight-complex="normal"/>
    </style:style>
    <style:style style:name="P39" style:family="paragraph" style:parent-style-name="Text_20_body">
      <style:text-properties style:use-window-font-color="true" style:font-name="Arial" fo:font-size="11pt" fo:language="none" fo:country="none" fo:font-weight="normal" officeooo:rsid="003a7f7d" officeooo:paragraph-rsid="003c4a5c" style:font-name-asian="Times New Roman" style:font-size-asian="11pt" style:font-weight-asian="normal" style:font-name-complex="Arial" style:font-size-complex="11pt" style:language-complex="ar" style:country-complex="SA" style:font-style-complex="italic" style:font-weight-complex="normal"/>
    </style:style>
    <style:style style:name="P40" style:family="paragraph" style:parent-style-name="Text_20_body">
      <style:text-properties style:use-window-font-color="true" style:font-name="Ubuntu"/>
    </style:style>
    <style:style style:name="P41" style:family="paragraph" style:parent-style-name="Text_20_body">
      <style:text-properties style:use-window-font-color="true" style:font-name="Ubuntu" fo:font-size="12pt" fo:language="none" fo:country="none" fo:font-weight="normal" officeooo:rsid="004c19de" officeooo:paragraph-rsid="004c1f31" style:font-name-asian="Times New Roman" style:font-size-asian="12pt" style:font-weight-asian="normal" style:font-name-complex="Arial" style:font-size-complex="13pt" style:language-complex="ar" style:country-complex="SA" style:font-style-complex="italic" style:font-weight-complex="normal"/>
    </style:style>
    <style:style style:name="P42" style:family="paragraph" style:parent-style-name="Text_20_body">
      <style:text-properties style:use-window-font-color="true" style:font-name="Ubuntu" fo:font-size="12pt" fo:language="none" fo:country="none" fo:font-weight="normal" officeooo:rsid="00ec94f7" officeooo:paragraph-rsid="00ec94f7" style:font-name-asian="Times New Roman" style:font-size-asian="12pt" style:font-weight-asian="normal" style:font-name-complex="Arial" style:font-size-complex="13pt" style:language-complex="ar" style:country-complex="SA" style:font-style-complex="italic" style:font-weight-complex="normal"/>
    </style:style>
    <style:style style:name="P43" style:family="paragraph" style:parent-style-name="Text_20_body">
      <style:text-properties style:use-window-font-color="true" style:font-name="Ubuntu" fo:font-size="12pt" fo:language="none" fo:country="none" fo:font-weight="normal" officeooo:rsid="00f57db7" officeooo:paragraph-rsid="00f57db7" style:font-name-asian="Times New Roman" style:font-size-asian="12pt" style:font-weight-asian="normal" style:font-name-complex="Arial" style:font-size-complex="13pt" style:language-complex="ar" style:country-complex="SA" style:font-style-complex="italic" style:font-weight-complex="normal"/>
    </style:style>
    <style:style style:name="P44" style:family="paragraph" style:parent-style-name="Text_20_body">
      <style:text-properties style:use-window-font-color="true" style:font-name="Ubuntu" fo:font-size="12pt" fo:language="none" fo:country="none" fo:font-weight="normal" officeooo:rsid="0026a80a" officeooo:paragraph-rsid="0067af67" style:font-name-asian="Times New Roman" style:font-size-asian="12pt" style:font-weight-asian="normal" style:font-name-complex="Arial" style:font-size-complex="13pt" style:language-complex="ar" style:country-complex="SA" style:font-style-complex="italic" style:font-weight-complex="normal"/>
    </style:style>
    <style:style style:name="P45" style:family="paragraph" style:parent-style-name="Text_20_body">
      <style:text-properties style:use-window-font-color="true" style:font-name="Ubuntu" fo:font-size="12pt" fo:language="none" fo:country="none" fo:font-weight="normal" officeooo:rsid="0051ac6f" officeooo:paragraph-rsid="00224898" style:font-name-asian="Times New Roman" style:font-size-asian="12pt" style:font-weight-asian="normal" style:font-name-complex="Arial" style:font-size-complex="13pt" style:language-complex="ar" style:country-complex="SA" style:font-style-complex="italic" style:font-weight-complex="normal"/>
    </style:style>
    <style:style style:name="P46" style:family="paragraph" style:parent-style-name="Text_20_body">
      <style:text-properties style:use-window-font-color="true" style:font-name="Ubuntu" fo:font-size="12pt" fo:language="none" fo:country="none" fo:font-weight="normal" officeooo:rsid="00538963" officeooo:paragraph-rsid="00224898" style:font-name-asian="Times New Roman" style:font-size-asian="12pt" style:font-weight-asian="normal" style:font-name-complex="Arial" style:font-size-complex="13pt" style:language-complex="ar" style:country-complex="SA" style:font-style-complex="italic" style:font-weight-complex="normal"/>
    </style:style>
    <style:style style:name="P47" style:family="paragraph" style:parent-style-name="Text_20_body">
      <style:text-properties style:use-window-font-color="true" style:font-name="Ubuntu" fo:font-size="12pt" fo:language="none" fo:country="none" fo:font-weight="normal" officeooo:rsid="005d0671" officeooo:paragraph-rsid="005d0671" style:font-name-asian="Times New Roman" style:font-size-asian="12pt" style:font-weight-asian="normal" style:font-name-complex="Arial" style:font-size-complex="13pt" style:language-complex="ar" style:country-complex="SA" style:font-style-complex="italic" style:font-weight-complex="normal"/>
    </style:style>
    <style:style style:name="P48" style:family="paragraph" style:parent-style-name="Text_20_body">
      <style:text-properties style:use-window-font-color="true" style:font-name="Ubuntu" fo:font-size="12pt" fo:language="none" fo:country="none" fo:font-weight="normal" officeooo:rsid="0058f0c0" officeooo:paragraph-rsid="005e5112" style:font-name-asian="Times New Roman" style:font-size-asian="12pt" style:font-weight-asian="normal" style:font-name-complex="Arial" style:font-size-complex="13pt" style:language-complex="ar" style:country-complex="SA" style:font-style-complex="italic" style:font-weight-complex="normal"/>
    </style:style>
    <style:style style:name="P49" style:family="paragraph" style:parent-style-name="Text_20_body">
      <style:text-properties style:use-window-font-color="true" style:font-name="Ubuntu" fo:font-size="12pt" fo:language="none" fo:country="none" fo:font-weight="normal" officeooo:rsid="0058f0c0" officeooo:paragraph-rsid="0058f0c0" style:font-name-asian="Times New Roman" style:font-size-asian="12pt" style:font-weight-asian="normal" style:font-name-complex="Arial" style:font-size-complex="13pt" style:language-complex="ar" style:country-complex="SA" style:font-style-complex="italic" style:font-weight-complex="normal"/>
    </style:style>
    <style:style style:name="P50" style:family="paragraph" style:parent-style-name="Text_20_body">
      <style:text-properties style:use-window-font-color="true" style:font-name="Ubuntu" fo:font-size="12pt" fo:language="none" fo:country="none" fo:font-weight="normal" officeooo:rsid="00b59d02" officeooo:paragraph-rsid="00b59d02" style:font-name-asian="Times New Roman" style:font-size-asian="12pt" style:font-weight-asian="normal" style:font-name-complex="Arial" style:font-size-complex="13pt" style:language-complex="ar" style:country-complex="SA" style:font-style-complex="italic" style:font-weight-complex="normal"/>
    </style:style>
    <style:style style:name="P51" style:family="paragraph" style:parent-style-name="Text_20_body">
      <style:text-properties style:use-window-font-color="true" style:font-name="Ubuntu" fo:font-size="12pt" fo:language="none" fo:country="none" fo:font-weight="normal" officeooo:rsid="0046a18d" officeooo:paragraph-rsid="0046a18d" style:font-name-asian="Times New Roman" style:font-size-asian="12pt" style:font-weight-asian="normal" style:font-name-complex="Arial" style:font-size-complex="13pt" style:language-complex="ar" style:country-complex="SA" style:font-style-complex="italic" style:font-weight-complex="normal"/>
    </style:style>
    <style:style style:name="P52" style:family="paragraph" style:parent-style-name="Text_20_body">
      <style:text-properties style:use-window-font-color="true" style:font-name="Ubuntu" fo:font-size="12pt" fo:language="none" fo:country="none" fo:font-weight="normal" officeooo:rsid="002c0d15" officeooo:paragraph-rsid="002c0d15" style:font-name-asian="Times New Roman" style:font-size-asian="12pt" style:font-weight-asian="normal" style:font-name-complex="Arial" style:font-size-complex="13pt" style:language-complex="ar" style:country-complex="SA" style:font-style-complex="italic" style:font-weight-complex="normal"/>
    </style:style>
    <style:style style:name="P53" style:family="paragraph" style:parent-style-name="Text_20_body">
      <style:text-properties style:use-window-font-color="true" style:font-name="Ubuntu" fo:font-size="12pt" fo:language="none" fo:country="none" fo:font-weight="normal" officeooo:rsid="002c0d15" officeooo:paragraph-rsid="002a4842" style:font-name-asian="Times New Roman" style:font-size-asian="12pt" style:font-weight-asian="normal" style:font-name-complex="Arial" style:font-size-complex="13pt" style:language-complex="ar" style:country-complex="SA" style:font-style-complex="italic" style:font-weight-complex="normal"/>
    </style:style>
    <style:style style:name="P54" style:family="paragraph" style:parent-style-name="Text_20_body">
      <style:text-properties style:use-window-font-color="true" style:font-name="Ubuntu" fo:font-size="12pt" fo:language="none" fo:country="none" fo:font-weight="normal" officeooo:rsid="002a4842" officeooo:paragraph-rsid="002a4842" style:font-name-asian="Times New Roman" style:font-size-asian="12pt" style:font-weight-asian="normal" style:font-name-complex="Arial" style:font-size-complex="13pt" style:language-complex="ar" style:country-complex="SA" style:font-style-complex="italic" style:font-weight-complex="normal"/>
    </style:style>
    <style:style style:name="P55" style:family="paragraph" style:parent-style-name="Text_20_body">
      <style:text-properties style:use-window-font-color="true" style:font-name="Ubuntu" fo:font-size="12pt" fo:language="none" fo:country="none" fo:font-weight="normal" officeooo:rsid="007c7d6e" officeooo:paragraph-rsid="007c7d6e" style:font-name-asian="Times New Roman" style:font-size-asian="12pt" style:font-weight-asian="normal" style:font-name-complex="Arial" style:font-size-complex="13pt" style:language-complex="ar" style:country-complex="SA" style:font-style-complex="italic" style:font-weight-complex="normal"/>
    </style:style>
    <style:style style:name="P56" style:family="paragraph" style:parent-style-name="Text_20_body">
      <style:text-properties style:use-window-font-color="true" style:font-name="Ubuntu" fo:font-size="12pt" fo:language="none" fo:country="none" fo:font-weight="normal" officeooo:rsid="003d8473" officeooo:paragraph-rsid="003d8473" style:font-name-asian="Times New Roman" style:font-size-asian="12pt" style:font-weight-asian="normal" style:font-name-complex="Arial" style:font-size-complex="13pt" style:language-complex="ar" style:country-complex="SA" style:font-style-complex="italic" style:font-weight-complex="normal"/>
    </style:style>
    <style:style style:name="P57" style:family="paragraph" style:parent-style-name="Text_20_body">
      <style:text-properties style:use-window-font-color="true" style:font-name="Ubuntu" fo:font-size="12pt" fo:language="none" fo:country="none" fo:font-weight="normal" officeooo:rsid="00425276" officeooo:paragraph-rsid="005aff63" style:font-name-asian="Times New Roman" style:font-size-asian="12pt" style:font-weight-asian="normal" style:font-name-complex="Arial" style:font-size-complex="13pt" style:language-complex="ar" style:country-complex="SA" style:font-style-complex="italic" style:font-weight-complex="normal"/>
    </style:style>
    <style:style style:name="P58" style:family="paragraph" style:parent-style-name="Text_20_body">
      <style:text-properties style:use-window-font-color="true" style:font-name="Ubuntu" fo:font-size="12pt" fo:language="none" fo:country="none" fo:font-weight="normal" officeooo:rsid="0091f5ed" officeooo:paragraph-rsid="0091f5ed" style:font-name-asian="Times New Roman" style:font-size-asian="12pt" style:font-weight-asian="normal" style:font-name-complex="Arial" style:font-size-complex="13pt" style:language-complex="ar" style:country-complex="SA" style:font-style-complex="italic" style:font-weight-complex="normal"/>
    </style:style>
    <style:style style:name="P59" style:family="paragraph" style:parent-style-name="Text_20_body">
      <style:text-properties style:use-window-font-color="true" style:font-name="Ubuntu" fo:font-size="12pt" fo:language="none" fo:country="none" fo:font-weight="normal" officeooo:rsid="00f5d453" officeooo:paragraph-rsid="00f57db7" style:font-name-asian="Times New Roman" style:font-size-asian="12pt" style:font-weight-asian="normal" style:font-name-complex="Arial" style:font-size-complex="13pt" style:language-complex="ar" style:country-complex="SA" style:font-style-complex="italic" style:font-weight-complex="normal"/>
    </style:style>
    <style:style style:name="P60" style:family="paragraph" style:parent-style-name="Text_20_body">
      <style:text-properties style:use-window-font-color="true" style:font-name="Ubuntu" fo:font-size="12pt" fo:language="none" fo:country="none" fo:font-weight="normal" officeooo:rsid="0108912d" officeooo:paragraph-rsid="00ff8d6c" style:font-name-asian="Times New Roman" style:font-size-asian="12pt" style:font-weight-asian="normal" style:font-name-complex="Arial" style:font-size-complex="13pt" style:language-complex="ar" style:country-complex="SA" style:font-style-complex="italic" style:font-weight-complex="normal"/>
    </style:style>
    <style:style style:name="P61" style:family="paragraph" style:parent-style-name="Text_20_body">
      <style:text-properties style:use-window-font-color="true" style:font-name="Ubuntu" fo:font-size="12pt" fo:language="none" fo:country="none" fo:font-weight="normal" officeooo:rsid="0139ee73" officeooo:paragraph-rsid="0139b151" style:font-name-asian="Times New Roman" style:font-size-asian="12pt" style:font-weight-asian="normal" style:font-name-complex="Arial" style:font-size-complex="13pt" style:language-complex="ar" style:country-complex="SA" style:font-style-complex="italic" style:font-weight-complex="normal"/>
    </style:style>
    <style:style style:name="P62" style:family="paragraph" style:parent-style-name="Text_20_body">
      <style:text-properties style:use-window-font-color="true" style:font-name="Ubuntu" fo:font-size="12pt" fo:language="none" fo:country="none" fo:font-weight="normal" officeooo:rsid="00851f8d" officeooo:paragraph-rsid="00851f8d" style:font-name-asian="Times New Roman" style:font-size-asian="12pt" style:font-weight-asian="normal" style:font-name-complex="Arial" style:font-size-complex="13pt" style:language-complex="ar" style:country-complex="SA" style:font-style-complex="italic" style:font-weight-complex="normal"/>
    </style:style>
    <style:style style:name="P63" style:family="paragraph" style:parent-style-name="Text_20_body">
      <style:text-properties style:use-window-font-color="true" style:font-name="Ubuntu" fo:font-size="12pt" fo:language="none" fo:country="none" fo:font-weight="normal" officeooo:rsid="006525f8" officeooo:paragraph-rsid="0062b25d" style:font-name-asian="Times New Roman" style:font-size-asian="12pt" style:font-weight-asian="normal" style:font-name-complex="Arial" style:font-size-complex="13pt" style:language-complex="ar" style:country-complex="SA" style:font-style-complex="italic" style:font-weight-complex="normal"/>
    </style:style>
    <style:style style:name="P64" style:family="paragraph" style:parent-style-name="Text_20_body">
      <style:text-properties style:use-window-font-color="true" style:font-name="Ubuntu" fo:font-size="12pt" fo:language="none" fo:country="none" fo:font-weight="normal" officeooo:rsid="00f57db7" officeooo:paragraph-rsid="00f57db7" style:font-name-asian="Times New Roman" style:font-size-asian="12pt" style:font-weight-asian="normal" style:font-name-complex="Arial" style:font-size-complex="13pt" style:language-complex="ar" style:country-complex="SA" style:font-style-complex="italic"/>
    </style:style>
    <style:style style:name="P65" style:family="paragraph" style:parent-style-name="Text_20_body">
      <style:text-properties style:use-window-font-color="true" style:font-name="Ubuntu" fo:font-size="12pt" fo:language="none" fo:country="none" fo:font-weight="normal" officeooo:rsid="004c19de" officeooo:paragraph-rsid="004c1f31" fo:background-color="transparent" style:font-name-asian="Times New Roman" style:font-size-asian="12pt" style:font-weight-asian="normal" style:font-name-complex="Arial" style:font-size-complex="13pt" style:language-complex="ar" style:country-complex="SA" style:font-style-complex="italic" style:font-weight-complex="normal"/>
    </style:style>
    <style:style style:name="P66" style:family="paragraph" style:parent-style-name="Text_20_body">
      <style:text-properties style:use-window-font-color="true" style:font-name="Ubuntu" fo:font-size="12pt" fo:language="none" fo:country="none" fo:font-weight="normal" officeooo:rsid="004c19de" officeooo:paragraph-rsid="00ed7182" fo:background-color="transparent" style:font-name-asian="Times New Roman" style:font-size-asian="12pt" style:font-weight-asian="normal" style:font-name-complex="Arial" style:font-size-complex="13pt" style:language-complex="ar" style:country-complex="SA" style:font-style-complex="italic" style:font-weight-complex="normal"/>
    </style:style>
    <style:style style:name="P67" style:family="paragraph" style:parent-style-name="Text_20_body">
      <style:text-properties style:use-window-font-color="true" style:font-name="Ubuntu" fo:font-size="12pt" fo:language="none" fo:country="none" fo:font-weight="normal" officeooo:rsid="0154aa5b" officeooo:paragraph-rsid="0154aa5b" fo:background-color="#ffff00" style:font-name-asian="Times New Roman" style:font-size-asian="12pt" style:font-weight-asian="normal" style:font-name-complex="Arial" style:font-size-complex="13pt" style:language-complex="ar" style:country-complex="SA" style:font-style-complex="italic" style:font-weight-complex="normal"/>
    </style:style>
    <style:style style:name="P68" style:family="paragraph" style:parent-style-name="Text_20_body">
      <style:text-properties style:use-window-font-color="true" style:font-name="Ubuntu" fo:font-size="12pt" fo:language="none" fo:country="none" fo:font-weight="bold" officeooo:rsid="010e42b6" officeooo:paragraph-rsid="010e42b6" style:font-name-asian="Times New Roman" style:font-size-asian="12pt" style:font-weight-asian="bold" style:font-name-complex="Arial" style:font-size-complex="13pt" style:language-complex="ar" style:country-complex="SA" style:font-style-complex="italic" style:font-weight-complex="bold"/>
    </style:style>
    <style:style style:name="P69" style:family="paragraph" style:parent-style-name="Text_20_body">
      <style:text-properties style:use-window-font-color="true" style:font-name="Ubuntu" fo:font-size="12pt" fo:language="none" fo:country="none" fo:font-weight="bold" officeooo:rsid="00ff8d6c" officeooo:paragraph-rsid="00ff8d6c" style:font-name-asian="Times New Roman" style:font-size-asian="12pt" style:font-weight-asian="bold" style:font-name-complex="Arial" style:font-size-complex="13pt" style:language-complex="ar" style:country-complex="SA" style:font-style-complex="italic" style:font-weight-complex="bold"/>
    </style:style>
    <style:style style:name="P70" style:family="paragraph" style:parent-style-name="Text_20_body">
      <style:text-properties style:use-window-font-color="true" style:font-name="Ubuntu" fo:font-size="12pt" fo:language="none" fo:country="none" fo:font-weight="bold" officeooo:rsid="00ff8d6c" officeooo:paragraph-rsid="01517245" style:font-name-asian="Times New Roman" style:font-size-asian="12pt" style:font-weight-asian="bold" style:font-name-complex="Arial" style:font-size-complex="13pt" style:language-complex="ar" style:country-complex="SA" style:font-style-complex="italic" style:font-weight-complex="bold"/>
    </style:style>
    <style:style style:name="P71" style:family="paragraph" style:parent-style-name="Text_20_body">
      <style:text-properties style:use-window-font-color="true" style:font-name="Ubuntu" fo:font-size="12pt" fo:language="none" fo:country="none" fo:font-weight="bold" officeooo:rsid="00ff8d6c" officeooo:paragraph-rsid="01528b2c" style:font-name-asian="Times New Roman" style:font-size-asian="12pt" style:font-weight-asian="bold" style:font-name-complex="Arial" style:font-size-complex="13pt" style:language-complex="ar" style:country-complex="SA" style:font-style-complex="italic" style:font-weight-complex="bold"/>
    </style:style>
    <style:style style:name="P72" style:family="paragraph" style:parent-style-name="Text_20_body">
      <style:text-properties style:use-window-font-color="true" style:font-name="Ubuntu" fo:font-size="12pt" fo:language="none" fo:country="none" fo:font-weight="bold" officeooo:rsid="0139b151" officeooo:paragraph-rsid="0139b151" style:font-name-asian="Times New Roman" style:font-size-asian="12pt" style:font-weight-asian="bold" style:font-name-complex="Arial" style:font-size-complex="13pt" style:language-complex="ar" style:country-complex="SA" style:font-style-complex="italic" style:font-weight-complex="bold"/>
    </style:style>
    <style:style style:name="P73" style:family="paragraph" style:parent-style-name="Text_20_body">
      <style:text-properties style:use-window-font-color="true" style:font-name="Ubuntu" fo:font-size="12pt" fo:language="none" fo:country="none" fo:font-weight="bold" officeooo:rsid="006525f8" officeooo:paragraph-rsid="0097e001" style:font-name-asian="Times New Roman" style:font-size-asian="12pt" style:font-weight-asian="bold" style:font-name-complex="Arial" style:font-size-complex="13pt" style:language-complex="ar" style:country-complex="SA" style:font-style-complex="italic"/>
    </style:style>
    <style:style style:name="P74" style:family="paragraph" style:parent-style-name="Text_20_body">
      <style:text-properties style:use-window-font-color="true" style:font-name="Ubuntu" fo:font-size="12pt" fo:language="none" fo:country="none" fo:font-weight="bold" officeooo:rsid="0065f638" officeooo:paragraph-rsid="0067af67" style:font-name-asian="Times New Roman" style:font-size-asian="12pt" style:font-weight-asian="bold" style:font-name-complex="Arial" style:font-size-complex="13pt" style:language-complex="ar" style:country-complex="SA" style:font-style-complex="italic"/>
    </style:style>
    <style:style style:name="P75" style:family="paragraph" style:parent-style-name="Text_20_body">
      <style:text-properties style:use-window-font-color="true" style:font-name="Ubuntu" fo:font-size="12pt" fo:language="none" fo:country="none" fo:font-weight="bold" officeooo:rsid="0062b25d" officeooo:paragraph-rsid="0062b25d" style:font-name-asian="Times New Roman" style:font-size-asian="12pt" style:font-weight-asian="bold" style:font-name-complex="Arial" style:font-size-complex="13pt" style:language-complex="ar" style:country-complex="SA" style:font-style-complex="italic"/>
    </style:style>
    <style:style style:name="P76" style:family="paragraph" style:parent-style-name="Text_20_body">
      <style:text-properties style:use-window-font-color="true" style:font-name="Ubuntu" fo:font-size="12pt" fo:language="none" fo:country="none" fo:font-weight="bold" officeooo:rsid="0062b25d" officeooo:paragraph-rsid="00941101" style:font-name-asian="Times New Roman" style:font-size-asian="12pt" style:font-weight-asian="bold" style:font-name-complex="Arial" style:font-size-complex="13pt" style:language-complex="ar" style:country-complex="SA" style:font-style-complex="italic"/>
    </style:style>
    <style:style style:name="P77" style:family="paragraph" style:parent-style-name="Text_20_body">
      <style:text-properties style:use-window-font-color="true" style:font-name="Ubuntu" fo:font-size="12pt" fo:language="none" fo:country="none" fo:font-weight="bold" officeooo:rsid="00b59d02" officeooo:paragraph-rsid="00b59d02" style:font-name-asian="Times New Roman" style:font-size-asian="12pt" style:font-weight-asian="bold" style:font-name-complex="Arial" style:font-size-complex="13pt" style:language-complex="ar" style:country-complex="SA" style:font-style-complex="italic"/>
    </style:style>
    <style:style style:name="P78" style:family="paragraph" style:parent-style-name="Text_20_body">
      <style:text-properties style:use-window-font-color="true" style:font-name="Ubuntu" fo:font-size="12pt" fo:language="none" fo:country="none" fo:font-weight="bold" officeooo:rsid="0042bd56" officeooo:paragraph-rsid="0046a18d" style:font-name-asian="Times New Roman" style:font-size-asian="12pt" style:font-weight-asian="bold" style:font-name-complex="Arial" style:font-size-complex="13pt" style:language-complex="ar" style:country-complex="SA" style:font-style-complex="italic"/>
    </style:style>
    <style:style style:name="P79" style:family="paragraph" style:parent-style-name="Text_20_body">
      <style:text-properties style:use-window-font-color="true" style:font-name="Ubuntu" fo:font-size="12pt" fo:language="none" fo:country="none" fo:font-weight="bold" officeooo:rsid="0051ac6f" officeooo:paragraph-rsid="00845a6e" style:font-name-asian="Times New Roman" style:font-size-asian="12pt" style:font-weight-asian="bold" style:font-name-complex="Arial" style:font-size-complex="13pt" style:language-complex="ar" style:country-complex="SA" style:font-style-complex="italic"/>
    </style:style>
    <style:style style:name="P80" style:family="paragraph" style:parent-style-name="Text_20_body">
      <style:text-properties style:use-window-font-color="true" style:font-name="Ubuntu" fo:font-size="12pt" fo:language="none" fo:country="none" fo:font-weight="bold" officeooo:rsid="0065f638" officeooo:paragraph-rsid="00d452f0" fo:background-color="#ffff00" style:font-name-asian="Times New Roman" style:font-size-asian="12pt" style:font-weight-asian="bold" style:font-name-complex="Arial" style:font-size-complex="13pt" style:language-complex="ar" style:country-complex="SA" style:font-style-complex="italic" style:font-weight-complex="normal"/>
    </style:style>
    <style:style style:name="P81" style:family="paragraph" style:parent-style-name="Text_20_body">
      <style:text-properties style:use-window-font-color="true" style:font-name="Ubuntu" fo:font-size="12pt" fo:language="none" fo:country="none" officeooo:rsid="00eab646" officeooo:paragraph-rsid="00eab646" style:font-name-asian="Times New Roman" style:font-size-asian="12pt" style:font-name-complex="Tahoma" style:font-size-complex="12pt" style:language-complex="ar" style:country-complex="SA" style:font-weight-complex="bold"/>
    </style:style>
    <style:style style:name="P82" style:family="paragraph" style:parent-style-name="Text_20_body">
      <style:text-properties style:use-window-font-color="true" style:font-name="Ubuntu" fo:font-size="12pt" officeooo:rsid="007456ee" officeooo:paragraph-rsid="00752927" style:font-size-asian="12pt" style:font-size-complex="12pt"/>
    </style:style>
    <style:style style:name="P83" style:family="paragraph" style:parent-style-name="Text_20_body">
      <style:text-properties style:use-window-font-color="true" style:font-name="Ubuntu" fo:font-size="12pt" officeooo:rsid="0074cf5b" officeooo:paragraph-rsid="00752927" style:font-size-asian="12pt" style:font-size-complex="12pt"/>
    </style:style>
    <style:style style:name="P84" style:family="paragraph" style:parent-style-name="Text_20_body">
      <style:text-properties style:use-window-font-color="true" style:font-name="Ubuntu" fo:font-size="12pt" officeooo:rsid="00752927" officeooo:paragraph-rsid="00752927" style:font-size-asian="12pt" style:font-size-complex="12pt"/>
    </style:style>
    <style:style style:name="P85" style:family="paragraph" style:parent-style-name="Text_20_body">
      <style:text-properties style:use-window-font-color="true" style:font-name="Ubuntu" fo:font-size="12pt" officeooo:paragraph-rsid="00d452f0" style:font-name-asian="Times New Roman" style:font-size-asian="12pt" style:font-name-complex="Arial" style:font-size-complex="13pt" style:font-style-complex="italic" style:font-weight-complex="normal"/>
    </style:style>
    <style:style style:name="P86" style:family="paragraph" style:parent-style-name="Text_20_body">
      <style:text-properties style:use-window-font-color="true" style:font-name="Ubuntu" fo:font-size="11pt" style:font-size-asian="11pt" style:font-size-complex="11pt"/>
    </style:style>
    <style:style style:name="P87" style:family="paragraph" style:parent-style-name="Text_20_body">
      <style:text-properties style:use-window-font-color="true" style:font-name="Ubuntu" fo:font-size="11pt" officeooo:rsid="011527fc" officeooo:paragraph-rsid="011527fc" style:font-size-asian="11pt" style:font-size-complex="11pt"/>
    </style:style>
    <style:style style:name="P88" style:family="paragraph" style:parent-style-name="Text_20_body">
      <style:text-properties style:use-window-font-color="true" style:font-name="Ubuntu" fo:font-size="11pt" officeooo:rsid="01170cde" officeooo:paragraph-rsid="01170cde" style:font-size-asian="11pt" style:font-size-complex="11pt"/>
    </style:style>
    <style:style style:name="P89" style:family="paragraph" style:parent-style-name="Text_20_body">
      <style:text-properties style:use-window-font-color="true" style:font-name="Ubuntu" fo:font-size="11pt" officeooo:rsid="00845a6e" officeooo:paragraph-rsid="00845a6e" style:font-size-asian="11pt" style:font-size-complex="11pt"/>
    </style:style>
    <style:style style:name="P90" style:family="paragraph" style:parent-style-name="Text_20_body">
      <style:text-properties style:use-window-font-color="true" style:font-name="Ubuntu" fo:font-size="11pt" officeooo:rsid="010f8640" officeooo:paragraph-rsid="010f8640" style:font-size-asian="11pt" style:font-size-complex="11pt"/>
    </style:style>
    <style:style style:name="P91" style:family="paragraph" style:parent-style-name="Text_20_body">
      <style:paragraph-properties fo:orphans="2" fo:widows="2"/>
      <style:text-properties style:use-window-font-color="true" style:font-name="Ubuntu" fo:font-size="11pt" officeooo:rsid="016a21bb" officeooo:paragraph-rsid="016a21bb" style:font-size-asian="11pt" style:font-size-complex="11pt"/>
    </style:style>
    <style:style style:name="P92" style:family="paragraph" style:parent-style-name="Text_20_body">
      <style:text-properties style:use-window-font-color="true" style:font-name="Ubuntu" fo:font-size="11pt" fo:language="none" fo:country="none" fo:font-weight="normal" officeooo:rsid="00615f08" officeooo:paragraph-rsid="008d33f4" style:font-name-asian="Times New Roman" style:font-size-asian="11pt" style:font-weight-asian="normal" style:font-name-complex="Arial" style:font-size-complex="11pt" style:language-complex="ar" style:country-complex="SA" style:font-style-complex="italic" style:font-weight-complex="normal"/>
    </style:style>
    <style:style style:name="P93" style:family="paragraph" style:parent-style-name="Text_20_body">
      <style:text-properties style:use-window-font-color="true" style:font-name="Ubuntu" fo:font-size="11pt" fo:language="none" fo:country="none" fo:font-weight="normal" officeooo:rsid="003a7f7d" officeooo:paragraph-rsid="003c4a5c" style:font-name-asian="Times New Roman" style:font-size-asian="11pt" style:font-weight-asian="normal" style:font-name-complex="Arial" style:font-size-complex="11pt" style:language-complex="ar" style:country-complex="SA" style:font-style-complex="italic" style:font-weight-complex="normal"/>
    </style:style>
    <style:style style:name="P94" style:family="paragraph" style:parent-style-name="Text_20_body">
      <style:text-properties style:use-window-font-color="true" style:font-name="Ubuntu" fo:font-size="11pt" fo:language="none" fo:country="none" fo:font-weight="normal" officeooo:rsid="00253add" officeooo:paragraph-rsid="00224898" style:font-name-asian="Times New Roman" style:font-size-asian="11pt" style:font-weight-asian="normal" style:font-name-complex="Arial" style:font-size-complex="11pt" style:language-complex="ar" style:country-complex="SA" style:font-style-complex="italic" style:font-weight-complex="normal"/>
    </style:style>
    <style:style style:name="P95" style:family="paragraph" style:parent-style-name="Text_20_body">
      <style:text-properties style:use-window-font-color="true" style:font-name="Ubuntu" fo:font-size="11pt" fo:language="none" fo:country="none" fo:font-weight="normal" officeooo:rsid="00ff8d6c" officeooo:paragraph-rsid="00ff8d6c" style:font-name-asian="Times New Roman" style:font-size-asian="11pt" style:font-weight-asian="normal" style:font-name-complex="Arial" style:font-size-complex="11pt" style:language-complex="ar" style:country-complex="SA" style:font-style-complex="italic" style:font-weight-complex="normal"/>
    </style:style>
    <style:style style:name="P96" style:family="paragraph" style:parent-style-name="Text_20_body">
      <style:text-properties style:use-window-font-color="true" style:font-name="Ubuntu" fo:font-size="11pt" fo:language="none" fo:country="none" fo:font-weight="normal" officeooo:rsid="00f14ea6" officeooo:paragraph-rsid="00f27004" style:font-name-asian="Times New Roman" style:font-size-asian="11pt" style:font-weight-asian="normal" style:font-name-complex="Arial" style:font-size-complex="11pt" style:language-complex="ar" style:country-complex="SA" style:font-style-complex="italic" style:font-weight-complex="normal"/>
    </style:style>
    <style:style style:name="P97" style:family="paragraph" style:parent-style-name="Text_20_body">
      <style:text-properties style:use-window-font-color="true" style:font-name="Ubuntu" fo:font-size="11pt" fo:language="none" fo:country="none" fo:font-weight="normal" officeooo:rsid="003a7f7d" officeooo:paragraph-rsid="00bbf2d2" fo:background-color="transparent" style:font-name-asian="Times New Roman" style:font-size-asian="11pt" style:font-weight-asian="normal" style:font-name-complex="Arial" style:font-size-complex="11pt" style:language-complex="ar" style:country-complex="SA" style:font-style-complex="italic" style:font-weight-complex="normal"/>
    </style:style>
    <style:style style:name="P98" style:family="paragraph" style:parent-style-name="Text_20_body">
      <style:text-properties style:use-window-font-color="true" style:font-name="Ubuntu" fo:font-size="11pt" fo:language="none" fo:country="none" fo:font-weight="bold" officeooo:rsid="0046a18d" officeooo:paragraph-rsid="0046a18d" style:font-name-asian="Times New Roman" style:font-size-asian="11pt" style:font-weight-asian="bold" style:font-name-complex="Arial" style:font-size-complex="11pt" style:language-complex="ar" style:country-complex="SA" style:font-style-complex="italic"/>
    </style:style>
    <style:style style:name="P99" style:family="paragraph" style:parent-style-name="Text_20_body">
      <style:text-properties style:use-window-font-color="true" style:font-name="Ubuntu" fo:font-size="11pt" fo:language="none" fo:country="none" fo:font-weight="bold" officeooo:rsid="013b69c3" officeooo:paragraph-rsid="013b69c3" style:font-name-asian="Times New Roman" style:font-size-asian="11pt" style:font-weight-asian="bold" style:font-name-complex="Arial" style:font-size-complex="11pt" style:language-complex="ar" style:country-complex="SA" style:font-style-complex="italic" style:font-weight-complex="bold"/>
    </style:style>
    <style:style style:name="P100" style:family="paragraph" style:parent-style-name="Text_20_body">
      <style:text-properties style:use-window-font-color="true" style:font-name="Ubuntu" fo:font-weight="normal" officeooo:paragraph-rsid="0067af67" style:font-weight-asian="normal" style:font-weight-complex="normal"/>
    </style:style>
    <style:style style:name="P101" style:family="paragraph" style:parent-style-name="Text_20_body">
      <style:text-properties style:use-window-font-color="true" style:font-name="Ubuntu" officeooo:paragraph-rsid="00ec94f7"/>
    </style:style>
    <style:style style:name="P102" style:family="paragraph" style:parent-style-name="Text_20_body">
      <style:text-properties style:use-window-font-color="true" style:font-name="Ubuntu" fo:font-size="14pt" fo:font-weight="bold" officeooo:rsid="01170cde" officeooo:paragraph-rsid="010e42b6" style:font-size-asian="14pt" style:font-weight-asian="bold" style:font-size-complex="14pt" style:font-weight-complex="bold"/>
    </style:style>
    <style:style style:name="P103" style:family="paragraph" style:parent-style-name="Text_20_body">
      <style:text-properties style:use-window-font-color="true" style:font-name="Ubuntu" officeooo:paragraph-rsid="00d452f0"/>
    </style:style>
    <style:style style:name="P104" style:family="paragraph" style:parent-style-name="Text_20_body">
      <style:text-properties style:use-window-font-color="true" style:font-name="Consola Mono" fo:font-size="12pt" fo:language="none" fo:country="none" fo:font-weight="normal" officeooo:rsid="002c0d15" officeooo:paragraph-rsid="002c0d15" style:font-name-asian="Times New Roman" style:font-size-asian="12pt" style:font-weight-asian="normal" style:font-name-complex="Arial" style:font-size-complex="13pt" style:language-complex="ar" style:country-complex="SA" style:font-style-complex="italic" style:font-weight-complex="normal"/>
    </style:style>
    <style:style style:name="P105" style:family="paragraph" style:parent-style-name="Text_20_body">
      <style:text-properties style:use-window-font-color="true" style:font-name="Consola Mono" fo:font-size="12pt" fo:language="none" fo:country="none" fo:font-style="normal" fo:font-weight="normal" officeooo:rsid="00851f8d" officeooo:paragraph-rsid="01143004" style:font-name-asian="Times New Roman" style:font-size-asian="12pt" style:font-style-asian="normal" style:font-weight-asian="normal" style:font-name-complex="Arial" style:font-size-complex="13pt" style:language-complex="ar" style:country-complex="SA" style:font-style-complex="normal" style:font-weight-complex="normal"/>
    </style:style>
    <style:style style:name="P106" style:family="paragraph" style:parent-style-name="Text_20_body">
      <style:text-properties style:use-window-font-color="true" style:font-name="Dyno Sans" fo:font-size="12pt" fo:language="none" fo:country="none" fo:font-weight="normal" officeooo:rsid="002de039" officeooo:paragraph-rsid="00224898" style:font-name-asian="Times New Roman" style:font-size-asian="12pt" style:font-weight-asian="normal" style:font-name-complex="Arial" style:font-size-complex="13pt" style:language-complex="ar" style:country-complex="SA" style:font-style-complex="italic" style:font-weight-complex="normal"/>
    </style:style>
    <style:style style:name="P107" style:family="paragraph" style:parent-style-name="Text_20_body">
      <style:text-properties style:use-window-font-color="true" style:font-name="Dyno Sans" fo:font-size="12pt" fo:language="none" fo:country="none" fo:font-weight="normal" officeooo:rsid="00348983" officeooo:paragraph-rsid="00348983" style:font-name-asian="Times New Roman" style:font-size-asian="12pt" style:font-weight-asian="normal" style:font-name-complex="Arial" style:font-size-complex="13pt" style:language-complex="ar" style:country-complex="SA" style:font-style-complex="italic" style:font-weight-complex="normal"/>
    </style:style>
    <style:style style:name="P108" style:family="paragraph" style:parent-style-name="Text_20_body">
      <style:text-properties style:use-window-font-color="true" style:font-name="Dyno Sans" fo:font-size="12pt" fo:language="none" fo:country="none" fo:font-weight="normal" officeooo:rsid="00348983" officeooo:paragraph-rsid="0163329e" style:font-name-asian="Times New Roman" style:font-size-asian="12pt" style:font-weight-asian="normal" style:font-name-complex="Arial" style:font-size-complex="13pt" style:language-complex="ar" style:country-complex="SA" style:font-style-complex="italic" style:font-weight-complex="normal"/>
    </style:style>
    <style:style style:name="P109" style:family="paragraph" style:parent-style-name="Text_20_body">
      <style:text-properties style:use-window-font-color="true" style:font-name="Dyno Sans" fo:font-size="12pt" fo:language="none" fo:country="none" fo:font-weight="normal" officeooo:rsid="0062b25d" officeooo:paragraph-rsid="0062b25d" style:font-name-asian="Times New Roman" style:font-size-asian="12pt" style:font-weight-asian="normal" style:font-name-complex="Arial" style:font-size-complex="13pt" style:language-complex="ar" style:country-complex="SA" style:font-style-complex="italic" style:font-weight-complex="normal"/>
    </style:style>
    <style:style style:name="P110" style:family="paragraph" style:parent-style-name="Text_20_body">
      <style:text-properties style:use-window-font-color="true" style:font-name="Dyno Sans" fo:font-size="12pt" fo:language="none" fo:country="none" fo:font-weight="normal" officeooo:rsid="006411e8" officeooo:paragraph-rsid="0062b25d" style:font-name-asian="Times New Roman" style:font-size-asian="12pt" style:font-weight-asian="normal" style:font-name-complex="Arial" style:font-size-complex="13pt" style:language-complex="ar" style:country-complex="SA" style:font-style-complex="italic" style:font-weight-complex="normal"/>
    </style:style>
    <style:style style:name="P111" style:family="paragraph" style:parent-style-name="Text_20_body">
      <style:text-properties style:use-window-font-color="true" style:font-name="Dyno Sans" fo:font-size="12pt" fo:language="none" fo:country="none" fo:font-weight="normal" officeooo:rsid="0091f5ed" officeooo:paragraph-rsid="0091f5ed" style:font-name-asian="Times New Roman" style:font-size-asian="12pt" style:font-weight-asian="normal" style:font-name-complex="Arial" style:font-size-complex="13pt" style:language-complex="ar" style:country-complex="SA" style:font-style-complex="italic" style:font-weight-complex="normal"/>
    </style:style>
    <style:style style:name="P112" style:family="paragraph" style:parent-style-name="Text_20_body">
      <style:text-properties style:use-window-font-color="true" style:font-name="Dyno Sans" fo:font-size="12pt" fo:language="none" fo:country="none" fo:font-weight="bold" officeooo:rsid="00ff8d6c" officeooo:paragraph-rsid="01170cde" style:font-name-asian="Times New Roman" style:font-size-asian="12pt" style:font-weight-asian="bold" style:font-name-complex="Arial" style:font-size-complex="13pt" style:language-complex="ar" style:country-complex="SA" style:font-style-complex="italic" style:font-weight-complex="bold"/>
    </style:style>
    <style:style style:name="P113" style:family="paragraph" style:parent-style-name="Text_20_body">
      <style:text-properties style:use-window-font-color="true" style:font-name="Dyno Sans" fo:font-size="12pt" fo:language="none" fo:country="none" fo:font-weight="bold" officeooo:rsid="0062b25d" officeooo:paragraph-rsid="01170cde" style:font-name-asian="Times New Roman" style:font-size-asian="12pt" style:font-weight-asian="bold" style:font-name-complex="Arial" style:font-size-complex="13pt" style:language-complex="ar" style:country-complex="SA" style:font-style-complex="italic" style:font-weight-complex="bold"/>
    </style:style>
    <style:style style:name="P114" style:family="paragraph" style:parent-style-name="Text_20_body">
      <style:text-properties style:use-window-font-color="true" style:text-line-through-style="solid" style:text-line-through-type="single" style:font-name="Consola Mono" fo:font-size="12pt" fo:language="none" fo:country="none" fo:font-weight="normal" officeooo:rsid="00851f8d" officeooo:paragraph-rsid="017599e6" fo:background-color="#ff972f" style:font-name-asian="Times New Roman" style:font-size-asian="12pt" style:font-weight-asian="normal" style:font-name-complex="Arial" style:font-size-complex="13pt" style:language-complex="ar" style:country-complex="SA" style:font-style-complex="italic" style:font-weight-complex="normal"/>
    </style:style>
    <style:style style:name="P115" style:family="paragraph" style:parent-style-name="Text_20_body">
      <style:text-properties fo:font-weight="normal" officeooo:rsid="003a7f7d" officeooo:paragraph-rsid="01110e3b" style:font-weight-asian="normal" style:font-weight-complex="normal"/>
    </style:style>
    <style:style style:name="P116" style:family="paragraph" style:parent-style-name="Text_20_body">
      <style:text-properties style:font-name="Ubuntu" fo:font-weight="normal" officeooo:paragraph-rsid="004c1f31" style:font-weight-asian="normal" style:font-weight-complex="normal"/>
    </style:style>
    <style:style style:name="P117" style:family="paragraph" style:parent-style-name="Text_20_body">
      <style:text-properties style:font-name="Ubuntu" fo:font-weight="normal" officeooo:rsid="0051ac6f" officeooo:paragraph-rsid="0051ac6f" style:font-weight-asian="normal" style:font-weight-complex="normal"/>
    </style:style>
    <style:style style:name="P118" style:family="paragraph" style:parent-style-name="Text_20_body">
      <style:text-properties style:font-name="Ubuntu" fo:font-weight="normal" officeooo:rsid="00224898" officeooo:paragraph-rsid="00224898" style:font-weight-asian="normal" style:font-weight-complex="normal"/>
    </style:style>
    <style:style style:name="P119" style:family="paragraph" style:parent-style-name="Text_20_body">
      <style:text-properties style:font-name="Ubuntu" fo:font-weight="normal" officeooo:rsid="0054201a" officeooo:paragraph-rsid="0054201a" style:font-weight-asian="normal" style:font-weight-complex="normal"/>
    </style:style>
    <style:style style:name="P120" style:family="paragraph" style:parent-style-name="Text_20_body">
      <style:text-properties style:font-name="Ubuntu" fo:font-weight="normal" officeooo:rsid="00851f8d" officeooo:paragraph-rsid="00851f8d" style:font-weight-asian="normal" style:font-weight-complex="normal"/>
    </style:style>
    <style:style style:name="P121" style:family="paragraph" style:parent-style-name="Text_20_body">
      <style:text-properties style:font-name="Ubuntu" fo:font-weight="normal" officeooo:paragraph-rsid="00845a6e" style:font-weight-asian="normal" style:font-weight-complex="normal"/>
    </style:style>
    <style:style style:name="P122" style:family="paragraph" style:parent-style-name="Text_20_body">
      <style:text-properties style:font-name="Ubuntu" fo:font-weight="normal" officeooo:paragraph-rsid="0058f0c0" style:font-weight-asian="normal" style:font-weight-complex="normal"/>
    </style:style>
    <style:style style:name="P123" style:family="paragraph" style:parent-style-name="Text_20_body">
      <style:text-properties style:font-name="Ubuntu" fo:font-weight="normal" officeooo:rsid="003ed09b" officeooo:paragraph-rsid="00425276" style:font-weight-asian="normal" style:font-weight-complex="normal"/>
    </style:style>
    <style:style style:name="P124" style:family="paragraph" style:parent-style-name="Text_20_body">
      <style:text-properties style:font-name="Ubuntu" fo:font-weight="normal" officeooo:rsid="003ed09b" officeooo:paragraph-rsid="00f1ba00" style:font-weight-asian="normal" style:font-weight-complex="normal"/>
    </style:style>
    <style:style style:name="P125" style:family="paragraph" style:parent-style-name="Text_20_body">
      <style:text-properties style:font-name="Ubuntu" fo:font-weight="normal" officeooo:paragraph-rsid="00425276" style:font-weight-asian="normal" style:font-weight-complex="normal"/>
    </style:style>
    <style:style style:name="P126" style:family="paragraph" style:parent-style-name="Text_20_body">
      <style:text-properties style:font-name="Ubuntu" fo:font-weight="normal" officeooo:rsid="0040af85" officeooo:paragraph-rsid="0059f2d6" style:font-weight-asian="normal" style:font-weight-complex="normal"/>
    </style:style>
    <style:style style:name="P127" style:family="paragraph" style:parent-style-name="Text_20_body">
      <style:text-properties style:font-name="Ubuntu" fo:font-weight="normal" officeooo:rsid="0040af85" officeooo:paragraph-rsid="005a3071" style:font-weight-asian="normal" style:font-weight-complex="normal"/>
    </style:style>
    <style:style style:name="P128" style:family="paragraph" style:parent-style-name="Text_20_body">
      <style:text-properties style:font-name="Ubuntu" fo:font-weight="normal" officeooo:paragraph-rsid="0059f2d6" style:font-weight-asian="normal" style:font-weight-complex="normal"/>
    </style:style>
    <style:style style:name="P129" style:family="paragraph" style:parent-style-name="Text_20_body">
      <style:text-properties style:font-name="Ubuntu" fo:font-weight="normal" officeooo:paragraph-rsid="005aff63" style:font-weight-asian="normal" style:font-weight-complex="normal"/>
    </style:style>
    <style:style style:name="P130" style:family="paragraph" style:parent-style-name="Text_20_body">
      <style:text-properties style:font-name="Ubuntu" fo:font-weight="normal" officeooo:paragraph-rsid="0046a18d" style:font-weight-asian="normal" style:font-weight-complex="normal"/>
    </style:style>
    <style:style style:name="P131" style:family="paragraph" style:parent-style-name="Text_20_body">
      <style:text-properties style:font-name="Ubuntu" fo:font-weight="normal" officeooo:rsid="0046a18d" officeooo:paragraph-rsid="0046a18d" style:font-weight-asian="normal" style:font-weight-complex="normal"/>
    </style:style>
    <style:style style:name="P132" style:family="paragraph" style:parent-style-name="Text_20_body">
      <style:text-properties style:font-name="Ubuntu" fo:font-weight="normal" officeooo:paragraph-rsid="002a4842" style:font-weight-asian="normal" style:font-weight-complex="normal"/>
    </style:style>
    <style:style style:name="P133" style:family="paragraph" style:parent-style-name="Text_20_body">
      <style:text-properties style:font-name="Ubuntu" fo:font-weight="normal" officeooo:rsid="002a4842" officeooo:paragraph-rsid="002a4842" style:font-weight-asian="normal" style:font-weight-complex="normal"/>
    </style:style>
    <style:style style:name="P134" style:family="paragraph" style:parent-style-name="Text_20_body">
      <style:text-properties style:font-name="Ubuntu" fo:font-weight="normal" officeooo:rsid="0027a45c" officeooo:paragraph-rsid="0027a45c" style:font-weight-asian="normal" style:font-weight-complex="normal"/>
    </style:style>
    <style:style style:name="P135" style:family="paragraph" style:parent-style-name="Text_20_body">
      <style:text-properties style:font-name="Ubuntu" fo:language="none" fo:country="none" officeooo:paragraph-rsid="008d33f4"/>
    </style:style>
    <style:style style:name="P136" style:family="paragraph" style:parent-style-name="Text_20_body">
      <style:text-properties style:font-name="Ubuntu" fo:font-size="14pt" officeooo:paragraph-rsid="010e42b6" style:font-size-asian="14pt" style:font-size-complex="14pt"/>
    </style:style>
    <style:style style:name="P137" style:family="paragraph" style:parent-style-name="Text_20_body">
      <style:text-properties style:font-name="Ubuntu" officeooo:paragraph-rsid="0108912d"/>
    </style:style>
    <style:style style:name="P138" style:family="paragraph" style:parent-style-name="Text_20_body">
      <style:text-properties style:font-name="Ubuntu" officeooo:rsid="006525f8" officeooo:paragraph-rsid="0108912d"/>
    </style:style>
    <style:style style:name="P139" style:family="paragraph" style:parent-style-name="Text_20_body">
      <style:text-properties style:font-name="Ubuntu" officeooo:rsid="006525f8" officeooo:paragraph-rsid="00941101"/>
    </style:style>
    <style:style style:name="P140" style:family="paragraph" style:parent-style-name="Text_20_body">
      <style:text-properties style:font-name="Ubuntu" officeooo:paragraph-rsid="00f57db7"/>
    </style:style>
    <style:style style:name="P141" style:family="paragraph" style:parent-style-name="Text_20_body">
      <style:text-properties style:font-name="Ubuntu" officeooo:paragraph-rsid="00224898"/>
    </style:style>
    <style:style style:name="P142" style:family="paragraph" style:parent-style-name="Text_20_body">
      <style:text-properties style:font-name="Ubuntu" officeooo:paragraph-rsid="0058f0c0"/>
    </style:style>
    <style:style style:name="P143" style:family="paragraph" style:parent-style-name="Text_20_body">
      <style:paragraph-properties fo:line-height="115%"/>
      <style:text-properties style:font-name="Ubuntu" officeooo:paragraph-rsid="004c1f31"/>
    </style:style>
    <style:style style:name="P144" style:family="paragraph" style:parent-style-name="Text_20_body">
      <style:text-properties style:font-name="Ubuntu" fo:font-size="11pt" officeooo:paragraph-rsid="00f27004" style:font-size-asian="11pt" style:font-size-complex="11pt"/>
    </style:style>
    <style:style style:name="P145" style:family="paragraph" style:parent-style-name="Text_20_body">
      <style:text-properties style:font-name="Ubuntu" fo:font-size="11pt" fo:font-weight="normal" officeooo:paragraph-rsid="005f8c4f" style:font-size-asian="11pt" style:font-weight-asian="normal" style:font-size-complex="11pt" style:font-weight-complex="normal"/>
    </style:style>
    <style:style style:name="P146" style:family="paragraph" style:parent-style-name="Text_20_body">
      <style:text-properties style:font-name="Ubuntu" fo:font-size="11pt" fo:font-weight="normal" officeooo:rsid="003a7f7d" officeooo:paragraph-rsid="003a7f7d" style:font-size-asian="11pt" style:font-weight-asian="normal" style:font-size-complex="11pt"/>
    </style:style>
    <style:style style:name="P147" style:family="paragraph" style:parent-style-name="Text_20_body">
      <style:text-properties style:font-name="Ubuntu" officeooo:paragraph-rsid="00ff8d6c"/>
    </style:style>
    <style:style style:name="P148" style:family="paragraph" style:parent-style-name="Text_20_body">
      <style:text-properties style:font-name="Dyno Sans" fo:font-weight="normal" officeooo:paragraph-rsid="00224898" style:font-weight-asian="normal" style:font-weight-complex="normal"/>
    </style:style>
    <style:style style:name="P149" style:family="paragraph" style:parent-style-name="Text_20_body">
      <style:text-properties style:font-name="Dyno Sans" fo:font-weight="normal" officeooo:rsid="00348983" officeooo:paragraph-rsid="00348983" style:font-weight-asian="normal" style:font-weight-complex="normal"/>
    </style:style>
    <style:style style:name="P150" style:family="paragraph" style:parent-style-name="Text_20_body">
      <style:text-properties style:font-name="Dyno Sans" fo:font-weight="normal" officeooo:rsid="00224898" officeooo:paragraph-rsid="0062b25d" style:font-weight-asian="normal" style:font-weight-complex="normal"/>
    </style:style>
    <style:style style:name="P151" style:family="paragraph" style:parent-style-name="Text_20_body">
      <style:text-properties style:font-name="Dyno Sans" officeooo:paragraph-rsid="01170cde"/>
    </style:style>
    <style:style style:name="P152" style:family="paragraph" style:parent-style-name="Text_20_body">
      <style:text-properties officeooo:paragraph-rsid="00d09922"/>
    </style:style>
    <style:style style:name="P153" style:family="paragraph" style:parent-style-name="Text_20_body">
      <style:text-properties officeooo:paragraph-rsid="00d452f0"/>
    </style:style>
    <style:style style:name="P154" style:family="paragraph" style:parent-style-name="Text_20_body">
      <style:text-properties fo:font-size="11pt" fo:font-weight="normal" officeooo:rsid="003a7f7d" officeooo:paragraph-rsid="003a7f7d" style:font-size-asian="11pt" style:font-weight-asian="normal" style:font-size-complex="11pt" style:font-weight-complex="normal"/>
    </style:style>
    <style:style style:name="P155" style:family="paragraph" style:parent-style-name="Text_20_body">
      <style:text-properties fo:color="#0000ff" style:font-name="Ubuntu" fo:font-size="12pt" fo:language="none" fo:country="none" style:text-underline-style="none" fo:font-weight="bold" officeooo:rsid="00c43bbe" officeooo:paragraph-rsid="004c1f31" style:font-name-asian="Times New Roman" style:font-size-asian="12pt" style:font-weight-asian="bold" style:font-name-complex="Tahoma" style:font-size-complex="12pt" style:language-complex="ar" style:country-complex="SA" style:font-weight-complex="bold"/>
    </style:style>
    <style:style style:name="P156" style:family="paragraph" style:parent-style-name="Text_20_body">
      <style:text-properties officeooo:paragraph-rsid="014960be"/>
    </style:style>
    <style:style style:name="P157" style:family="paragraph" style:parent-style-name="Text_20_body">
      <style:text-properties officeooo:paragraph-rsid="01517245"/>
    </style:style>
    <style:style style:name="P158" style:family="paragraph" style:parent-style-name="Text_20_body">
      <style:text-properties style:font-name="Consola Mono" fo:font-weight="normal" officeooo:paragraph-rsid="00851f8d" fo:background-color="#ff972f" style:font-weight-asian="normal" style:font-weight-complex="normal"/>
    </style:style>
    <style:style style:name="P159" style:family="paragraph" style:parent-style-name="Text_20_body">
      <style:text-properties style:font-name="Consola Mono" fo:font-style="normal" officeooo:rsid="00851f8d" officeooo:paragraph-rsid="00851f8d" fo:background-color="#ff972f" style:font-style-asian="normal" style:font-style-complex="normal"/>
    </style:style>
    <style:style style:name="P160" style:family="paragraph" style:parent-style-name="Text_20_body">
      <style:text-properties style:text-line-through-style="solid" style:text-line-through-type="single" style:font-name="Consola Mono" officeooo:rsid="00851f8d" officeooo:paragraph-rsid="017599e6" style:font-style-complex="normal"/>
    </style:style>
    <style:style style:name="P161" style:family="paragraph" style:parent-style-name="Text_20_body">
      <style:text-properties style:text-line-through-style="solid" style:text-line-through-type="single" officeooo:paragraph-rsid="01823e18" fo:background-color="#ffff00"/>
    </style:style>
    <style:style style:name="P162" style:family="paragraph" style:parent-style-name="Text_20_body">
      <style:text-properties officeooo:paragraph-rsid="0183482e" fo:background-color="#ffff00"/>
    </style:style>
    <style:style style:name="P163" style:family="paragraph" style:parent-style-name="Text_20_body">
      <style:text-properties fo:font-variant="normal" fo:text-transform="none" fo:color="#000000" style:font-name="Verdana" fo:font-size="18pt" fo:letter-spacing="normal" fo:language="none" fo:country="none" fo:font-style="normal" fo:font-weight="normal" officeooo:rsid="006ed9c5" officeooo:paragraph-rsid="006ed9c5" style:font-name-asian="Times New Roman" style:font-size-asian="11pt" style:font-name-complex="Tahoma" style:font-size-complex="11pt" style:language-complex="ar" style:country-complex="SA" style:font-weight-complex="bold"/>
    </style:style>
    <style:style style:name="P164" style:family="paragraph" style:parent-style-name="TOC_20_Heading">
      <style:paragraph-properties fo:break-before="page">
        <style:tab-stops>
          <style:tab-stop style:position="0.3098in"/>
          <style:tab-stop style:position="0.5626in"/>
          <style:tab-stop style:position="5.9929in" style:type="right" style:leader-style="dotted" style:leader-text="."/>
        </style:tab-stops>
      </style:paragraph-properties>
      <style:text-properties style:font-name="Ubuntu"/>
    </style:style>
    <style:style style:name="P165" style:family="paragraph" style:parent-style-name="Text_20_body">
      <style:paragraph-properties fo:break-before="page"/>
      <style:text-properties style:use-window-font-color="true" style:font-name="Ubuntu" fo:font-size="12pt" fo:language="none" fo:country="none" fo:font-weight="normal" officeooo:rsid="003d8473" officeooo:paragraph-rsid="003d8473" style:font-name-asian="Times New Roman" style:font-size-asian="12pt" style:font-weight-asian="normal" style:font-name-complex="Arial" style:font-size-complex="13pt" style:language-complex="ar" style:country-complex="SA" style:font-style-complex="italic" style:font-weight-complex="normal"/>
    </style:style>
    <style:style style:name="P166" style:family="paragraph" style:parent-style-name="Contents_20_1">
      <style:paragraph-properties>
        <style:tab-stops>
          <style:tab-stop style:position="0.3098in"/>
        </style:tab-stops>
      </style:paragraph-properties>
    </style:style>
    <style:style style:name="P167" style:family="paragraph" style:parent-style-name="Contents_20_1">
      <style:text-properties fo:font-variant="normal" fo:text-transform="none" style:font-name="Ubuntu" fo:font-size="11pt" fo:language="none" fo:country="none" fo:font-weight="normal" style:font-size-asian="11pt" style:language-asian="none" style:country-asian="none" style:font-weight-asian="normal" style:font-name-complex="Calibri" style:font-size-complex="11pt"/>
    </style:style>
    <style:style style:name="P168" style:family="paragraph" style:parent-style-name="Contents_20_2">
      <style:paragraph-properties>
        <style:tab-stops>
          <style:tab-stop style:position="0.6098in"/>
        </style:tab-stops>
      </style:paragraph-properties>
    </style:style>
    <style:style style:name="P169" style:family="paragraph" style:parent-style-name="Contents_20_3">
      <style:paragraph-properties>
        <style:tab-stops>
          <style:tab-stop style:position="6in" style:type="right" style:leader-style="dotted" style:leader-text="."/>
        </style:tab-stops>
      </style:paragraph-properties>
    </style:style>
    <style:style style:name="P170" style:family="paragraph" style:parent-style-name="Standard">
      <style:paragraph-properties fo:margin-top="0in" fo:margin-bottom="0in" loext:contextual-spacing="false" style:text-autospace="none"/>
      <style:text-properties fo:color="#000000" style:font-name="Ubuntu" fo:font-size="10pt" style:font-size-asian="10pt" style:font-name-complex="ArialMT" style:font-size-complex="10pt"/>
    </style:style>
    <style:style style:name="P171" style:family="paragraph" style:parent-style-name="Standard">
      <style:paragraph-properties fo:margin-top="0in" fo:margin-bottom="0in" loext:contextual-spacing="false" style:text-autospace="none"/>
      <style:text-properties fo:color="#000000" style:font-name="Ubuntu" fo:font-size="10pt" officeooo:rsid="0072b642" officeooo:paragraph-rsid="0020cc57" style:font-size-asian="10pt" style:font-name-complex="ArialMT" style:font-size-complex="10pt"/>
    </style:style>
    <style:style style:name="P172" style:family="paragraph" style:parent-style-name="Standard">
      <style:paragraph-properties fo:margin-top="0in" fo:margin-bottom="0in" loext:contextual-spacing="false" style:text-autospace="none"/>
      <style:text-properties fo:color="#000000" style:font-name="Ubuntu" fo:font-size="12pt" officeooo:rsid="0027fdb6" officeooo:paragraph-rsid="0027fdb6" style:font-size-asian="12pt" style:font-name-complex="ArialMT" style:font-size-complex="12pt"/>
    </style:style>
    <style:style style:name="P173" style:family="paragraph" style:parent-style-name="Standard">
      <style:paragraph-properties fo:margin-top="0in" fo:margin-bottom="0in" loext:contextual-spacing="false" fo:keep-together="auto" style:text-autospace="none"/>
      <style:text-properties fo:color="#000000" style:font-name="Ubuntu" fo:font-size="11pt" fo:language="en" fo:country="US" officeooo:rsid="001f1f0d" officeooo:paragraph-rsid="001f1f0d" style:font-name-asian="Times New Roman" style:font-size-asian="11pt" style:font-name-complex="ArialMT" style:font-size-complex="11pt" style:language-complex="ar" style:country-complex="SA"/>
    </style:style>
    <style:style style:name="P174" style:family="paragraph" style:parent-style-name="Standard">
      <style:paragraph-properties fo:margin-top="0in" fo:margin-bottom="0in" loext:contextual-spacing="false" fo:keep-together="auto" style:text-autospace="none"/>
      <style:text-properties fo:color="#000000" style:font-name="Ubuntu" fo:font-size="11pt" style:font-size-asian="11pt" style:font-name-complex="ArialMT" style:font-size-complex="11pt"/>
    </style:style>
    <style:style style:name="P175" style:family="paragraph" style:parent-style-name="Standard">
      <style:paragraph-properties fo:margin-top="0in" fo:margin-bottom="0in" loext:contextual-spacing="false" style:text-autospace="none"/>
      <style:text-properties fo:color="#000000" style:font-name="Ubuntu" fo:font-size="11pt" officeooo:rsid="0075c800" officeooo:paragraph-rsid="0075c800" style:font-size-asian="11pt" style:font-name-complex="ArialMT" style:font-size-complex="11pt"/>
    </style:style>
    <style:style style:name="P176" style:family="paragraph" style:parent-style-name="Standard">
      <style:paragraph-properties fo:margin-top="0in" fo:margin-bottom="0in" loext:contextual-spacing="false" style:text-autospace="none"/>
      <style:text-properties style:font-name="Ubuntu" fo:font-size="11pt" officeooo:paragraph-rsid="001f1f0d" style:font-size-asian="11pt" style:font-size-complex="11pt"/>
    </style:style>
    <style:style style:name="P177" style:family="paragraph" style:parent-style-name="Text_20_body">
      <style:paragraph-properties fo:margin-top="0in" fo:margin-bottom="0in" loext:contextual-spacing="false" style:text-autospace="none"/>
      <style:text-properties style:use-window-font-color="true" style:font-name="Ubuntu" fo:font-size="12pt" fo:language="none" fo:country="none" fo:font-weight="normal" officeooo:rsid="004c19de" officeooo:paragraph-rsid="0061a3c4" style:font-name-asian="Times New Roman" style:font-size-asian="12pt" style:font-weight-asian="normal" style:font-name-complex="Arial" style:font-size-complex="13pt" style:language-complex="ar" style:country-complex="SA" style:font-style-complex="italic" style:font-weight-complex="normal"/>
    </style:style>
    <style:style style:name="P178" style:family="paragraph" style:parent-style-name="Text_20_body">
      <style:paragraph-properties fo:margin-top="0in" fo:margin-bottom="0in" loext:contextual-spacing="false" style:text-autospace="none"/>
      <style:text-properties style:use-window-font-color="true" style:font-name="Ubuntu" fo:font-size="12pt" fo:language="none" fo:country="none" fo:font-weight="normal" officeooo:rsid="007b0b62" officeooo:paragraph-rsid="007b0b62" style:font-name-asian="Times New Roman" style:font-size-asian="12pt" style:font-weight-asian="normal" style:font-name-complex="Arial" style:font-size-complex="13pt" style:language-complex="ar" style:country-complex="SA" style:font-style-complex="italic" style:font-weight-complex="normal"/>
    </style:style>
    <style:style style:name="P179" style:family="paragraph" style:parent-style-name="Text_20_body">
      <style:paragraph-properties fo:margin-top="0in" fo:margin-bottom="0in" loext:contextual-spacing="false" style:text-autospace="none"/>
      <style:text-properties style:use-window-font-color="true" style:font-name="Ubuntu" fo:font-size="12pt" fo:language="none" fo:country="none" fo:font-weight="normal" officeooo:rsid="00785943" officeooo:paragraph-rsid="00785943" style:font-name-asian="Times New Roman" style:font-size-asian="12pt" style:font-weight-asian="normal" style:font-name-complex="Arial" style:font-size-complex="13pt" style:language-complex="ar" style:country-complex="SA" style:font-style-complex="italic" style:font-weight-complex="normal"/>
    </style:style>
    <style:style style:name="P180" style:family="paragraph" style:parent-style-name="Text_20_body">
      <style:paragraph-properties fo:margin-top="0in" fo:margin-bottom="0in" loext:contextual-spacing="false" style:text-autospace="none"/>
      <style:text-properties style:use-window-font-color="true" style:font-name="Ubuntu" fo:font-size="12pt" fo:language="none" fo:country="none" fo:font-weight="normal" officeooo:rsid="01647991" officeooo:paragraph-rsid="01647991" style:font-name-asian="Times New Roman" style:font-size-asian="12pt" style:font-weight-asian="normal" style:font-name-complex="Arial" style:font-size-complex="13pt" style:language-complex="ar" style:country-complex="SA" style:font-style-complex="italic" style:font-weight-complex="normal"/>
    </style:style>
    <style:style style:name="P181" style:family="paragraph" style:parent-style-name="Text_20_body">
      <style:paragraph-properties fo:margin-top="0in" fo:margin-bottom="0in" loext:contextual-spacing="false" style:text-autospace="none"/>
      <style:text-properties style:use-window-font-color="true" style:font-name="Ubuntu" fo:font-size="12pt" fo:language="none" fo:country="none" fo:font-weight="normal" officeooo:rsid="016660bf" officeooo:paragraph-rsid="016660bf" style:font-name-asian="Times New Roman" style:font-size-asian="12pt" style:font-weight-asian="normal" style:font-name-complex="Arial" style:font-size-complex="13pt" style:language-complex="ar" style:country-complex="SA" style:font-style-complex="italic" style:font-weight-complex="normal"/>
    </style:style>
    <style:style style:name="P182" style:family="paragraph" style:parent-style-name="Text_20_body">
      <style:paragraph-properties fo:margin-top="0in" fo:margin-bottom="0in" loext:contextual-spacing="false" style:text-autospace="none"/>
      <style:text-properties style:use-window-font-color="true" style:font-name="Ubuntu" fo:font-size="12pt" fo:language="none" fo:country="none" fo:font-weight="normal" officeooo:rsid="016c9458" officeooo:paragraph-rsid="016c9458" fo:background-color="#ffff00" style:font-name-asian="Times New Roman" style:font-size-asian="12pt" style:font-weight-asian="normal" style:font-name-complex="Arial" style:font-size-complex="13pt" style:language-complex="ar" style:country-complex="SA" style:font-style-complex="italic" style:font-weight-complex="normal"/>
    </style:style>
    <style:style style:name="P183" style:family="paragraph" style:parent-style-name="Standard">
      <style:paragraph-properties fo:margin-top="0in" fo:margin-bottom="0.1665in" loext:contextual-spacing="false"/>
      <style:text-properties style:use-window-font-color="true" style:font-name="Ubuntu" officeooo:paragraph-rsid="00d5969c"/>
    </style:style>
    <style:style style:name="P184" style:family="paragraph" style:parent-style-name="Standard">
      <style:paragraph-properties fo:margin-top="0in" fo:margin-bottom="0.1665in" loext:contextual-spacing="false"/>
      <style:text-properties style:use-window-font-color="true" style:font-name="Ubuntu" fo:font-size="11pt" fo:language="en" fo:country="US" officeooo:rsid="001f1f0d" officeooo:paragraph-rsid="001e23c0" style:font-name-asian="Times New Roman" style:font-size-asian="11pt" style:font-name-complex="Arial" style:font-size-complex="12pt" style:language-complex="ar" style:country-complex="SA"/>
    </style:style>
    <style:style style:name="P185" style:family="paragraph" style:parent-style-name="Standard">
      <style:paragraph-properties fo:margin-top="0in" fo:margin-bottom="0.1665in" loext:contextual-spacing="false"/>
      <style:text-properties style:font-name="Ubuntu" officeooo:paragraph-rsid="001e23c0"/>
    </style:style>
    <style:style style:name="P186" style:family="paragraph" style:parent-style-name="Standard">
      <style:paragraph-properties fo:margin-top="0in" fo:margin-bottom="0.1665in" loext:contextual-spacing="false"/>
      <style:text-properties style:font-name="Ubuntu" officeooo:rsid="0175a439" officeooo:paragraph-rsid="0175a439" fo:background-color="#ff972f"/>
    </style:style>
    <style:style style:name="P187" style:family="paragraph" style:parent-style-name="Standard">
      <style:paragraph-properties fo:margin-left="1.5in" fo:margin-right="0in" fo:text-indent="0.5in" style:auto-text-indent="false">
        <style:tab-stops>
          <style:tab-stop style:position="0.5626in"/>
        </style:tab-stops>
      </style:paragraph-properties>
      <style:text-properties style:font-name="Ubuntu" fo:font-size="10pt" fo:font-weight="bold" style:font-size-asian="10pt" style:font-weight-asian="bold" style:font-size-complex="10pt"/>
    </style:style>
    <style:style style:name="P188" style:family="paragraph" style:parent-style-name="Standard">
      <style:paragraph-properties fo:margin-left="1.5in" fo:margin-right="0in" fo:text-indent="0.5in" style:auto-text-indent="false">
        <style:tab-stops>
          <style:tab-stop style:position="0.5626in"/>
        </style:tab-stops>
      </style:paragraph-properties>
      <style:text-properties style:font-name="Ubuntu" fo:font-size="10pt" style:font-size-asian="10pt" style:font-size-complex="10pt"/>
    </style:style>
    <style:style style:name="P189" style:family="paragraph" style:parent-style-name="Standard">
      <style:paragraph-properties fo:margin-left="1in" fo:margin-right="0in" fo:text-indent="0in" style:auto-text-indent="false">
        <style:tab-stops>
          <style:tab-stop style:position="0.5626in"/>
        </style:tab-stops>
      </style:paragraph-properties>
      <style:text-properties style:font-name="Ubuntu"/>
    </style:style>
    <style:style style:name="P190" style:family="paragraph" style:parent-style-name="Standard">
      <style:paragraph-properties fo:keep-with-next="always">
        <style:tab-stops>
          <style:tab-stop style:position="0.5626in"/>
        </style:tab-stops>
      </style:paragraph-properties>
    </style:style>
    <style:style style:name="P191" style:family="paragraph" style:parent-style-name="Text_20_body">
      <style:paragraph-properties fo:margin-top="0in" fo:margin-bottom="0in" loext:contextual-spacing="true" style:text-autospace="none"/>
      <style:text-properties fo:color="#000000" style:font-name="Ubuntu" fo:font-size="10pt" fo:font-weight="normal" officeooo:rsid="0027a45c" officeooo:paragraph-rsid="0027fdb6" style:font-size-asian="10pt" style:font-weight-asian="normal" style:font-name-complex="ArialMT" style:font-size-complex="10pt" style:font-weight-complex="normal"/>
    </style:style>
    <style:style style:name="P192" style:family="paragraph" style:parent-style-name="Text_20_body">
      <style:paragraph-properties fo:margin-top="0in" fo:margin-bottom="0in" loext:contextual-spacing="true" style:text-autospace="none"/>
      <style:text-properties style:use-window-font-color="true" style:font-name="Ubuntu" fo:font-size="12pt" fo:language="none" fo:country="none" fo:font-weight="normal" officeooo:rsid="0027fdb6" officeooo:paragraph-rsid="0027fdb6" style:font-name-asian="Times New Roman" style:font-size-asian="12pt" style:font-weight-asian="normal" style:font-name-complex="Arial" style:font-size-complex="13pt" style:language-complex="ar" style:country-complex="SA" style:font-style-complex="italic" style:font-weight-complex="normal"/>
    </style:style>
    <style:style style:name="P193" style:family="paragraph" style:parent-style-name="Text_20_body">
      <style:paragraph-properties fo:margin-top="0in" fo:margin-bottom="0in" loext:contextual-spacing="true"/>
      <style:text-properties style:use-window-font-color="true" style:font-name="Ubuntu" fo:font-size="12pt" fo:language="none" fo:country="none" fo:font-weight="normal" officeooo:rsid="0027fdb6" officeooo:paragraph-rsid="0027fdb6" style:font-name-asian="Times New Roman" style:font-size-asian="12pt" style:font-weight-asian="normal" style:font-name-complex="Arial" style:font-size-complex="13pt" style:language-complex="ar" style:country-complex="SA" style:font-style-complex="italic" style:font-weight-complex="normal"/>
    </style:style>
    <style:style style:name="P194" style:family="paragraph" style:parent-style-name="Text_20_body">
      <style:paragraph-properties fo:margin-top="0in" fo:margin-bottom="0in" loext:contextual-spacing="true"/>
      <style:text-properties style:use-window-font-color="true" style:font-name="Ubuntu" fo:font-size="12pt" fo:language="none" fo:country="none" fo:font-weight="normal" officeooo:rsid="0027fdb6" officeooo:paragraph-rsid="002a4842" style:font-name-asian="Times New Roman" style:font-size-asian="12pt" style:font-weight-asian="normal" style:font-name-complex="Arial" style:font-size-complex="13pt" style:language-complex="ar" style:country-complex="SA" style:font-style-complex="italic" style:font-weight-complex="normal"/>
    </style:style>
    <style:style style:name="P195" style:family="paragraph" style:parent-style-name="Text_20_body">
      <style:paragraph-properties fo:margin-top="0in" fo:margin-bottom="0in" loext:contextual-spacing="true"/>
      <style:text-properties style:use-window-font-color="true" style:font-name="Ubuntu" fo:font-size="12pt" fo:language="none" fo:country="none" fo:font-weight="normal" officeooo:rsid="012b30fc" officeooo:paragraph-rsid="012b30fc" style:font-name-asian="Times New Roman" style:font-size-asian="12pt" style:font-weight-asian="normal" style:font-name-complex="Arial" style:font-size-complex="13pt" style:language-complex="ar" style:country-complex="SA" style:font-style-complex="italic" style:font-weight-complex="normal"/>
    </style:style>
    <style:style style:name="P196" style:family="paragraph" style:parent-style-name="Text_20_body">
      <style:paragraph-properties fo:margin-top="0in" fo:margin-bottom="0in" loext:contextual-spacing="true" style:text-autospace="none"/>
      <style:text-properties style:use-window-font-color="true" style:font-name="Ubuntu" fo:font-size="12pt" fo:language="none" fo:country="none" fo:font-weight="bold" officeooo:rsid="0027fdb6" officeooo:paragraph-rsid="002a4842" style:font-name-asian="Times New Roman" style:font-size-asian="12pt" style:font-weight-asian="bold" style:font-name-complex="Arial" style:font-size-complex="13pt" style:language-complex="ar" style:country-complex="SA" style:font-style-complex="italic"/>
    </style:style>
    <style:style style:name="P197" style:family="paragraph" style:parent-style-name="Text_20_body">
      <style:paragraph-properties fo:margin-top="0.0543in" fo:margin-bottom="0.0543in" loext:contextual-spacing="false" fo:line-height="115%" fo:text-align="center" style:justify-single-word="false" style:text-autospace="none"/>
      <style:text-properties style:use-window-font-color="true" style:font-name="Ubuntu" fo:font-size="12pt" fo:language="none" fo:country="none" fo:font-weight="normal" officeooo:rsid="00785943" officeooo:paragraph-rsid="00785943" style:font-name-asian="Times New Roman" style:font-size-asian="12pt" style:font-weight-asian="normal" style:font-name-complex="Arial" style:font-size-complex="13pt" style:language-complex="ar" style:country-complex="SA" style:font-style-complex="italic" style:font-weight-complex="normal"/>
    </style:style>
    <style:style style:name="P198" style:family="paragraph" style:parent-style-name="Text_20_body">
      <style:paragraph-properties fo:margin-top="0.0543in" fo:margin-bottom="0.0543in" loext:contextual-spacing="false" fo:line-height="115%"/>
      <style:text-properties style:font-name="Ubuntu" fo:font-weight="normal" officeooo:rsid="00786a21" officeooo:paragraph-rsid="00786a21" style:font-weight-asian="normal" style:font-weight-complex="normal"/>
    </style:style>
    <style:style style:name="P199" style:family="paragraph" style:parent-style-name="Text_20_body">
      <style:paragraph-properties fo:margin-left="0.55in" fo:margin-right="0in" fo:text-indent="0in" style:auto-text-indent="false"/>
    </style:style>
    <style:style style:name="P200" style:family="paragraph" style:parent-style-name="Text_20_body">
      <style:paragraph-properties fo:margin-left="0.55in" fo:margin-right="0in" fo:text-indent="0in" style:auto-text-indent="false"/>
      <style:text-properties style:font-name="Ubuntu"/>
    </style:style>
    <style:style style:name="P201" style:family="paragraph" style:parent-style-name="WW-Caption">
      <style:text-properties officeooo:rsid="001e23c0" officeooo:paragraph-rsid="001dcc68"/>
    </style:style>
    <style:style style:name="P202" style:family="paragraph" style:parent-style-name="WW-Caption">
      <style:text-properties style:font-name="Ubuntu"/>
    </style:style>
    <style:style style:name="P203" style:family="paragraph" style:parent-style-name="Heading_20_1">
      <style:text-properties style:font-name="Ubuntu"/>
    </style:style>
    <style:style style:name="P204" style:family="paragraph" style:parent-style-name="Heading_20_1" style:list-style-name="">
      <style:paragraph-properties fo:keep-together="always" fo:orphans="2" fo:widows="2"/>
      <style:text-properties style:use-window-font-color="true" style:font-name="Ubuntu" fo:font-size="11pt" officeooo:rsid="01699737" officeooo:paragraph-rsid="01699737" style:font-size-asian="11pt" style:font-size-complex="11pt"/>
    </style:style>
    <style:style style:name="P205" style:family="paragraph" style:parent-style-name="Heading_20_1">
      <style:paragraph-properties fo:break-before="page"/>
      <style:text-properties fo:text-transform="uppercase" style:use-window-font-color="true" style:font-name="Ubuntu" fo:font-size="16pt" fo:language="none" fo:country="none" fo:font-weight="bold" officeooo:rsid="001e23c0" officeooo:paragraph-rsid="001e23c0" style:letter-kerning="true" style:font-name-asian="Times New Roman" style:font-size-asian="16pt" style:font-weight-asian="bold" style:font-name-complex="Arial" style:font-size-complex="16pt" style:language-complex="ar" style:country-complex="SA" style:font-weight-complex="bold"/>
    </style:style>
    <style:style style:name="P206" style:family="paragraph" style:parent-style-name="Heading_20_1">
      <style:paragraph-properties fo:break-before="page"/>
      <style:text-properties style:font-name="Ubuntu" officeooo:paragraph-rsid="00e16c70"/>
    </style:style>
    <style:style style:name="P207" style:family="paragraph" style:parent-style-name="Heading_20_2">
      <style:text-properties style:use-window-font-color="true" style:font-name="Ubuntu" fo:font-size="14pt" fo:language="en" fo:country="US" fo:font-weight="bold" officeooo:rsid="001e23c0" officeooo:paragraph-rsid="001e23c0" style:font-name-asian="Times New Roman" style:font-size-asian="14pt" style:font-weight-asian="bold" style:font-name-complex="Arial" style:font-size-complex="14pt" style:language-complex="ar" style:country-complex="SA" style:font-style-complex="italic" style:font-weight-complex="bold"/>
    </style:style>
    <style:style style:name="P208" style:family="paragraph" style:parent-style-name="Heading_20_2">
      <style:text-properties style:use-window-font-color="true" style:font-name="Ubuntu" fo:font-size="14pt" fo:language="en" fo:country="US" fo:font-weight="bold" officeooo:rsid="001f1f0d" officeooo:paragraph-rsid="001f1f0d" style:font-name-asian="Times New Roman" style:font-size-asian="14pt" style:font-weight-asian="bold" style:font-name-complex="Arial" style:font-size-complex="14pt" style:language-complex="ar" style:country-complex="SA" style:font-style-complex="italic" style:font-weight-complex="bold"/>
    </style:style>
    <style:style style:name="P209" style:family="paragraph" style:parent-style-name="Heading_20_2">
      <style:text-properties style:use-window-font-color="true" style:font-name="Ubuntu" officeooo:paragraph-rsid="00d5969c"/>
    </style:style>
    <style:style style:name="P210" style:family="paragraph" style:parent-style-name="Heading_20_2">
      <style:text-properties style:use-window-font-color="true" style:font-name="Ubuntu" officeooo:rsid="00eab646" officeooo:paragraph-rsid="00eab646"/>
    </style:style>
    <style:style style:name="P211" style:family="paragraph" style:parent-style-name="Heading_20_2">
      <style:text-properties style:font-name="Ubuntu"/>
    </style:style>
    <style:style style:name="P212" style:family="paragraph" style:parent-style-name="Heading_20_2">
      <style:text-properties style:font-name="Ubuntu" officeooo:paragraph-rsid="00752927"/>
    </style:style>
    <style:style style:name="P213" style:family="paragraph" style:parent-style-name="Heading_20_2">
      <style:text-properties style:font-name="Ubuntu" officeooo:paragraph-rsid="012d4c62"/>
    </style:style>
    <style:style style:name="P214" style:family="paragraph" style:parent-style-name="Heading_20_3">
      <style:text-properties style:font-name="Ubuntu"/>
    </style:style>
    <style:style style:name="P215" style:family="paragraph" style:parent-style-name="Heading_20_3" style:list-style-name="">
      <style:paragraph-properties fo:keep-together="always" fo:orphans="2" fo:widows="2">
        <style:tab-stops>
          <style:tab-stop style:position="0.6252in"/>
        </style:tab-stops>
      </style:paragraph-properties>
      <style:text-properties style:use-window-font-color="true" style:font-name="Ubuntu" fo:language="none" fo:country="none" fo:font-weight="bold" officeooo:rsid="0042bd56" style:font-name-asian="Times New Roman" style:font-weight-asian="bold" style:font-name-complex="Arial" style:language-complex="ar" style:country-complex="SA" style:font-style-complex="italic"/>
    </style:style>
    <style:style style:name="P216" style:family="paragraph" style:parent-style-name="Heading_20_3">
      <style:text-properties style:use-window-font-color="true" style:font-name="Ubuntu" fo:font-size="12pt" fo:language="none" fo:country="none" fo:font-weight="bold" officeooo:rsid="00845a6e" officeooo:paragraph-rsid="00845a6e" style:font-name-asian="Times New Roman" style:font-size-asian="12pt" style:font-weight-asian="bold" style:font-name-complex="Arial" style:font-size-complex="13pt" style:language-complex="ar" style:country-complex="SA" style:font-style-complex="italic"/>
    </style:style>
    <style:style style:name="P217" style:family="paragraph" style:parent-style-name="Heading_20_3">
      <style:text-properties style:use-window-font-color="true" style:font-name="Ubuntu" officeooo:paragraph-rsid="00d09922"/>
    </style:style>
    <style:style style:name="P218" style:family="paragraph" style:parent-style-name="Heading_20_3">
      <style:text-properties style:use-window-font-color="true" style:font-name="Ubuntu" officeooo:paragraph-rsid="00d452f0"/>
    </style:style>
    <style:style style:name="P219" style:family="paragraph" style:parent-style-name="Heading_20_3">
      <style:text-properties fo:background-color="#ffff00"/>
    </style:style>
    <style:style style:name="P220" style:family="paragraph" style:parent-style-name="Heading_20_3">
      <style:paragraph-properties fo:break-before="page"/>
    </style:style>
    <style:style style:name="P221" style:family="paragraph" style:parent-style-name="Heading_20_3">
      <style:paragraph-properties fo:break-before="page"/>
      <style:text-properties style:font-name="Ubuntu"/>
    </style:style>
    <style:style style:name="P222" style:family="paragraph" style:parent-style-name="List_20_Paragraph" style:list-style-name="L6">
      <style:text-properties style:use-window-font-color="true" style:font-name="Ubuntu" officeooo:rsid="0135df8f" officeooo:paragraph-rsid="016fc322"/>
    </style:style>
    <style:style style:name="P223" style:family="paragraph" style:parent-style-name="List_20_Paragraph" style:list-style-name="L6">
      <style:text-properties style:use-window-font-color="true" style:font-name="Ubuntu" officeooo:rsid="0135df8f" officeooo:paragraph-rsid="0135df8f"/>
    </style:style>
    <style:style style:name="P224" style:family="paragraph" style:parent-style-name="List_20_Paragraph" style:list-style-name="L6">
      <style:text-properties style:use-window-font-color="true" style:font-name="Ubuntu" officeooo:rsid="01369278" officeooo:paragraph-rsid="016fc322"/>
    </style:style>
    <style:style style:name="P225" style:family="paragraph" style:parent-style-name="List_20_Paragraph" style:list-style-name="L6">
      <style:text-properties style:use-window-font-color="true" style:font-name="Ubuntu" officeooo:rsid="01369278" officeooo:paragraph-rsid="01369278"/>
    </style:style>
    <style:style style:name="P226" style:family="paragraph" style:parent-style-name="List_20_Paragraph" style:list-style-name="L6">
      <style:text-properties style:use-window-font-color="true" style:font-name="Ubuntu" officeooo:paragraph-rsid="016fc322"/>
    </style:style>
    <style:style style:name="P227" style:family="paragraph" style:parent-style-name="List_20_Paragraph" style:list-style-name="L6">
      <style:text-properties style:use-window-font-color="true" style:font-name="Ubuntu" officeooo:paragraph-rsid="00d5969c"/>
    </style:style>
    <style:style style:name="P228" style:family="paragraph" style:parent-style-name="List_20_Paragraph" style:list-style-name="L6">
      <style:text-properties style:use-window-font-color="true" style:font-name="Ubuntu" officeooo:rsid="00d5969c" officeooo:paragraph-rsid="00d5969c"/>
    </style:style>
    <style:style style:name="P229" style:family="paragraph" style:parent-style-name="List_20_Paragraph" style:list-style-name="L6">
      <style:text-properties style:use-window-font-color="true" style:font-name="Ubuntu" officeooo:rsid="0168d6ce" officeooo:paragraph-rsid="0168d6ce"/>
    </style:style>
    <style:style style:name="P230" style:family="paragraph" style:parent-style-name="Standard" style:master-page-name="Standard">
      <style:paragraph-properties fo:text-align="center" style:justify-single-word="false" style:page-number="auto">
        <style:tab-stops>
          <style:tab-stop style:position="0.5626in"/>
        </style:tab-stops>
      </style:paragraph-properties>
      <style:text-properties style:font-name="Ubuntu" fo:language="none" fo:country="none" style:language-asian="none" style:country-asian="none"/>
    </style:style>
    <style:style style:name="P231" style:family="paragraph" style:parent-style-name="Standard">
      <style:paragraph-properties fo:text-align="center" style:justify-single-word="false">
        <style:tab-stops>
          <style:tab-stop style:position="0.5626in"/>
        </style:tab-stops>
      </style:paragraph-properties>
      <style:text-properties style:use-window-font-color="true" style:font-name="Ubuntu" fo:font-size="14pt" fo:language="en" fo:country="US" fo:font-weight="bold" officeooo:rsid="018ea39f" officeooo:paragraph-rsid="018ea39f" style:font-name-asian="Times New Roman" style:font-size-asian="14pt" style:font-weight-asian="bold" style:font-name-complex="Arial" style:font-size-complex="14pt" style:language-complex="ar" style:country-complex="SA"/>
    </style:style>
    <style:style style:name="P232" style:family="paragraph" style:parent-style-name="Standard" style:list-style-name="L1">
      <style:paragraph-properties fo:margin-top="0in" fo:margin-bottom="0in" loext:contextual-spacing="false" style:text-autospace="none"/>
      <style:text-properties fo:color="#000000" style:font-name="Ubuntu" fo:font-size="11pt" fo:language="en" fo:country="US" officeooo:rsid="001f1f0d" officeooo:paragraph-rsid="001f1f0d" style:font-name-asian="Times New Roman" style:font-size-asian="11pt" style:font-name-complex="ArialMT" style:font-size-complex="11pt" style:language-complex="ar" style:country-complex="SA"/>
    </style:style>
    <style:style style:name="P233" style:family="paragraph" style:parent-style-name="Standard" style:list-style-name="L2">
      <style:paragraph-properties fo:margin-top="0in" fo:margin-bottom="0in" loext:contextual-spacing="false" style:text-autospace="none"/>
      <style:text-properties fo:color="#000000" style:font-name="Ubuntu" fo:font-size="11pt" officeooo:rsid="0020cc57" officeooo:paragraph-rsid="0020cc57" style:font-size-asian="11pt" style:font-name-complex="ArialMT" style:font-size-complex="11pt"/>
    </style:style>
    <style:style style:name="P234" style:family="paragraph" style:parent-style-name="Standard" style:list-style-name="L2">
      <style:paragraph-properties fo:margin-top="0in" fo:margin-bottom="0in" loext:contextual-spacing="false" style:text-autospace="none"/>
      <style:text-properties style:font-name="Ubuntu" fo:font-size="11pt" officeooo:paragraph-rsid="0020cc57" style:font-size-asian="11pt" style:font-size-complex="11pt"/>
    </style:style>
    <style:style style:name="P235" style:family="paragraph" style:parent-style-name="Text_20_body" style:list-style-name="L3">
      <style:text-properties style:font-name="Ubuntu" fo:font-size="11pt" fo:font-weight="normal" officeooo:rsid="01228434" officeooo:paragraph-rsid="01228434" style:font-size-asian="11pt" style:font-weight-asian="normal" style:font-size-complex="11pt" style:font-weight-complex="normal"/>
    </style:style>
    <style:style style:name="P236" style:family="paragraph" style:parent-style-name="Text_20_body" style:list-style-name="L7">
      <style:text-properties style:font-name="Ubuntu" officeooo:paragraph-rsid="00ec94f7"/>
    </style:style>
    <style:style style:name="P237" style:family="paragraph" style:parent-style-name="Text_20_body" style:list-style-name="L3">
      <style:text-properties style:use-window-font-color="true" style:font-name="Ubuntu" fo:font-size="11pt" fo:language="none" fo:country="none" fo:font-weight="normal" officeooo:rsid="01228434" officeooo:paragraph-rsid="01228434" style:font-name-asian="Times New Roman" style:font-size-asian="11pt" style:font-weight-asian="normal" style:font-name-complex="Arial" style:font-size-complex="11pt" style:language-complex="ar" style:country-complex="SA" style:font-style-complex="italic" style:font-weight-complex="normal"/>
    </style:style>
    <style:style style:name="P238" style:family="paragraph" style:parent-style-name="Text_20_body" style:list-style-name="L9">
      <style:text-properties style:use-window-font-color="true" style:font-name="Ubuntu" fo:font-size="11pt" fo:language="none" fo:country="none" officeooo:rsid="006e01ec" officeooo:paragraph-rsid="006e01ec" style:font-name-asian="Times New Roman" style:font-size-asian="11pt" style:font-name-complex="Tahoma" style:font-size-complex="11pt" style:language-complex="ar" style:country-complex="SA" style:font-weight-complex="bold"/>
    </style:style>
    <style:style style:name="P239" style:family="paragraph" style:parent-style-name="Text_20_body" style:list-style-name="L9">
      <style:text-properties style:use-window-font-color="true" style:font-name="Ubuntu" fo:font-size="11pt" fo:language="none" fo:country="none" officeooo:rsid="006ed9c5" officeooo:paragraph-rsid="006ed9c5" style:font-name-asian="Times New Roman" style:font-size-asian="11pt" style:font-name-complex="Tahoma" style:font-size-complex="11pt" style:language-complex="ar" style:country-complex="SA" style:font-weight-complex="bold"/>
    </style:style>
    <style:style style:name="P240" style:family="paragraph" style:parent-style-name="Text_20_body" style:list-style-name="L9">
      <style:text-properties style:use-window-font-color="true" style:font-name="Ubuntu" fo:font-size="11pt" style:font-size-asian="11pt" style:font-size-complex="11pt"/>
    </style:style>
    <style:style style:name="P241" style:family="paragraph" style:parent-style-name="Text_20_body" style:list-style-name="L9">
      <style:text-properties style:use-window-font-color="true" style:font-name="Ubuntu" fo:font-size="11pt" officeooo:rsid="006e01ec" officeooo:paragraph-rsid="006e01ec" style:font-size-asian="11pt" style:font-size-complex="11pt"/>
    </style:style>
    <style:style style:name="P242" style:family="paragraph" style:parent-style-name="Text_20_body" style:list-style-name="L4">
      <style:text-properties style:use-window-font-color="true" style:font-name="Ubuntu" fo:font-size="12pt" fo:language="none" fo:country="none" fo:font-weight="normal" officeooo:rsid="005d0671" officeooo:paragraph-rsid="005d0671" style:font-name-asian="Times New Roman" style:font-size-asian="12pt" style:font-weight-asian="normal" style:font-name-complex="Arial" style:font-size-complex="13pt" style:language-complex="ar" style:country-complex="SA" style:font-style-complex="italic" style:font-weight-complex="normal"/>
    </style:style>
    <style:style style:name="P243" style:family="paragraph" style:parent-style-name="Text_20_body" style:list-style-name="L8">
      <style:text-properties style:use-window-font-color="true" style:font-name="Ubuntu" fo:font-size="12pt" fo:language="none" fo:country="none" fo:font-weight="normal" officeooo:rsid="0157b7c7" officeooo:paragraph-rsid="0157b7c7" style:font-name-asian="Times New Roman" style:font-size-asian="12pt" style:font-weight-asian="normal" style:font-name-complex="Arial" style:font-size-complex="13pt" style:language-complex="ar" style:country-complex="SA" style:font-style-complex="italic" style:font-weight-complex="normal"/>
    </style:style>
    <style:style style:name="P244" style:family="paragraph" style:parent-style-name="Text_20_body" style:list-style-name="L5">
      <style:text-properties style:use-window-font-color="true" style:font-name="Ubuntu" fo:font-size="12pt" fo:language="none" fo:country="none" fo:font-weight="normal" officeooo:rsid="0154aa5b" officeooo:paragraph-rsid="0154aa5b" fo:background-color="#ffff00" style:font-name-asian="Times New Roman" style:font-size-asian="12pt" style:font-weight-asian="normal" style:font-name-complex="Arial" style:font-size-complex="13pt" style:language-complex="ar" style:country-complex="SA" style:font-style-complex="italic" style:font-weight-complex="normal"/>
    </style:style>
    <style:style style:name="P245" style:family="paragraph" style:parent-style-name="Text_20_body" style:list-style-name="L5">
      <style:text-properties style:use-window-font-color="true" style:font-name="Ubuntu" fo:font-size="12pt" fo:language="none" fo:country="none" fo:font-weight="normal" officeooo:rsid="0155f7cc" officeooo:paragraph-rsid="0155f7cc" fo:background-color="#ffff00" style:font-name-asian="Times New Roman" style:font-size-asian="12pt" style:font-weight-asian="normal" style:font-name-complex="Arial" style:font-size-complex="13pt" style:language-complex="ar" style:country-complex="SA" style:font-style-complex="italic" style:font-weight-complex="normal"/>
    </style:style>
    <style:style style:name="P246" style:family="paragraph" style:parent-style-name="Text_20_body" style:list-style-name="L7">
      <style:text-properties style:use-window-font-color="true" style:font-name="Ubuntu" fo:font-size="12pt" fo:language="none" fo:country="none" officeooo:rsid="00eab646" officeooo:paragraph-rsid="00eab646" style:font-name-asian="Times New Roman" style:font-size-asian="12pt" style:font-name-complex="Tahoma" style:font-size-complex="12pt" style:language-complex="ar" style:country-complex="SA" style:font-weight-complex="bold"/>
    </style:style>
    <style:style style:name="P247" style:family="paragraph" style:parent-style-name="Text_20_body" style:list-style-name="L8">
      <style:text-properties style:use-window-font-color="true" style:font-name="Ubuntu" fo:font-size="12pt" fo:language="none" fo:country="none" fo:font-weight="bold" officeooo:rsid="0157b7c7" officeooo:paragraph-rsid="0157b7c7" style:font-name-asian="Times New Roman" style:font-size-asian="12pt" style:font-weight-asian="bold" style:font-name-complex="Arial" style:font-size-complex="13pt" style:language-complex="ar" style:country-complex="SA" style:font-style-complex="italic"/>
    </style:style>
    <style:style style:name="T1" style:family="text">
      <style:text-properties fo:language="en" fo:country="US"/>
    </style:style>
    <style:style style:name="T2" style:family="text">
      <style:text-properties fo:color="#000000" fo:language="en" fo:country="US" officeooo:rsid="001f1f0d" style:font-name-asian="Times New Roman" style:font-name-complex="ArialMT" style:language-complex="ar" style:country-complex="SA"/>
    </style:style>
    <style:style style:name="T3" style:family="text">
      <style:text-properties fo:color="#000000" fo:language="en" fo:country="US" officeooo:rsid="007704d6" style:font-name-asian="Times New Roman" style:font-name-complex="ArialMT" style:language-complex="ar" style:country-complex="SA"/>
    </style:style>
    <style:style style:name="T4" style:family="text">
      <style:text-properties fo:color="#000000" officeooo:rsid="001f1f0d" style:font-name-complex="ArialMT"/>
    </style:style>
    <style:style style:name="T5" style:family="text">
      <style:text-properties fo:color="#000000" officeooo:rsid="007704d6" style:font-name-complex="ArialMT"/>
    </style:style>
    <style:style style:name="T6" style:family="text">
      <style:text-properties fo:color="#000000" officeooo:rsid="0020cc57" style:font-name-complex="ArialMT"/>
    </style:style>
    <style:style style:name="T7" style:family="text">
      <style:text-properties fo:font-size="26pt" fo:font-weight="bold" style:font-size-asian="26pt" style:font-weight-asian="bold" style:font-size-complex="26pt"/>
    </style:style>
    <style:style style:name="T8" style:family="text">
      <style:text-properties fo:font-size="14pt" fo:font-weight="bold" style:font-size-asian="14pt" style:font-weight-asian="bold" style:font-size-complex="14pt"/>
    </style:style>
    <style:style style:name="T9" style:family="text">
      <style:text-properties fo:font-size="14pt" fo:font-weight="bold" officeooo:rsid="001b471d" style:font-size-asian="14pt" style:font-weight-asian="bold" style:font-size-complex="14pt"/>
    </style:style>
    <style:style style:name="T10" style:family="text">
      <style:text-properties fo:language="none" fo:country="none" officeooo:rsid="006e01ec" style:font-name-asian="Times New Roman" style:font-name-complex="Tahoma" style:language-complex="ar" style:country-complex="SA" style:font-weight-complex="bold"/>
    </style:style>
    <style:style style:name="T11" style:family="text">
      <style:text-properties officeooo:rsid="001b471d"/>
    </style:style>
    <style:style style:name="T12" style:family="text">
      <style:text-properties style:use-window-font-color="true"/>
    </style:style>
    <style:style style:name="T13" style:family="text">
      <style:text-properties style:use-window-font-color="true" style:font-name="Arial" fo:font-size="12pt" fo:language="none" fo:country="none" officeooo:rsid="014960be" style:font-name-asian="Times New Roman" style:font-size-asian="12pt" style:font-name-complex="Arial" style:font-size-complex="13pt" style:language-complex="ar" style:country-complex="SA" style:font-style-complex="italic" style:font-weight-complex="normal"/>
    </style:style>
    <style:style style:name="T14" style:family="text">
      <style:text-properties style:use-window-font-color="true" style:font-name="Arial" fo:font-size="12pt" fo:language="none" fo:country="none" officeooo:rsid="014cd6c5" style:font-name-asian="Times New Roman" style:font-size-asian="12pt" style:font-name-complex="Arial" style:font-size-complex="13pt" style:language-complex="ar" style:country-complex="SA" style:font-style-complex="italic" style:font-weight-complex="normal"/>
    </style:style>
    <style:style style:name="T15" style:family="text">
      <style:text-properties style:use-window-font-color="true" style:font-name="Arial" fo:font-size="12pt" style:font-name-asian="Times New Roman" style:font-size-asian="12pt" style:font-name-complex="Arial" style:font-size-complex="13pt" style:font-style-complex="italic" style:font-weight-complex="normal"/>
    </style:style>
    <style:style style:name="T16" style:family="text">
      <style:text-properties style:use-window-font-color="true" style:font-name="Arial" fo:font-size="12pt" officeooo:rsid="014960be" style:font-name-asian="Times New Roman" style:font-size-asian="12pt" style:font-name-complex="Arial" style:font-size-complex="13pt" style:font-style-complex="italic" style:font-weight-complex="normal"/>
    </style:style>
    <style:style style:name="T17" style:family="text">
      <style:text-properties style:use-window-font-color="true" style:font-name="Arial" fo:font-size="12pt" fo:font-weight="bold" officeooo:rsid="014960be" fo:background-color="#ffff00" loext:char-shading-value="0" style:font-name-asian="Times New Roman" style:font-size-asian="12pt" style:font-weight-asian="bold" style:font-name-complex="Arial" style:font-size-complex="13pt" style:font-style-complex="italic" style:font-weight-complex="bold"/>
    </style:style>
    <style:style style:name="T18" style:family="text">
      <style:text-properties style:use-window-font-color="true" style:font-name="Arial" fo:font-size="12pt" fo:font-weight="bold" officeooo:rsid="01519f8e" fo:background-color="#ffff00" loext:char-shading-value="0" style:font-name-asian="Times New Roman" style:font-size-asian="12pt" style:font-weight-asian="bold" style:font-name-complex="Arial" style:font-size-complex="13pt" style:font-style-complex="italic" style:font-weight-complex="bold"/>
    </style:style>
    <style:style style:name="T19" style:family="text">
      <style:text-properties style:use-window-font-color="true" style:font-name="Arial" fo:language="none" fo:country="none" fo:font-weight="bold" officeooo:rsid="002de039" style:font-name-asian="Times New Roman" style:font-weight-asian="bold" style:font-name-complex="Arial" style:language-complex="ar" style:country-complex="SA" style:font-style-complex="italic"/>
    </style:style>
    <style:style style:name="T20" style:family="text">
      <style:text-properties style:use-window-font-color="true" style:font-name="Arial" fo:language="none" fo:country="none" fo:font-weight="bold" officeooo:rsid="007e1d27" style:font-name-asian="Times New Roman" style:font-weight-asian="bold" style:font-name-complex="Arial" style:language-complex="ar" style:country-complex="SA" style:font-style-complex="italic"/>
    </style:style>
    <style:style style:name="T21" style:family="text">
      <style:text-properties style:use-window-font-color="true" style:font-name="Arial" fo:language="none" fo:country="none" officeooo:rsid="003a9d48" style:font-name-asian="Times New Roman" style:font-name-complex="Arial" style:language-complex="ar" style:country-complex="SA" style:font-style-complex="italic"/>
    </style:style>
    <style:style style:name="T22" style:family="text">
      <style:text-properties style:use-window-font-color="true" style:text-position="super 58%" fo:font-size="12pt" fo:language="none" fo:country="none" officeooo:rsid="002c0d15" style:font-name-asian="Times New Roman" style:font-size-asian="12pt" style:font-name-complex="Arial" style:font-size-complex="13pt" style:language-complex="ar" style:country-complex="SA" style:font-style-complex="italic"/>
    </style:style>
    <style:style style:name="T23" style:family="text">
      <style:text-properties style:use-window-font-color="true" fo:font-size="12pt" fo:language="none" fo:country="none" style:font-name-asian="Times New Roman" style:font-size-asian="12pt" style:font-name-complex="Arial" style:font-size-complex="13pt" style:language-complex="ar" style:country-complex="SA" style:font-style-complex="italic"/>
    </style:style>
    <style:style style:name="T24" style:family="text">
      <style:text-properties style:use-window-font-color="true" fo:font-size="12pt" fo:language="none" fo:country="none" officeooo:rsid="0027fdb6" style:font-name-asian="Times New Roman" style:font-size-asian="12pt" style:font-name-complex="Arial" style:font-size-complex="13pt" style:language-complex="ar" style:country-complex="SA" style:font-style-complex="italic"/>
    </style:style>
    <style:style style:name="T25" style:family="text">
      <style:text-properties style:use-window-font-color="true" fo:font-size="12pt" fo:language="none" fo:country="none" officeooo:rsid="004b180f" style:font-name-asian="Times New Roman" style:font-size-asian="12pt" style:font-name-complex="Arial" style:font-size-complex="13pt" style:language-complex="ar" style:country-complex="SA" style:font-style-complex="italic"/>
    </style:style>
    <style:style style:name="T26" style:family="text">
      <style:text-properties style:use-window-font-color="true" fo:font-size="12pt" fo:language="none" fo:country="none" officeooo:rsid="002a4842" style:font-name-asian="Times New Roman" style:font-size-asian="12pt" style:font-name-complex="Arial" style:font-size-complex="13pt" style:language-complex="ar" style:country-complex="SA" style:font-style-complex="italic"/>
    </style:style>
    <style:style style:name="T27" style:family="text">
      <style:text-properties style:use-window-font-color="true" fo:font-size="12pt" fo:language="none" fo:country="none" officeooo:rsid="002de039" style:font-name-asian="Times New Roman" style:font-size-asian="12pt" style:font-name-complex="Arial" style:font-size-complex="13pt" style:language-complex="ar" style:country-complex="SA" style:font-style-complex="italic"/>
    </style:style>
    <style:style style:name="T28" style:family="text">
      <style:text-properties style:use-window-font-color="true" fo:font-size="12pt" fo:language="none" fo:country="none" officeooo:rsid="0051ac6f" style:font-name-asian="Times New Roman" style:font-size-asian="12pt" style:font-name-complex="Arial" style:font-size-complex="13pt" style:language-complex="ar" style:country-complex="SA" style:font-style-complex="italic"/>
    </style:style>
    <style:style style:name="T29" style:family="text">
      <style:text-properties style:use-window-font-color="true" fo:font-size="12pt" fo:language="none" fo:country="none" officeooo:rsid="002e55b4" style:font-name-asian="Times New Roman" style:font-size-asian="12pt" style:font-name-complex="Arial" style:font-size-complex="13pt" style:language-complex="ar" style:country-complex="SA" style:font-style-complex="italic"/>
    </style:style>
    <style:style style:name="T30" style:family="text">
      <style:text-properties style:use-window-font-color="true" fo:font-size="12pt" fo:language="none" fo:country="none" officeooo:rsid="002ed8ae" style:font-name-asian="Times New Roman" style:font-size-asian="12pt" style:font-name-complex="Arial" style:font-size-complex="13pt" style:language-complex="ar" style:country-complex="SA" style:font-style-complex="italic"/>
    </style:style>
    <style:style style:name="T31" style:family="text">
      <style:text-properties style:use-window-font-color="true" fo:font-size="12pt" fo:language="none" fo:country="none" officeooo:rsid="00851f8d" style:font-name-asian="Times New Roman" style:font-size-asian="12pt" style:font-name-complex="Arial" style:font-size-complex="13pt" style:language-complex="ar" style:country-complex="SA" style:font-style-complex="italic"/>
    </style:style>
    <style:style style:name="T32" style:family="text">
      <style:text-properties style:use-window-font-color="true" fo:font-size="12pt" fo:language="none" fo:country="none" officeooo:rsid="00c3377e" style:font-name-asian="Times New Roman" style:font-size-asian="12pt" style:font-name-complex="Arial" style:font-size-complex="13pt" style:language-complex="ar" style:country-complex="SA" style:font-style-complex="italic"/>
    </style:style>
    <style:style style:name="T33" style:family="text">
      <style:text-properties style:use-window-font-color="true" fo:font-size="12pt" fo:language="none" fo:country="none" officeooo:rsid="00c5f325" style:font-name-asian="Times New Roman" style:font-size-asian="12pt" style:font-name-complex="Arial" style:font-size-complex="13pt" style:language-complex="ar" style:country-complex="SA" style:font-style-complex="italic"/>
    </style:style>
    <style:style style:name="T34" style:family="text">
      <style:text-properties style:use-window-font-color="true" fo:font-size="12pt" fo:language="none" fo:country="none" officeooo:rsid="0062b25d" style:font-name-asian="Times New Roman" style:font-size-asian="12pt" style:font-name-complex="Arial" style:font-size-complex="13pt" style:language-complex="ar" style:country-complex="SA" style:font-style-complex="italic"/>
    </style:style>
    <style:style style:name="T35" style:family="text">
      <style:text-properties style:use-window-font-color="true" fo:font-size="12pt" fo:language="none" fo:country="none" officeooo:rsid="006411e8" style:font-name-asian="Times New Roman" style:font-size-asian="12pt" style:font-name-complex="Arial" style:font-size-complex="13pt" style:language-complex="ar" style:country-complex="SA" style:font-style-complex="italic"/>
    </style:style>
    <style:style style:name="T36" style:family="text">
      <style:text-properties style:use-window-font-color="true" fo:font-size="12pt" fo:language="none" fo:country="none" officeooo:rsid="008e7ced" style:font-name-asian="Times New Roman" style:font-size-asian="12pt" style:font-name-complex="Arial" style:font-size-complex="13pt" style:language-complex="ar" style:country-complex="SA" style:font-style-complex="italic"/>
    </style:style>
    <style:style style:name="T37" style:family="text">
      <style:text-properties style:use-window-font-color="true" fo:font-size="12pt" fo:language="none" fo:country="none" officeooo:rsid="0091f5ed" style:font-name-asian="Times New Roman" style:font-size-asian="12pt" style:font-name-complex="Arial" style:font-size-complex="13pt" style:language-complex="ar" style:country-complex="SA" style:font-style-complex="italic"/>
    </style:style>
    <style:style style:name="T38" style:family="text">
      <style:text-properties style:use-window-font-color="true" fo:font-size="12pt" fo:language="none" fo:country="none" officeooo:rsid="0026a80a" style:font-name-asian="Times New Roman" style:font-size-asian="12pt" style:font-name-complex="Arial" style:font-size-complex="13pt" style:language-complex="ar" style:country-complex="SA" style:font-style-complex="italic"/>
    </style:style>
    <style:style style:name="T39" style:family="text">
      <style:text-properties style:use-window-font-color="true" fo:font-size="12pt" fo:language="none" fo:country="none" officeooo:rsid="009de0aa" style:font-name-asian="Times New Roman" style:font-size-asian="12pt" style:font-name-complex="Arial" style:font-size-complex="13pt" style:language-complex="ar" style:country-complex="SA" style:font-style-complex="italic"/>
    </style:style>
    <style:style style:name="T40" style:family="text">
      <style:text-properties style:use-window-font-color="true" fo:font-size="12pt" fo:language="none" fo:country="none" officeooo:rsid="002c0d15" style:font-name-asian="Times New Roman" style:font-size-asian="12pt" style:font-name-complex="Arial" style:font-size-complex="13pt" style:language-complex="ar" style:country-complex="SA" style:font-style-complex="italic"/>
    </style:style>
    <style:style style:name="T41" style:family="text">
      <style:text-properties style:use-window-font-color="true" fo:font-size="12pt" fo:language="none" fo:country="none" officeooo:rsid="009e29c1" style:font-name-asian="Times New Roman" style:font-size-asian="12pt" style:font-name-complex="Arial" style:font-size-complex="13pt" style:language-complex="ar" style:country-complex="SA" style:font-style-complex="italic"/>
    </style:style>
    <style:style style:name="T42" style:family="text">
      <style:text-properties style:use-window-font-color="true" fo:font-size="12pt" fo:language="none" fo:country="none" officeooo:rsid="00555ce8" style:font-name-asian="Times New Roman" style:font-size-asian="12pt" style:font-name-complex="Arial" style:font-size-complex="13pt" style:language-complex="ar" style:country-complex="SA" style:font-style-complex="italic"/>
    </style:style>
    <style:style style:name="T43" style:family="text">
      <style:text-properties style:use-window-font-color="true" fo:font-size="12pt" fo:language="none" fo:country="none" officeooo:rsid="00559b5b" style:font-name-asian="Times New Roman" style:font-size-asian="12pt" style:font-name-complex="Arial" style:font-size-complex="13pt" style:language-complex="ar" style:country-complex="SA" style:font-style-complex="italic"/>
    </style:style>
    <style:style style:name="T44" style:family="text">
      <style:text-properties style:use-window-font-color="true" fo:font-size="12pt" fo:language="none" fo:country="none" officeooo:rsid="00575279" style:font-name-asian="Times New Roman" style:font-size-asian="12pt" style:font-name-complex="Arial" style:font-size-complex="13pt" style:language-complex="ar" style:country-complex="SA" style:font-style-complex="italic"/>
    </style:style>
    <style:style style:name="T45" style:family="text">
      <style:text-properties style:use-window-font-color="true" fo:font-size="12pt" fo:language="none" fo:country="none" officeooo:rsid="00529e14" style:font-name-asian="Times New Roman" style:font-size-asian="12pt" style:font-name-complex="Arial" style:font-size-complex="13pt" style:language-complex="ar" style:country-complex="SA" style:font-style-complex="italic"/>
    </style:style>
    <style:style style:name="T46" style:family="text">
      <style:text-properties style:use-window-font-color="true" fo:font-size="12pt" fo:language="none" fo:country="none" officeooo:rsid="00538963" style:font-name-asian="Times New Roman" style:font-size-asian="12pt" style:font-name-complex="Arial" style:font-size-complex="13pt" style:language-complex="ar" style:country-complex="SA" style:font-style-complex="italic"/>
    </style:style>
    <style:style style:name="T47" style:family="text">
      <style:text-properties style:use-window-font-color="true" fo:font-size="12pt" fo:language="none" fo:country="none" officeooo:rsid="0054201a" style:font-name-asian="Times New Roman" style:font-size-asian="12pt" style:font-name-complex="Arial" style:font-size-complex="13pt" style:language-complex="ar" style:country-complex="SA" style:font-style-complex="italic"/>
    </style:style>
    <style:style style:name="T48" style:family="text">
      <style:text-properties style:use-window-font-color="true" fo:font-size="12pt" fo:language="none" fo:country="none" officeooo:rsid="00845a6e" style:font-name-asian="Times New Roman" style:font-size-asian="12pt" style:font-name-complex="Arial" style:font-size-complex="13pt" style:language-complex="ar" style:country-complex="SA" style:font-style-complex="italic"/>
    </style:style>
    <style:style style:name="T49" style:family="text">
      <style:text-properties style:use-window-font-color="true" fo:font-size="12pt" fo:language="none" fo:country="none" officeooo:rsid="00c7c886" style:font-name-asian="Times New Roman" style:font-size-asian="12pt" style:font-name-complex="Arial" style:font-size-complex="13pt" style:language-complex="ar" style:country-complex="SA" style:font-style-complex="italic"/>
    </style:style>
    <style:style style:name="T50" style:family="text">
      <style:text-properties style:use-window-font-color="true" fo:font-size="12pt" fo:language="none" fo:country="none" officeooo:rsid="00805ed4" style:font-name-asian="Times New Roman" style:font-size-asian="12pt" style:font-name-complex="Arial" style:font-size-complex="13pt" style:language-complex="ar" style:country-complex="SA" style:font-style-complex="italic"/>
    </style:style>
    <style:style style:name="T51" style:family="text">
      <style:text-properties style:use-window-font-color="true" fo:font-size="12pt" fo:language="none" fo:country="none" officeooo:rsid="003ed09b" style:font-name-asian="Times New Roman" style:font-size-asian="12pt" style:font-name-complex="Arial" style:font-size-complex="13pt" style:language-complex="ar" style:country-complex="SA" style:font-style-complex="italic"/>
    </style:style>
    <style:style style:name="T52" style:family="text">
      <style:text-properties style:use-window-font-color="true" fo:font-size="12pt" fo:language="none" fo:country="none" officeooo:rsid="0058f0c0" style:font-name-asian="Times New Roman" style:font-size-asian="12pt" style:font-name-complex="Arial" style:font-size-complex="13pt" style:language-complex="ar" style:country-complex="SA" style:font-style-complex="italic"/>
    </style:style>
    <style:style style:name="T53" style:family="text">
      <style:text-properties style:use-window-font-color="true" fo:font-size="12pt" fo:language="none" fo:country="none" officeooo:rsid="00425276" style:font-name-asian="Times New Roman" style:font-size-asian="12pt" style:font-name-complex="Arial" style:font-size-complex="13pt" style:language-complex="ar" style:country-complex="SA" style:font-style-complex="italic"/>
    </style:style>
    <style:style style:name="T54" style:family="text">
      <style:text-properties style:use-window-font-color="true" fo:font-size="12pt" fo:language="none" fo:country="none" officeooo:rsid="0059f2d6" style:font-name-asian="Times New Roman" style:font-size-asian="12pt" style:font-name-complex="Arial" style:font-size-complex="13pt" style:language-complex="ar" style:country-complex="SA" style:font-style-complex="italic"/>
    </style:style>
    <style:style style:name="T55" style:family="text">
      <style:text-properties style:use-window-font-color="true" fo:font-size="12pt" fo:language="none" fo:country="none" officeooo:rsid="0040af85" style:font-name-asian="Times New Roman" style:font-size-asian="12pt" style:font-name-complex="Arial" style:font-size-complex="13pt" style:language-complex="ar" style:country-complex="SA" style:font-style-complex="italic"/>
    </style:style>
    <style:style style:name="T56" style:family="text">
      <style:text-properties style:use-window-font-color="true" fo:font-size="12pt" fo:language="none" fo:country="none" officeooo:rsid="005a3071" style:font-name-asian="Times New Roman" style:font-size-asian="12pt" style:font-name-complex="Arial" style:font-size-complex="13pt" style:language-complex="ar" style:country-complex="SA" style:font-style-complex="italic"/>
    </style:style>
    <style:style style:name="T57" style:family="text">
      <style:text-properties style:use-window-font-color="true" fo:font-size="12pt" fo:language="none" fo:country="none" officeooo:rsid="005aff63" style:font-name-asian="Times New Roman" style:font-size-asian="12pt" style:font-name-complex="Arial" style:font-size-complex="13pt" style:language-complex="ar" style:country-complex="SA" style:font-style-complex="italic"/>
    </style:style>
    <style:style style:name="T58" style:family="text">
      <style:text-properties style:use-window-font-color="true" fo:font-size="12pt" fo:language="none" fo:country="none" officeooo:rsid="005e5112" style:font-name-asian="Times New Roman" style:font-size-asian="12pt" style:font-name-complex="Arial" style:font-size-complex="13pt" style:language-complex="ar" style:country-complex="SA" style:font-style-complex="italic"/>
    </style:style>
    <style:style style:name="T59" style:family="text">
      <style:text-properties style:use-window-font-color="true" fo:font-size="12pt" fo:language="none" fo:country="none" officeooo:rsid="00447c6e" style:font-name-asian="Times New Roman" style:font-size-asian="12pt" style:font-name-complex="Arial" style:font-size-complex="13pt" style:language-complex="ar" style:country-complex="SA" style:font-style-complex="italic"/>
    </style:style>
    <style:style style:name="T60" style:family="text">
      <style:text-properties style:use-window-font-color="true" fo:font-size="12pt" fo:language="none" fo:country="none" officeooo:rsid="0042bd56" style:font-name-asian="Times New Roman" style:font-size-asian="12pt" style:font-name-complex="Arial" style:font-size-complex="13pt" style:language-complex="ar" style:country-complex="SA" style:font-style-complex="italic"/>
    </style:style>
    <style:style style:name="T61" style:family="text">
      <style:text-properties style:use-window-font-color="true" fo:font-size="12pt" fo:language="none" fo:country="none" officeooo:rsid="0044a49d" style:font-name-asian="Times New Roman" style:font-size-asian="12pt" style:font-name-complex="Arial" style:font-size-complex="13pt" style:language-complex="ar" style:country-complex="SA" style:font-style-complex="italic"/>
    </style:style>
    <style:style style:name="T62" style:family="text">
      <style:text-properties style:use-window-font-color="true" fo:font-size="12pt" fo:language="none" fo:country="none" officeooo:rsid="0046a18d" style:font-name-asian="Times New Roman" style:font-size-asian="12pt" style:font-name-complex="Arial" style:font-size-complex="13pt" style:language-complex="ar" style:country-complex="SA" style:font-style-complex="italic"/>
    </style:style>
    <style:style style:name="T63" style:family="text">
      <style:text-properties style:use-window-font-color="true" fo:font-size="12pt" fo:language="none" fo:country="none" officeooo:rsid="008bdb47" style:font-name-asian="Times New Roman" style:font-size-asian="12pt" style:font-name-complex="Arial" style:font-size-complex="13pt" style:language-complex="ar" style:country-complex="SA" style:font-style-complex="italic"/>
    </style:style>
    <style:style style:name="T64" style:family="text">
      <style:text-properties style:use-window-font-color="true" fo:font-size="12pt" fo:language="none" fo:country="none" officeooo:rsid="00224898" style:font-name-asian="Times New Roman" style:font-size-asian="12pt" style:font-name-complex="Arial" style:font-size-complex="13pt" style:language-complex="ar" style:country-complex="SA" style:font-style-complex="italic"/>
    </style:style>
    <style:style style:name="T65" style:family="text">
      <style:text-properties style:use-window-font-color="true" fo:font-size="12pt" fo:language="none" fo:country="none" officeooo:rsid="007c7d6e" style:font-name-asian="Times New Roman" style:font-size-asian="12pt" style:font-name-complex="Arial" style:font-size-complex="13pt" style:language-complex="ar" style:country-complex="SA" style:font-style-complex="italic"/>
    </style:style>
    <style:style style:name="T66" style:family="text">
      <style:text-properties style:use-window-font-color="true" fo:font-size="12pt" fo:language="none" fo:country="none" officeooo:rsid="00e45762" style:font-name-asian="Times New Roman" style:font-size-asian="12pt" style:font-name-complex="Arial" style:font-size-complex="13pt" style:language-complex="ar" style:country-complex="SA" style:font-style-complex="italic"/>
    </style:style>
    <style:style style:name="T67" style:family="text">
      <style:text-properties style:use-window-font-color="true" fo:font-size="12pt" fo:language="none" fo:country="none" officeooo:rsid="0155f7cc" style:font-name-asian="Times New Roman" style:font-size-asian="12pt" style:font-name-complex="Arial" style:font-size-complex="13pt" style:language-complex="ar" style:country-complex="SA" style:font-style-complex="italic"/>
    </style:style>
    <style:style style:name="T68" style:family="text">
      <style:text-properties style:use-window-font-color="true" fo:font-size="12pt" fo:language="none" fo:country="none" officeooo:rsid="0157b7c7" style:font-name-asian="Times New Roman" style:font-size-asian="12pt" style:font-name-complex="Arial" style:font-size-complex="13pt" style:language-complex="ar" style:country-complex="SA" style:font-style-complex="italic"/>
    </style:style>
    <style:style style:name="T69" style:family="text">
      <style:text-properties style:use-window-font-color="true" fo:font-size="12pt" fo:language="none" fo:country="none" officeooo:rsid="016c8089" style:font-name-asian="Times New Roman" style:font-size-asian="12pt" style:font-name-complex="Arial" style:font-size-complex="13pt" style:language-complex="ar" style:country-complex="SA" style:font-style-complex="italic"/>
    </style:style>
    <style:style style:name="T70" style:family="text">
      <style:text-properties style:use-window-font-color="true" fo:font-size="12pt" fo:language="none" fo:country="none" officeooo:rsid="016c9458" style:font-name-asian="Times New Roman" style:font-size-asian="12pt" style:font-name-complex="Arial" style:font-size-complex="13pt" style:language-complex="ar" style:country-complex="SA" style:font-style-complex="italic"/>
    </style:style>
    <style:style style:name="T71" style:family="text">
      <style:text-properties style:use-window-font-color="true" fo:font-size="12pt" fo:language="none" fo:country="none" officeooo:rsid="0173242c" style:font-name-asian="Times New Roman" style:font-size-asian="12pt" style:font-name-complex="Arial" style:font-size-complex="13pt" style:language-complex="ar" style:country-complex="SA" style:font-style-complex="italic"/>
    </style:style>
    <style:style style:name="T72" style:family="text">
      <style:text-properties style:use-window-font-color="true" fo:font-size="12pt" fo:language="none" fo:country="none" officeooo:rsid="0174a97e" style:font-name-asian="Times New Roman" style:font-size-asian="12pt" style:font-name-complex="Arial" style:font-size-complex="13pt" style:language-complex="ar" style:country-complex="SA" style:font-style-complex="italic"/>
    </style:style>
    <style:style style:name="T73" style:family="text">
      <style:text-properties style:use-window-font-color="true" fo:font-size="12pt" fo:language="none" fo:country="none" officeooo:rsid="00eab646" style:font-name-asian="Times New Roman" style:font-size-asian="12pt" style:font-name-complex="Tahoma" style:font-size-complex="12pt" style:language-complex="ar" style:country-complex="SA" style:font-weight-complex="bold"/>
    </style:style>
    <style:style style:name="T74" style:family="text">
      <style:text-properties style:use-window-font-color="true" fo:font-size="12pt" fo:language="none" fo:country="none" officeooo:rsid="00ec94f7" style:font-name-asian="Times New Roman" style:font-size-asian="12pt" style:font-name-complex="Tahoma" style:font-size-complex="12pt" style:language-complex="ar" style:country-complex="SA" style:font-weight-complex="bold"/>
    </style:style>
    <style:style style:name="T75" style:family="text">
      <style:text-properties style:use-window-font-color="true" fo:font-size="12pt" fo:language="none" fo:country="none" fo:font-weight="normal" officeooo:rsid="01013878" style:font-name-asian="Times New Roman" style:font-size-asian="12pt" style:font-weight-asian="normal" style:font-name-complex="Arial" style:font-size-complex="13pt" style:language-complex="ar" style:country-complex="SA" style:font-style-complex="italic" style:font-weight-complex="normal"/>
    </style:style>
    <style:style style:name="T76" style:family="text">
      <style:text-properties style:use-window-font-color="true" fo:font-size="12pt" fo:language="none" fo:country="none" fo:font-weight="normal" officeooo:rsid="01064bf1" style:font-name-asian="Times New Roman" style:font-size-asian="12pt" style:font-weight-asian="normal" style:font-name-complex="Arial" style:font-size-complex="13pt" style:language-complex="ar" style:country-complex="SA" style:font-style-complex="italic" style:font-weight-complex="normal"/>
    </style:style>
    <style:style style:name="T77" style:family="text">
      <style:text-properties style:use-window-font-color="true" fo:font-size="12pt" fo:language="none" fo:country="none" fo:font-weight="normal" officeooo:rsid="0062b25d" style:font-name-asian="Times New Roman" style:font-size-asian="12pt" style:font-weight-asian="normal" style:font-name-complex="Arial" style:font-size-complex="13pt" style:language-complex="ar" style:country-complex="SA" style:font-style-complex="italic" style:font-weight-complex="normal"/>
    </style:style>
    <style:style style:name="T78" style:family="text">
      <style:text-properties style:use-window-font-color="true" fo:font-size="12pt" fo:language="none" fo:country="none" fo:font-weight="normal" officeooo:rsid="0102bf7b" style:font-name-asian="Times New Roman" style:font-size-asian="12pt" style:font-weight-asian="normal" style:font-name-complex="Arial" style:font-size-complex="13pt" style:language-complex="ar" style:country-complex="SA" style:font-style-complex="italic" style:font-weight-complex="normal"/>
    </style:style>
    <style:style style:name="T79" style:family="text">
      <style:text-properties style:use-window-font-color="true" fo:font-size="12pt" fo:language="none" fo:country="none" fo:font-weight="normal" officeooo:rsid="010493b0" style:font-name-asian="Times New Roman" style:font-size-asian="12pt" style:font-weight-asian="normal" style:font-name-complex="Arial" style:font-size-complex="13pt" style:language-complex="ar" style:country-complex="SA" style:font-style-complex="italic" style:font-weight-complex="normal"/>
    </style:style>
    <style:style style:name="T80" style:family="text">
      <style:text-properties style:use-window-font-color="true" fo:font-size="12pt" fo:language="none" fo:country="none" fo:font-weight="normal" officeooo:rsid="01045b16" style:font-name-asian="Times New Roman" style:font-size-asian="12pt" style:font-weight-asian="normal" style:font-name-complex="Arial" style:font-size-complex="13pt" style:language-complex="ar" style:country-complex="SA" style:font-style-complex="italic" style:font-weight-complex="normal"/>
    </style:style>
    <style:style style:name="T81" style:family="text">
      <style:text-properties style:use-window-font-color="true" fo:font-size="12pt" fo:language="none" fo:country="none" fo:font-weight="normal" officeooo:rsid="0108912d" style:font-name-asian="Times New Roman" style:font-size-asian="12pt" style:font-weight-asian="normal" style:font-name-complex="Arial" style:font-size-complex="13pt" style:language-complex="ar" style:country-complex="SA" style:font-style-complex="italic" style:font-weight-complex="normal"/>
    </style:style>
    <style:style style:name="T82" style:family="text">
      <style:text-properties style:use-window-font-color="true" fo:font-size="12pt" fo:language="none" fo:country="none" fo:font-weight="normal" officeooo:rsid="00f5d453" style:font-name-asian="Times New Roman" style:font-size-asian="12pt" style:font-weight-asian="normal" style:font-name-complex="Arial" style:font-size-complex="13pt" style:language-complex="ar" style:country-complex="SA" style:font-style-complex="italic" style:font-weight-complex="normal"/>
    </style:style>
    <style:style style:name="T83" style:family="text">
      <style:text-properties style:use-window-font-color="true" fo:font-size="12pt" fo:language="none" fo:country="none" fo:font-weight="normal" officeooo:rsid="00f57db7" style:font-name-asian="Times New Roman" style:font-size-asian="12pt" style:font-weight-asian="normal" style:font-name-complex="Arial" style:font-size-complex="13pt" style:language-complex="ar" style:country-complex="SA" style:font-style-complex="italic" style:font-weight-complex="normal"/>
    </style:style>
    <style:style style:name="T84" style:family="text">
      <style:text-properties style:use-window-font-color="true" fo:font-size="12pt" fo:language="none" fo:country="none" fo:font-weight="normal" officeooo:rsid="0026a80a" style:font-name-asian="Times New Roman" style:font-size-asian="12pt" style:font-weight-asian="normal" style:font-name-complex="Arial" style:font-size-complex="13pt" style:language-complex="ar" style:country-complex="SA" style:font-style-complex="italic" style:font-weight-complex="normal"/>
    </style:style>
    <style:style style:name="T85" style:family="text">
      <style:text-properties style:use-window-font-color="true" fo:font-size="12pt" fo:language="none" fo:country="none" fo:font-weight="normal" officeooo:rsid="0051ac6f" style:font-name-asian="Times New Roman" style:font-size-asian="12pt" style:font-weight-asian="normal" style:font-name-complex="Arial" style:font-size-complex="13pt" style:language-complex="ar" style:country-complex="SA" style:font-style-complex="italic" style:font-weight-complex="normal"/>
    </style:style>
    <style:style style:name="T86" style:family="text">
      <style:text-properties style:use-window-font-color="true" fo:font-size="12pt" fo:language="none" fo:country="none" fo:font-weight="normal" officeooo:rsid="009c2a37" style:font-name-asian="Times New Roman" style:font-size-asian="12pt" style:font-weight-asian="normal" style:font-name-complex="Arial" style:font-size-complex="13pt" style:language-complex="ar" style:country-complex="SA" style:font-style-complex="italic" style:font-weight-complex="normal"/>
    </style:style>
    <style:style style:name="T87" style:family="text">
      <style:text-properties style:use-window-font-color="true" fo:font-size="12pt" fo:language="none" fo:country="none" fo:font-weight="normal" officeooo:rsid="0058f0c0" style:font-name-asian="Times New Roman" style:font-size-asian="12pt" style:font-weight-asian="normal" style:font-name-complex="Arial" style:font-size-complex="13pt" style:language-complex="ar" style:country-complex="SA" style:font-style-complex="italic" style:font-weight-complex="normal"/>
    </style:style>
    <style:style style:name="T88" style:family="text">
      <style:text-properties style:use-window-font-color="true" fo:font-size="12pt" fo:language="none" fo:country="none" fo:font-weight="normal" officeooo:rsid="00b37150" style:font-name-asian="Times New Roman" style:font-size-asian="12pt" style:font-weight-asian="normal" style:font-name-complex="Arial" style:font-size-complex="13pt" style:language-complex="ar" style:country-complex="SA" style:font-style-complex="italic" style:font-weight-complex="normal"/>
    </style:style>
    <style:style style:name="T89" style:family="text">
      <style:text-properties style:use-window-font-color="true" fo:font-size="12pt" fo:language="none" fo:country="none" fo:font-weight="normal" officeooo:rsid="002a4842" style:font-name-asian="Times New Roman" style:font-size-asian="12pt" style:font-weight-asian="normal" style:font-name-complex="Arial" style:font-size-complex="13pt" style:language-complex="ar" style:country-complex="SA" style:font-style-complex="italic" style:font-weight-complex="normal"/>
    </style:style>
    <style:style style:name="T90" style:family="text">
      <style:text-properties style:use-window-font-color="true" fo:font-size="12pt" fo:language="none" fo:country="none" fo:font-weight="normal" officeooo:rsid="007a45b9" style:font-name-asian="Times New Roman" style:font-size-asian="12pt" style:font-weight-asian="normal" style:font-name-complex="Arial" style:font-size-complex="13pt" style:language-complex="ar" style:country-complex="SA" style:font-style-complex="italic" style:font-weight-complex="normal"/>
    </style:style>
    <style:style style:name="T91" style:family="text">
      <style:text-properties style:use-window-font-color="true" fo:font-size="12pt" fo:language="none" fo:country="none" fo:font-weight="normal" officeooo:rsid="004b180f" style:font-name-asian="Times New Roman" style:font-size-asian="12pt" style:font-weight-asian="normal" style:font-name-complex="Arial" style:font-size-complex="13pt" style:language-complex="ar" style:country-complex="SA" style:font-style-complex="italic" style:font-weight-complex="normal"/>
    </style:style>
    <style:style style:name="T92" style:family="text">
      <style:text-properties style:use-window-font-color="true" fo:font-size="12pt" fo:language="none" fo:country="none" fo:font-weight="normal" officeooo:rsid="00786a21" style:font-name-asian="Times New Roman" style:font-size-asian="12pt" style:font-weight-asian="normal" style:font-name-complex="Arial" style:font-size-complex="13pt" style:language-complex="ar" style:country-complex="SA" style:font-style-complex="italic" style:font-weight-complex="normal"/>
    </style:style>
    <style:style style:name="T93" style:family="text">
      <style:text-properties style:use-window-font-color="true" fo:font-size="12pt" fo:language="none" fo:country="none" fo:font-weight="normal" officeooo:rsid="00c3377e" style:font-name-asian="Times New Roman" style:font-size-asian="12pt" style:font-weight-asian="normal" style:font-name-complex="Arial" style:font-size-complex="13pt" style:language-complex="ar" style:country-complex="SA" style:font-style-complex="italic" style:font-weight-complex="normal"/>
    </style:style>
    <style:style style:name="T94" style:family="text">
      <style:text-properties style:use-window-font-color="true" fo:font-size="12pt" fo:language="none" fo:country="none" fo:font-weight="normal" officeooo:rsid="015283be" style:font-name-asian="Times New Roman" style:font-size-asian="12pt" style:font-weight-asian="normal" style:font-name-complex="Arial" style:font-size-complex="13pt" style:language-complex="ar" style:country-complex="SA" style:font-style-complex="italic" style:font-weight-complex="normal"/>
    </style:style>
    <style:style style:name="T95" style:family="text">
      <style:text-properties style:use-window-font-color="true" fo:font-size="12pt" fo:language="none" fo:country="none" fo:font-weight="normal" officeooo:rsid="015c9cda" style:font-name-asian="Times New Roman" style:font-size-asian="12pt" style:font-weight-asian="normal" style:font-name-complex="Arial" style:font-size-complex="13pt" style:language-complex="ar" style:country-complex="SA" style:font-style-complex="italic" style:font-weight-complex="normal"/>
    </style:style>
    <style:style style:name="T96" style:family="text">
      <style:text-properties style:use-window-font-color="true" fo:font-size="12pt" fo:language="none" fo:country="none" fo:font-weight="normal" officeooo:rsid="0180abe1" style:font-name-asian="Times New Roman" style:font-size-asian="12pt" style:font-weight-asian="normal" style:font-name-complex="Arial" style:font-size-complex="13pt" style:language-complex="ar" style:country-complex="SA" style:font-style-complex="italic" style:font-weight-complex="normal"/>
    </style:style>
    <style:style style:name="T97" style:family="text">
      <style:text-properties style:use-window-font-color="true" fo:font-size="12pt" fo:language="none" fo:country="none" fo:font-weight="normal" style:font-name-asian="Times New Roman" style:font-size-asian="12pt" style:font-weight-asian="normal" style:font-name-complex="Arial" style:font-size-complex="13pt" style:language-complex="ar" style:country-complex="SA" style:font-weight-complex="normal"/>
    </style:style>
    <style:style style:name="T98" style:family="text">
      <style:text-properties style:use-window-font-color="true" fo:font-size="12pt" fo:language="none" fo:country="none" fo:font-weight="normal" officeooo:rsid="00c5f325" style:font-name-asian="Times New Roman" style:font-size-asian="12pt" style:font-weight-asian="normal" style:font-name-complex="Arial" style:font-size-complex="13pt" style:language-complex="ar" style:country-complex="SA" style:font-weight-complex="normal"/>
    </style:style>
    <style:style style:name="T99" style:family="text">
      <style:text-properties style:use-window-font-color="true" fo:font-size="12pt" fo:language="none" fo:country="none" fo:font-weight="normal" officeooo:rsid="0174a97e" style:font-name-asian="Times New Roman" style:font-size-asian="12pt" style:font-weight-asian="normal" style:font-name-complex="Arial" style:font-size-complex="13pt" style:language-complex="ar" style:country-complex="SA" style:font-weight-complex="normal"/>
    </style:style>
    <style:style style:name="T100" style:family="text">
      <style:text-properties style:use-window-font-color="true" fo:font-size="12pt" fo:language="none" fo:country="none" fo:font-weight="bold" style:font-name-asian="Times New Roman" style:font-size-asian="12pt" style:font-weight-asian="bold" style:font-name-complex="Arial" style:font-size-complex="13pt" style:language-complex="ar" style:country-complex="SA" style:font-style-complex="italic"/>
    </style:style>
    <style:style style:name="T101" style:family="text">
      <style:text-properties style:use-window-font-color="true" fo:font-size="12pt" fo:language="none" fo:country="none" fo:font-weight="bold" officeooo:rsid="0108912d" style:font-name-asian="Times New Roman" style:font-size-asian="12pt" style:font-weight-asian="bold" style:font-name-complex="Arial" style:font-size-complex="13pt" style:language-complex="ar" style:country-complex="SA" style:font-style-complex="italic" style:font-weight-complex="bold"/>
    </style:style>
    <style:style style:name="T102" style:family="text">
      <style:text-properties style:use-window-font-color="true" fo:font-size="12pt" fo:language="none" fo:country="none" fo:font-weight="bold" officeooo:rsid="010e42b6" style:font-name-asian="Times New Roman" style:font-size-asian="12pt" style:font-weight-asian="bold" style:font-name-complex="Arial" style:font-size-complex="13pt" style:language-complex="ar" style:country-complex="SA" style:font-style-complex="italic" style:font-weight-complex="bold"/>
    </style:style>
    <style:style style:name="T103" style:family="text">
      <style:text-properties style:use-window-font-color="true" fo:font-size="12pt" fo:language="none" fo:country="none" fo:font-weight="bold" officeooo:rsid="01170cde" style:font-name-asian="Times New Roman" style:font-size-asian="12pt" style:font-weight-asian="bold" style:font-name-complex="Arial" style:font-size-complex="13pt" style:language-complex="ar" style:country-complex="SA" style:font-style-complex="italic" style:font-weight-complex="bold"/>
    </style:style>
    <style:style style:name="T104" style:family="text">
      <style:text-properties style:use-window-font-color="true" fo:font-size="12pt" fo:language="none" fo:country="none" fo:font-weight="bold" officeooo:rsid="01183847" style:font-name-asian="Times New Roman" style:font-size-asian="12pt" style:font-weight-asian="bold" style:font-name-complex="Arial" style:font-size-complex="13pt" style:language-complex="ar" style:country-complex="SA" style:font-style-complex="italic" style:font-weight-complex="bold"/>
    </style:style>
    <style:style style:name="T105" style:family="text">
      <style:text-properties style:use-window-font-color="true" fo:font-size="12pt" fo:language="none" fo:country="none" fo:font-weight="bold" officeooo:rsid="0062b25d" style:font-name-asian="Times New Roman" style:font-size-asian="12pt" style:font-weight-asian="bold" style:font-name-complex="Arial" style:font-size-complex="13pt" style:language-complex="ar" style:country-complex="SA" style:font-style-complex="italic" style:font-weight-complex="bold"/>
    </style:style>
    <style:style style:name="T106" style:family="text">
      <style:text-properties style:use-window-font-color="true" fo:font-size="12pt" fo:language="none" fo:country="none" fo:font-weight="bold" officeooo:rsid="006525f8" style:font-name-asian="Times New Roman" style:font-size-asian="12pt" style:font-weight-asian="bold" style:font-name-complex="Arial" style:font-size-complex="13pt" style:language-complex="ar" style:country-complex="SA" style:font-style-complex="italic" style:font-weight-complex="bold"/>
    </style:style>
    <style:style style:name="T107" style:family="text">
      <style:text-properties style:use-window-font-color="true" fo:font-size="12pt" fo:language="none" fo:country="none" fo:font-weight="bold" officeooo:rsid="00ff8d6c" style:font-name-asian="Times New Roman" style:font-size-asian="12pt" style:font-weight-asian="bold" style:font-name-complex="Arial" style:font-size-complex="13pt" style:language-complex="ar" style:country-complex="SA" style:font-style-complex="italic" style:font-weight-complex="bold"/>
    </style:style>
    <style:style style:name="T108" style:family="text">
      <style:text-properties style:use-window-font-color="true" fo:font-size="12pt" fo:language="none" fo:country="none" fo:font-weight="bold" officeooo:rsid="0062b25d" style:font-name-asian="Times New Roman" style:font-size-asian="12pt" style:font-weight-asian="bold" style:font-name-complex="Arial" style:font-size-complex="13pt" style:language-complex="ar" style:country-complex="SA" style:font-style-complex="italic"/>
    </style:style>
    <style:style style:name="T109" style:family="text">
      <style:text-properties style:use-window-font-color="true" fo:font-size="12pt" fo:language="none" fo:country="none" fo:font-weight="bold" officeooo:rsid="0091f5ed" style:font-name-asian="Times New Roman" style:font-size-asian="12pt" style:font-weight-asian="bold" style:font-name-complex="Arial" style:font-size-complex="13pt" style:language-complex="ar" style:country-complex="SA" style:font-style-complex="italic"/>
    </style:style>
    <style:style style:name="T110" style:family="text">
      <style:text-properties style:use-window-font-color="true" fo:font-size="12pt" fo:language="none" fo:country="none" fo:font-weight="bold" officeooo:rsid="006525f8" style:font-name-asian="Times New Roman" style:font-size-asian="12pt" style:font-weight-asian="bold" style:font-name-complex="Arial" style:font-size-complex="13pt" style:language-complex="ar" style:country-complex="SA" style:font-style-complex="italic"/>
    </style:style>
    <style:style style:name="T111" style:family="text">
      <style:text-properties style:use-window-font-color="true" fo:font-size="12pt" fo:language="none" fo:country="none" fo:font-weight="bold" officeooo:rsid="00ff8d6c" style:font-name-asian="Times New Roman" style:font-size-asian="12pt" style:font-weight-asian="bold" style:font-name-complex="Arial" style:font-size-complex="13pt" style:language-complex="ar" style:country-complex="SA" style:font-style-complex="italic"/>
    </style:style>
    <style:style style:name="T112" style:family="text">
      <style:text-properties style:use-window-font-color="true" fo:font-size="12pt" fo:language="none" fo:country="none" fo:font-weight="bold" officeooo:rsid="01013878" style:font-name-asian="Times New Roman" style:font-size-asian="12pt" style:font-weight-asian="bold" style:font-name-complex="Arial" style:font-size-complex="13pt" style:language-complex="ar" style:country-complex="SA" style:font-style-complex="italic"/>
    </style:style>
    <style:style style:name="T113" style:family="text">
      <style:text-properties style:use-window-font-color="true" fo:font-size="12pt" fo:language="none" fo:country="none" fo:font-weight="bold" officeooo:rsid="00f57db7" style:font-name-asian="Times New Roman" style:font-size-asian="12pt" style:font-weight-asian="bold" style:font-name-complex="Arial" style:font-size-complex="13pt" style:language-complex="ar" style:country-complex="SA" style:font-style-complex="italic"/>
    </style:style>
    <style:style style:name="T114" style:family="text">
      <style:text-properties style:use-window-font-color="true" fo:font-size="12pt" fo:language="none" fo:country="none" fo:font-weight="bold" officeooo:rsid="0051ac6f" style:font-name-asian="Times New Roman" style:font-size-asian="12pt" style:font-weight-asian="bold" style:font-name-complex="Arial" style:font-size-complex="13pt" style:language-complex="ar" style:country-complex="SA" style:font-style-complex="italic"/>
    </style:style>
    <style:style style:name="T115" style:family="text">
      <style:text-properties style:use-window-font-color="true" fo:font-size="12pt" fo:language="none" fo:country="none" fo:font-weight="bold" officeooo:rsid="009c2a37" style:font-name-asian="Times New Roman" style:font-size-asian="12pt" style:font-weight-asian="bold" style:font-name-complex="Arial" style:font-size-complex="13pt" style:language-complex="ar" style:country-complex="SA" style:font-style-complex="italic"/>
    </style:style>
    <style:style style:name="T116" style:family="text">
      <style:text-properties style:use-window-font-color="true" fo:font-size="12pt" fo:language="none" fo:country="none" fo:font-weight="bold" officeooo:rsid="00851f8d" style:font-name-asian="Times New Roman" style:font-size-asian="12pt" style:font-weight-asian="bold" style:font-name-complex="Arial" style:font-size-complex="13pt" style:language-complex="ar" style:country-complex="SA" style:font-style-complex="italic"/>
    </style:style>
    <style:style style:name="T117" style:family="text">
      <style:text-properties style:use-window-font-color="true" fo:font-size="12pt" fo:language="none" fo:country="none" fo:font-weight="bold" officeooo:rsid="00224898" style:font-name-asian="Times New Roman" style:font-size-asian="12pt" style:font-weight-asian="bold" style:font-name-complex="Arial" style:font-size-complex="13pt" style:language-complex="ar" style:country-complex="SA" style:font-style-complex="italic"/>
    </style:style>
    <style:style style:name="T118" style:family="text">
      <style:text-properties style:use-window-font-color="true" fo:font-size="12pt" fo:language="none" fo:country="none" fo:font-weight="bold" officeooo:rsid="007b276d" style:font-name-asian="Times New Roman" style:font-size-asian="12pt" style:font-weight-asian="bold" style:font-name-complex="Arial" style:font-size-complex="13pt" style:language-complex="ar" style:country-complex="SA" style:font-style-complex="italic"/>
    </style:style>
    <style:style style:name="T119" style:family="text">
      <style:text-properties style:use-window-font-color="true" fo:font-size="12pt" fo:language="none" fo:country="none" fo:font-style="normal" fo:font-weight="normal" fo:background-color="#ff972f" loext:char-shading-value="0" style:font-name-asian="Times New Roman" style:font-size-asian="12pt" style:font-style-asian="normal" style:font-weight-asian="normal" style:font-name-complex="Arial" style:font-size-complex="13pt" style:language-complex="ar" style:country-complex="SA" style:font-weight-complex="normal"/>
    </style:style>
    <style:style style:name="T120" style:family="text">
      <style:text-properties style:use-window-font-color="true" fo:font-size="12pt" fo:language="none" fo:country="none" fo:font-style="normal" fo:font-weight="normal" officeooo:rsid="0174a97e" fo:background-color="#ff972f" loext:char-shading-value="0" style:font-name-asian="Times New Roman" style:font-size-asian="12pt" style:font-style-asian="normal" style:font-weight-asian="normal" style:font-name-complex="Arial" style:font-size-complex="13pt" style:language-complex="ar" style:country-complex="SA" style:font-weight-complex="normal"/>
    </style:style>
    <style:style style:name="T121" style:family="text">
      <style:text-properties style:use-window-font-color="true" fo:font-size="12pt" fo:language="none" fo:country="none" fo:font-style="normal" fo:font-weight="normal" officeooo:rsid="00c5f325" fo:background-color="#ff972f" loext:char-shading-value="0" style:font-name-asian="Times New Roman" style:font-size-asian="12pt" style:font-style-asian="normal" style:font-weight-asian="normal" style:font-name-complex="Arial" style:font-size-complex="13pt" style:language-complex="ar" style:country-complex="SA" style:font-weight-complex="normal"/>
    </style:style>
    <style:style style:name="T122" style:family="text">
      <style:text-properties style:use-window-font-color="true" fo:font-size="12pt" fo:language="none" fo:country="none" fo:font-style="normal" fo:font-weight="normal" officeooo:rsid="017599e6" fo:background-color="#ff972f" loext:char-shading-value="0" style:font-name-asian="Times New Roman" style:font-size-asian="12pt" style:font-style-asian="normal" style:font-weight-asian="normal" style:font-name-complex="Arial" style:font-size-complex="13pt" style:language-complex="ar" style:country-complex="SA" style:font-weight-complex="normal"/>
    </style:style>
    <style:style style:name="T123" style:family="text">
      <style:text-properties style:use-window-font-color="true" fo:font-size="12pt" fo:font-weight="normal" officeooo:rsid="00615f08" style:font-name-asian="Times New Roman" style:font-size-asian="12pt" style:font-weight-asian="normal" style:font-name-complex="Arial" style:font-size-complex="13pt" style:language-complex="ar" style:country-complex="SA" style:font-style-complex="italic" style:font-weight-complex="normal"/>
    </style:style>
    <style:style style:name="T124" style:family="text">
      <style:text-properties style:use-window-font-color="true" fo:font-size="12pt" fo:font-weight="normal" officeooo:rsid="007c5846" style:font-name-asian="Times New Roman" style:font-size-asian="12pt" style:font-weight-asian="normal" style:font-name-complex="Arial" style:font-size-complex="13pt" style:language-complex="ar" style:country-complex="SA" style:font-style-complex="italic" style:font-weight-complex="normal"/>
    </style:style>
    <style:style style:name="T125" style:family="text">
      <style:text-properties style:use-window-font-color="true" style:font-name="Ubuntu" fo:font-size="12pt" style:font-name-asian="Times New Roman" style:font-size-asian="12pt" style:font-name-complex="Arial" style:font-size-complex="13pt" style:font-style-complex="italic" style:font-weight-complex="normal"/>
    </style:style>
    <style:style style:name="T126" style:family="text">
      <style:text-properties style:use-window-font-color="true" style:font-name="Ubuntu" fo:font-size="12pt" officeooo:rsid="014b0079" style:font-name-asian="Times New Roman" style:font-size-asian="12pt" style:font-name-complex="Arial" style:font-size-complex="13pt" style:font-style-complex="italic" style:font-weight-complex="normal"/>
    </style:style>
    <style:style style:name="T127" style:family="text">
      <style:text-properties style:use-window-font-color="true" style:font-name="Ubuntu" fo:font-size="12pt" fo:language="none" fo:country="none" fo:font-weight="bold" officeooo:rsid="00ff8d6c" style:font-name-asian="Times New Roman" style:font-size-asian="12pt" style:font-weight-asian="bold" style:font-name-complex="Arial" style:font-size-complex="13pt" style:language-complex="ar" style:country-complex="SA" style:font-style-complex="italic" style:font-weight-complex="bold"/>
    </style:style>
    <style:style style:name="T128" style:family="text">
      <style:text-properties style:use-window-font-color="true" style:font-name="Ubuntu" fo:font-size="12pt" fo:language="none" fo:country="none" fo:font-weight="bold" officeooo:rsid="01823e18" style:font-name-asian="Times New Roman" style:font-size-asian="12pt" style:font-weight-asian="bold" style:font-name-complex="Arial" style:font-size-complex="13pt" style:language-complex="ar" style:country-complex="SA" style:font-style-complex="italic" style:font-weight-complex="bold"/>
    </style:style>
    <style:style style:name="T129" style:family="text">
      <style:text-properties style:use-window-font-color="true" style:font-name="Ubuntu" fo:font-size="12pt" fo:language="none" fo:country="none" fo:font-weight="bold" officeooo:rsid="01170cde" style:font-name-asian="Times New Roman" style:font-size-asian="12pt" style:font-weight-asian="bold" style:font-name-complex="Arial" style:font-size-complex="13pt" style:language-complex="ar" style:country-complex="SA" style:font-style-complex="italic" style:font-weight-complex="bold"/>
    </style:style>
    <style:style style:name="T130" style:family="text">
      <style:text-properties style:use-window-font-color="true" style:font-name="Ubuntu" fo:font-size="12pt" fo:language="none" fo:country="none" fo:font-weight="bold" officeooo:rsid="00f57db7" style:font-name-asian="Times New Roman" style:font-size-asian="12pt" style:font-weight-asian="bold" style:font-name-complex="Arial" style:font-size-complex="13pt" style:language-complex="ar" style:country-complex="SA" style:font-style-complex="italic" style:font-weight-complex="bold"/>
    </style:style>
    <style:style style:name="T131" style:family="text">
      <style:text-properties style:use-window-font-color="true" style:font-name="Ubuntu" fo:font-size="12pt" fo:language="none" fo:country="none" fo:font-weight="bold" officeooo:rsid="0183482e" style:font-name-asian="Times New Roman" style:font-size-asian="12pt" style:font-weight-asian="bold" style:font-name-complex="Arial" style:font-size-complex="13pt" style:language-complex="ar" style:country-complex="SA" style:font-style-complex="italic" style:font-weight-complex="bold"/>
    </style:style>
    <style:style style:name="T132" style:family="text">
      <style:text-properties style:use-window-font-color="true" style:font-name="Ubuntu" fo:font-size="12pt" fo:language="none" fo:country="none" fo:font-weight="bold" officeooo:rsid="00f5d453" style:font-name-asian="Times New Roman" style:font-size-asian="12pt" style:font-weight-asian="bold" style:font-name-complex="Arial" style:font-size-complex="13pt" style:language-complex="ar" style:country-complex="SA" style:font-style-complex="italic" style:font-weight-complex="bold"/>
    </style:style>
    <style:style style:name="T133" style:family="text">
      <style:text-properties style:use-window-font-color="true" style:font-name="Ubuntu" fo:font-size="12pt" fo:language="none" fo:country="none" fo:font-weight="normal" officeooo:rsid="01825b05" style:font-name-asian="Times New Roman" style:font-size-asian="12pt" style:font-weight-asian="normal" style:font-name-complex="Arial" style:font-size-complex="13pt" style:language-complex="ar" style:country-complex="SA" style:font-style-complex="italic" style:font-weight-complex="normal"/>
    </style:style>
    <style:style style:name="T134" style:family="text">
      <style:text-properties style:use-window-font-color="true" style:font-name="Ubuntu" fo:font-size="12pt" fo:language="none" fo:country="none" fo:font-weight="normal" officeooo:rsid="0108912d" style:font-name-asian="Times New Roman" style:font-size-asian="12pt" style:font-weight-asian="normal" style:font-name-complex="Arial" style:font-size-complex="13pt" style:language-complex="ar" style:country-complex="SA" style:font-style-complex="italic" style:font-weight-complex="normal"/>
    </style:style>
    <style:style style:name="T135" style:family="text">
      <style:text-properties style:use-window-font-color="true" style:font-name="Ubuntu" fo:font-size="12pt" fo:language="none" fo:country="none" fo:font-weight="normal" officeooo:rsid="00f5d453" style:font-name-asian="Times New Roman" style:font-size-asian="12pt" style:font-weight-asian="normal" style:font-name-complex="Arial" style:font-size-complex="13pt" style:language-complex="ar" style:country-complex="SA" style:font-style-complex="italic" style:font-weight-complex="normal"/>
    </style:style>
    <style:style style:name="T136" style:family="text">
      <style:text-properties style:use-window-font-color="true" style:font-name="Ubuntu" fo:font-size="12pt" fo:language="none" fo:country="none" fo:font-weight="normal" officeooo:rsid="0183482e" style:font-name-asian="Times New Roman" style:font-size-asian="12pt" style:font-weight-asian="normal" style:font-name-complex="Arial" style:font-size-complex="13pt" style:language-complex="ar" style:country-complex="SA" style:font-style-complex="italic" style:font-weight-complex="normal"/>
    </style:style>
    <style:style style:name="T137" style:family="text">
      <style:text-properties style:use-window-font-color="true" style:font-name="Ubuntu" fo:font-size="12pt" fo:font-weight="bold" style:font-name-asian="Times New Roman" style:font-size-asian="12pt" style:font-weight-asian="bold" style:font-name-complex="Arial" style:font-size-complex="13pt" style:font-style-complex="italic"/>
    </style:style>
    <style:style style:name="T138" style:family="text">
      <style:text-properties style:use-window-font-color="true" fo:language="none" fo:country="none" style:font-name-asian="Times New Roman" style:font-name-complex="Arial" style:language-complex="ar" style:country-complex="SA" style:font-style-complex="italic"/>
    </style:style>
    <style:style style:name="T139" style:family="text">
      <style:text-properties style:use-window-font-color="true" fo:language="none" fo:country="none" officeooo:rsid="0023bbc8" style:font-name-asian="Times New Roman" style:font-name-complex="Arial" style:language-complex="ar" style:country-complex="SA" style:font-style-complex="italic"/>
    </style:style>
    <style:style style:name="T140" style:family="text">
      <style:text-properties style:use-window-font-color="true" fo:language="none" fo:country="none" officeooo:rsid="0038ae92" style:font-name-asian="Times New Roman" style:font-name-complex="Arial" style:language-complex="ar" style:country-complex="SA" style:font-style-complex="italic"/>
    </style:style>
    <style:style style:name="T141" style:family="text">
      <style:text-properties style:use-window-font-color="true" fo:language="none" fo:country="none" officeooo:rsid="002e55b4" style:font-name-asian="Times New Roman" style:font-name-complex="Arial" style:language-complex="ar" style:country-complex="SA" style:font-style-complex="italic"/>
    </style:style>
    <style:style style:name="T142" style:family="text">
      <style:text-properties style:use-window-font-color="true" fo:language="none" fo:country="none" style:font-name-asian="Times New Roman" style:font-name-complex="Arial" style:language-complex="ar" style:country-complex="SA" style:font-style-complex="italic" style:font-weight-complex="normal"/>
    </style:style>
    <style:style style:name="T143" style:family="text">
      <style:text-properties style:use-window-font-color="true" fo:language="none" fo:country="none" officeooo:rsid="003a9d48" style:font-name-asian="Times New Roman" style:font-name-complex="Arial" style:language-complex="ar" style:country-complex="SA" style:font-style-complex="italic" style:font-weight-complex="normal"/>
    </style:style>
    <style:style style:name="T144" style:family="text">
      <style:text-properties style:use-window-font-color="true" fo:language="none" fo:country="none" fo:font-weight="bold" officeooo:rsid="01170cde" style:font-name-asian="Times New Roman" style:font-weight-asian="bold" style:font-name-complex="Tahoma" style:language-complex="ar" style:country-complex="SA" style:font-weight-complex="bold"/>
    </style:style>
    <style:style style:name="T145" style:family="text">
      <style:text-properties style:use-window-font-color="true" fo:language="none" fo:country="none" fo:font-weight="bold" style:font-name-asian="Times New Roman" style:font-weight-asian="bold" style:font-name-complex="Arial" style:language-complex="ar" style:country-complex="SA" style:font-style-complex="italic"/>
    </style:style>
    <style:style style:name="T146" style:family="text">
      <style:text-properties style:use-window-font-color="true" fo:language="none" fo:country="none" fo:font-weight="bold" officeooo:rsid="0042bd56" style:font-name-asian="Times New Roman" style:font-weight-asian="bold" style:font-name-complex="Arial" style:language-complex="ar" style:country-complex="SA" style:font-style-complex="italic"/>
    </style:style>
    <style:style style:name="T147" style:family="text">
      <style:text-properties style:use-window-font-color="true" fo:language="none" fo:country="none" fo:font-weight="normal" officeooo:rsid="00f14ea6" style:font-name-asian="Times New Roman" style:font-weight-asian="normal" style:font-name-complex="Arial" style:language-complex="ar" style:country-complex="SA" style:font-style-complex="italic" style:font-weight-complex="normal"/>
    </style:style>
    <style:style style:name="T148" style:family="text">
      <style:text-properties style:use-window-font-color="true" fo:language="none" fo:country="none" fo:font-weight="normal" officeooo:rsid="00671d78" style:font-name-asian="Times New Roman" style:font-weight-asian="normal" style:font-name-complex="Arial" style:language-complex="ar" style:country-complex="SA" style:font-style-complex="italic" style:font-weight-complex="normal"/>
    </style:style>
    <style:style style:name="T149" style:family="text">
      <style:text-properties style:use-window-font-color="true" fo:language="none" fo:country="none" fo:font-weight="normal" officeooo:rsid="00f27004" style:font-name-asian="Times New Roman" style:font-weight-asian="normal" style:font-name-complex="Arial" style:language-complex="ar" style:country-complex="SA" style:font-style-complex="italic" style:font-weight-complex="normal"/>
    </style:style>
    <style:style style:name="T150" style:family="text">
      <style:text-properties style:use-window-font-color="true" fo:language="none" fo:country="none" officeooo:rsid="002e55b4" fo:background-color="#ffff00" loext:char-shading-value="0" style:font-name-asian="Times New Roman" style:font-name-complex="Arial" style:language-complex="ar" style:country-complex="SA" style:font-style-complex="italic"/>
    </style:style>
    <style:style style:name="T151" style:family="text">
      <style:text-properties style:use-window-font-color="true" style:font-name="Consola Mono" fo:font-size="12pt" fo:language="none" fo:country="none" officeooo:rsid="003a9d48" style:font-name-asian="Times New Roman" style:font-size-asian="12pt" style:font-name-complex="Arial" style:font-size-complex="13pt" style:language-complex="ar" style:country-complex="SA" style:font-style-complex="italic"/>
    </style:style>
    <style:style style:name="T152" style:family="text">
      <style:text-properties style:use-window-font-color="true" style:font-name="Consola Mono" fo:font-size="12pt" fo:language="none" fo:country="none" officeooo:rsid="003c4a5c" style:font-name-asian="Times New Roman" style:font-size-asian="12pt" style:font-name-complex="Arial" style:font-size-complex="13pt" style:language-complex="ar" style:country-complex="SA" style:font-style-complex="italic"/>
    </style:style>
    <style:style style:name="T153" style:family="text">
      <style:text-properties style:use-window-font-color="true" style:font-name="Consola Mono" fo:font-size="12pt" fo:language="none" fo:country="none" officeooo:rsid="011230e9" style:font-name-asian="Times New Roman" style:font-size-asian="12pt" style:font-name-complex="Arial" style:font-size-complex="13pt" style:language-complex="ar" style:country-complex="SA" style:font-style-complex="italic"/>
    </style:style>
    <style:style style:name="T154" style:family="text">
      <style:text-properties style:use-window-font-color="true" style:font-name="Consola Mono" fo:font-size="12pt" style:font-name-asian="Times New Roman" style:font-size-asian="12pt" style:font-name-complex="Arial" style:font-size-complex="13pt" style:font-weight-complex="normal"/>
    </style:style>
    <style:style style:name="T155" style:family="text">
      <style:text-properties style:use-window-font-color="true" style:font-name="Consola Mono" fo:font-size="12pt" style:font-name-asian="Times New Roman" style:font-size-asian="12pt" style:font-name-complex="Arial" style:font-size-complex="13pt" style:font-style-complex="italic" style:font-weight-complex="normal"/>
    </style:style>
    <style:style style:name="T156" style:family="text">
      <style:text-properties style:use-window-font-color="true" style:font-name="Consola Mono" fo:language="none" fo:country="none" officeooo:rsid="003a9d48" style:font-name-asian="Times New Roman" style:font-name-complex="Arial" style:language-complex="ar" style:country-complex="SA" style:font-style-complex="italic"/>
    </style:style>
    <style:style style:name="T157" style:family="text">
      <style:text-properties style:use-window-font-color="true" style:font-name="Consola Mono" fo:language="none" fo:country="none" officeooo:rsid="003c4a5c" style:font-name-asian="Times New Roman" style:font-name-complex="Arial" style:language-complex="ar" style:country-complex="SA" style:font-style-complex="italic"/>
    </style:style>
    <style:style style:name="T158" style:family="text">
      <style:text-properties style:use-window-font-color="true" fo:font-size="11pt" fo:language="en" fo:country="US" style:font-name-asian="Times New Roman" style:font-size-asian="11pt" style:font-name-complex="Arial" style:font-size-complex="12pt" style:language-complex="ar" style:country-complex="SA"/>
    </style:style>
    <style:style style:name="T159" style:family="text">
      <style:text-properties style:use-window-font-color="true" fo:font-size="11pt" fo:language="en" fo:country="US" officeooo:rsid="006989ad" style:font-name-asian="Times New Roman" style:font-size-asian="11pt" style:font-name-complex="Arial" style:font-size-complex="12pt" style:language-complex="ar" style:country-complex="SA"/>
    </style:style>
    <style:style style:name="T160" style:family="text">
      <style:text-properties style:use-window-font-color="true" fo:font-size="11pt" fo:language="en" fo:country="US" officeooo:rsid="00df9705" style:font-name-asian="Times New Roman" style:font-size-asian="11pt" style:font-name-complex="Arial" style:font-size-complex="12pt" style:language-complex="ar" style:country-complex="SA"/>
    </style:style>
    <style:style style:name="T161" style:family="text">
      <style:text-properties style:use-window-font-color="true" fo:font-size="11pt" fo:language="en" fo:country="US" officeooo:rsid="001e23c0" style:font-name-asian="Times New Roman" style:font-size-asian="11pt" style:font-name-complex="Arial" style:font-size-complex="12pt" style:language-complex="ar" style:country-complex="SA"/>
    </style:style>
    <style:style style:name="T162" style:family="text">
      <style:text-properties style:use-window-font-color="true" fo:font-size="11pt" fo:language="en" fo:country="US" officeooo:rsid="001f1f0d" style:font-name-asian="Times New Roman" style:font-size-asian="11pt" style:font-name-complex="Arial" style:font-size-complex="12pt" style:language-complex="ar" style:country-complex="SA"/>
    </style:style>
    <style:style style:name="T163" style:family="text">
      <style:text-properties style:use-window-font-color="true" fo:font-weight="bold" officeooo:rsid="01170cde" style:font-weight-asian="bold" style:font-weight-complex="bold"/>
    </style:style>
    <style:style style:name="T164" style:family="text">
      <style:text-properties style:use-window-font-color="true" fo:font-size="26pt" fo:language="en" fo:country="US" fo:font-weight="bold" officeooo:rsid="001b471d" style:font-name-asian="Times New Roman" style:font-size-asian="26pt" style:font-weight-asian="bold" style:font-name-complex="Arial" style:font-size-complex="26pt" style:language-complex="ar" style:country-complex="SA"/>
    </style:style>
    <style:style style:name="T165" style:family="text">
      <style:text-properties style:use-window-font-color="true" fo:font-size="14pt" fo:language="en" fo:country="US" fo:font-weight="bold" officeooo:rsid="001b471d" style:font-name-asian="Times New Roman" style:font-size-asian="14pt" style:font-weight-asian="bold" style:font-name-complex="Arial" style:font-size-complex="14pt" style:language-complex="ar" style:country-complex="SA"/>
    </style:style>
    <style:style style:name="T166" style:family="text">
      <style:text-properties style:use-window-font-color="true" fo:font-size="14pt" fo:language="en" fo:country="US" fo:font-weight="bold" officeooo:rsid="01239255" style:font-name-asian="Times New Roman" style:font-size-asian="14pt" style:font-weight-asian="bold" style:font-name-complex="Arial" style:font-size-complex="14pt" style:language-complex="ar" style:country-complex="SA"/>
    </style:style>
    <style:style style:name="T167" style:family="text">
      <style:text-properties style:use-window-font-color="true" fo:font-size="14pt" fo:language="en" fo:country="US" fo:font-weight="bold" officeooo:rsid="018ea39f" style:font-name-asian="Times New Roman" style:font-size-asian="14pt" style:font-weight-asian="bold" style:font-name-complex="Arial" style:font-size-complex="14pt" style:language-complex="ar" style:country-complex="SA"/>
    </style:style>
    <style:style style:name="T168" style:family="text">
      <style:text-properties style:use-window-font-color="true" style:text-line-through-style="none" style:text-line-through-type="none" style:font-name="Ubuntu" fo:font-size="12pt" fo:language="none" fo:country="none" fo:font-weight="normal" officeooo:rsid="01825b05" style:font-name-asian="Times New Roman" style:font-size-asian="12pt" style:font-weight-asian="normal" style:font-name-complex="Arial" style:font-size-complex="13pt" style:language-complex="ar" style:country-complex="SA" style:font-style-complex="italic" style:font-weight-complex="normal"/>
    </style:style>
    <style:style style:name="T169" style:family="text">
      <style:text-properties style:use-window-font-color="true" style:text-line-through-style="none" style:text-line-through-type="none" style:font-name="Ubuntu" fo:font-size="12pt" fo:language="none" fo:country="none" fo:font-weight="normal" officeooo:rsid="0189cf94" style:font-name-asian="Times New Roman" style:font-size-asian="12pt" style:font-weight-asian="normal" style:font-name-complex="Arial" style:font-size-complex="13pt" style:language-complex="ar" style:country-complex="SA" style:font-style-complex="italic" style:font-weight-complex="normal"/>
    </style:style>
    <style:style style:name="T170" style:family="text">
      <style:text-properties officeooo:rsid="001c6a5f"/>
    </style:style>
    <style:style style:name="T171" style:family="text">
      <style:text-properties officeooo:rsid="003c4a5c"/>
    </style:style>
    <style:style style:name="T172" style:family="text">
      <style:text-properties officeooo:rsid="005c4539"/>
    </style:style>
    <style:style style:name="T173" style:family="text">
      <style:text-properties officeooo:rsid="0065f638"/>
    </style:style>
    <style:style style:name="T174" style:family="text">
      <style:text-properties officeooo:rsid="00671d78"/>
    </style:style>
    <style:style style:name="T175" style:family="text">
      <style:text-properties officeooo:rsid="006e01ec"/>
    </style:style>
    <style:style style:name="T176" style:family="text">
      <style:text-properties officeooo:rsid="007704d6"/>
    </style:style>
    <style:style style:name="T177" style:family="text">
      <style:text-properties officeooo:rsid="00785943"/>
    </style:style>
    <style:style style:name="T178" style:family="text">
      <style:text-properties fo:font-weight="bold" style:font-weight-asian="bold" style:font-weight-complex="bold"/>
    </style:style>
    <style:style style:name="T179" style:family="text">
      <style:text-properties fo:font-weight="bold" officeooo:rsid="00f5d453" style:font-weight-asian="bold" style:font-weight-complex="bold"/>
    </style:style>
    <style:style style:name="T180" style:family="text">
      <style:text-properties fo:font-weight="bold" officeooo:rsid="00fbb2c4" style:font-weight-asian="bold" style:font-weight-complex="bold"/>
    </style:style>
    <style:style style:name="T181" style:family="text">
      <style:text-properties fo:font-weight="bold" officeooo:rsid="00f6b2a4" style:font-weight-asian="bold" style:font-weight-complex="bold"/>
    </style:style>
    <style:style style:name="T182" style:family="text">
      <style:text-properties fo:font-weight="bold" officeooo:rsid="0139b151" style:font-weight-asian="bold" style:font-weight-complex="bold"/>
    </style:style>
    <style:style style:name="T183" style:family="text">
      <style:text-properties fo:font-weight="bold" style:font-weight-asian="bold" style:font-size-complex="12pt" style:font-weight-complex="bold"/>
    </style:style>
    <style:style style:name="T184" style:family="text">
      <style:text-properties fo:font-weight="bold" officeooo:rsid="017c31ef" fo:background-color="#ffff00" loext:char-shading-value="0" style:font-weight-asian="bold" style:font-weight-complex="bold"/>
    </style:style>
    <style:style style:name="T185" style:family="text">
      <style:text-properties fo:font-weight="bold" officeooo:rsid="00f6b2a4" fo:background-color="#ffff00" loext:char-shading-value="0" style:font-weight-asian="bold" style:font-weight-complex="bold"/>
    </style:style>
    <style:style style:name="T186" style:family="text">
      <style:text-properties fo:font-weight="normal" style:font-weight-asian="normal"/>
    </style:style>
    <style:style style:name="T187" style:family="text">
      <style:text-properties fo:font-weight="normal" style:font-weight-asian="normal" style:font-weight-complex="normal"/>
    </style:style>
    <style:style style:name="T188" style:family="text">
      <style:text-properties fo:font-weight="normal" officeooo:rsid="00ff8d6c" style:font-weight-asian="normal" style:font-weight-complex="normal"/>
    </style:style>
    <style:style style:name="T189" style:family="text">
      <style:text-properties fo:font-weight="normal" officeooo:rsid="0097e001" style:font-weight-asian="normal" style:font-weight-complex="normal"/>
    </style:style>
    <style:style style:name="T190" style:family="text">
      <style:text-properties fo:font-weight="normal" officeooo:rsid="01064bf1" style:font-weight-asian="normal" style:font-weight-complex="normal"/>
    </style:style>
    <style:style style:name="T191" style:family="text">
      <style:text-properties fo:font-weight="normal" officeooo:rsid="0108912d" style:font-weight-asian="normal" style:font-weight-complex="normal"/>
    </style:style>
    <style:style style:name="T192" style:family="text">
      <style:text-properties fo:font-weight="normal" officeooo:rsid="01110e3b" style:font-weight-asian="normal" style:font-weight-complex="normal"/>
    </style:style>
    <style:style style:name="T193" style:family="text">
      <style:text-properties fo:font-weight="normal" officeooo:rsid="01345714" style:font-weight-asian="normal" style:font-weight-complex="normal"/>
    </style:style>
    <style:style style:name="T194" style:family="text">
      <style:text-properties fo:font-weight="normal" officeooo:rsid="0139ee73" style:font-weight-asian="normal" style:font-weight-complex="normal"/>
    </style:style>
    <style:style style:name="T195" style:family="text">
      <style:text-properties fo:font-weight="normal" officeooo:rsid="01517245" style:font-weight-asian="normal" style:font-weight-complex="normal"/>
    </style:style>
    <style:style style:name="T196" style:family="text">
      <style:text-properties fo:font-weight="normal" officeooo:rsid="0157b7c7" style:font-weight-asian="normal" style:font-weight-complex="normal"/>
    </style:style>
    <style:style style:name="T197" style:family="text">
      <style:text-properties fo:font-weight="normal" officeooo:rsid="015ab096" style:font-weight-asian="normal" style:font-weight-complex="normal"/>
    </style:style>
    <style:style style:name="T198" style:family="text">
      <style:text-properties fo:font-weight="normal" officeooo:rsid="018ba904" fo:background-color="#ffff00" loext:char-shading-value="0" style:font-weight-asian="normal" style:font-weight-complex="normal"/>
    </style:style>
    <style:style style:name="T199" style:family="text">
      <style:text-properties style:font-name="Ubuntu"/>
    </style:style>
    <style:style style:name="T200" style:family="text">
      <style:text-properties officeooo:rsid="007a45b9"/>
    </style:style>
    <style:style style:name="T201" style:family="text">
      <style:text-properties officeooo:rsid="007b0b62"/>
    </style:style>
    <style:style style:name="T202" style:family="text">
      <style:text-properties fo:font-size="12pt" officeooo:rsid="00eab646" style:font-size-asian="12pt" style:font-size-complex="12pt"/>
    </style:style>
    <style:style style:name="T203" style:family="text">
      <style:text-properties fo:font-size="12pt" fo:language="none" fo:country="none" officeooo:rsid="0023bbc8" style:font-name-asian="Times New Roman" style:font-size-asian="12pt" style:font-name-complex="Arial" style:font-size-complex="13pt" style:language-complex="ar" style:country-complex="SA" style:font-style-complex="italic"/>
    </style:style>
    <style:style style:name="T204" style:family="text">
      <style:text-properties fo:font-size="12pt" fo:language="none" fo:country="none" officeooo:rsid="00e9bcf1" style:font-name-asian="Times New Roman" style:font-size-asian="12pt" style:font-name-complex="Arial" style:font-size-complex="13pt" style:language-complex="ar" style:country-complex="SA" style:font-style-complex="italic"/>
    </style:style>
    <style:style style:name="T205" style:family="text">
      <style:text-properties fo:font-size="12pt" fo:language="none" fo:country="none" officeooo:rsid="00eab646" style:font-name-asian="Times New Roman" style:font-size-asian="12pt" style:font-name-complex="Arial" style:font-size-complex="13pt" style:language-complex="ar" style:country-complex="SA" style:font-style-complex="italic"/>
    </style:style>
    <style:style style:name="T206" style:family="text">
      <style:text-properties fo:font-size="12pt" fo:language="none" fo:country="none" officeooo:rsid="012f1a8b" style:font-name-asian="Times New Roman" style:font-size-asian="12pt" style:font-name-complex="Arial" style:font-size-complex="13pt" style:language-complex="ar" style:country-complex="SA" style:font-style-complex="italic"/>
    </style:style>
    <style:style style:name="T207" style:family="text">
      <style:text-properties fo:font-size="12pt" fo:language="none" fo:country="none" officeooo:rsid="00eab646" style:font-name-asian="Times New Roman" style:font-size-asian="12pt" style:font-name-complex="Tahoma" style:font-size-complex="12pt" style:language-complex="ar" style:country-complex="SA" style:font-weight-complex="bold"/>
    </style:style>
    <style:style style:name="T208" style:family="text">
      <style:text-properties fo:font-size="12pt" fo:language="none" fo:country="none" officeooo:rsid="00ec94f7" style:font-name-asian="Times New Roman" style:font-size-asian="12pt" style:font-name-complex="Tahoma" style:font-size-complex="12pt" style:language-complex="ar" style:country-complex="SA" style:font-weight-complex="bold"/>
    </style:style>
    <style:style style:name="T209" style:family="text">
      <style:text-properties fo:font-size="12pt" fo:language="none" fo:country="none" fo:font-weight="bold" officeooo:rsid="00ec94f7" style:font-name-asian="Times New Roman" style:font-size-asian="12pt" style:font-weight-asian="bold" style:font-name-complex="Tahoma" style:font-size-complex="12pt" style:language-complex="ar" style:country-complex="SA" style:font-weight-complex="bold"/>
    </style:style>
    <style:style style:name="T210" style:family="text">
      <style:text-properties fo:font-size="12pt" fo:language="none" fo:country="none" officeooo:rsid="00ecf777" fo:background-color="#ffff00" loext:char-shading-value="0" style:font-name-asian="Times New Roman" style:font-size-asian="12pt" style:font-name-complex="Arial" style:font-size-complex="13pt" style:language-complex="ar" style:country-complex="SA" style:font-style-complex="italic"/>
    </style:style>
    <style:style style:name="T211" style:family="text">
      <style:text-properties fo:font-size="12pt" fo:language="none" fo:country="none" officeooo:rsid="00eab646" fo:background-color="#ffff00" loext:char-shading-value="0" style:font-name-asian="Times New Roman" style:font-size-asian="12pt" style:font-name-complex="Arial" style:font-size-complex="13pt" style:language-complex="ar" style:country-complex="SA" style:font-style-complex="italic"/>
    </style:style>
    <style:style style:name="T212" style:family="text">
      <style:text-properties fo:font-size="12pt" fo:font-weight="normal" style:font-size-asian="12pt" style:font-weight-asian="normal" style:font-size-complex="12pt" style:font-weight-complex="normal"/>
    </style:style>
    <style:style style:name="T213" style:family="text">
      <style:text-properties officeooo:rsid="008226ce"/>
    </style:style>
    <style:style style:name="T214" style:family="text">
      <style:text-properties officeooo:rsid="00851f8d"/>
    </style:style>
    <style:style style:name="T215" style:family="text">
      <style:text-properties officeooo:rsid="008bdb47"/>
    </style:style>
    <style:style style:name="T216" style:family="text">
      <style:text-properties officeooo:rsid="0097e001"/>
    </style:style>
    <style:style style:name="T217" style:family="text">
      <style:text-properties officeooo:rsid="009de0aa"/>
    </style:style>
    <style:style style:name="T218" style:family="text">
      <style:text-properties officeooo:rsid="009faa23"/>
    </style:style>
    <style:style style:name="T219" style:family="text">
      <style:text-properties officeooo:rsid="00a93e57"/>
    </style:style>
    <style:style style:name="T220" style:family="text">
      <style:text-properties officeooo:rsid="00aa4a99"/>
    </style:style>
    <style:style style:name="T221" style:family="text">
      <style:text-properties officeooo:rsid="00adb691"/>
    </style:style>
    <style:style style:name="T222" style:family="text">
      <style:text-properties officeooo:rsid="00b341fe"/>
    </style:style>
    <style:style style:name="T223" style:family="text">
      <style:text-properties style:font-name="Consola Mono"/>
    </style:style>
    <style:style style:name="T224" style:family="text">
      <style:text-properties style:font-name="Consola Mono" officeooo:rsid="003d7516"/>
    </style:style>
    <style:style style:name="T225" style:family="text">
      <style:text-properties style:font-name="Consola Mono" officeooo:rsid="00b341fe"/>
    </style:style>
    <style:style style:name="T226" style:family="text">
      <style:text-properties style:font-name="Consola Mono" officeooo:rsid="00e45762"/>
    </style:style>
    <style:style style:name="T227" style:family="text">
      <style:text-properties style:font-name="Consola Mono" officeooo:rsid="003c4a5c"/>
    </style:style>
    <style:style style:name="T228" style:family="text">
      <style:text-properties style:font-name="Consola Mono" officeooo:rsid="011230e9"/>
    </style:style>
    <style:style style:name="T229" style:family="text">
      <style:text-properties style:font-name="Consola Mono" fo:font-size="12pt" fo:font-weight="bold" style:font-size-asian="12pt" style:font-weight-asian="bold" style:font-size-complex="12pt" style:font-weight-complex="bold"/>
    </style:style>
    <style:style style:name="T230" style:family="text">
      <style:text-properties fo:color="#0000ff" style:text-underline-style="none" fo:font-weight="bold" officeooo:rsid="00c43bbe" style:font-weight-asian="bold" style:font-name-complex="Tahoma" style:font-size-complex="12pt" style:font-weight-complex="bold"/>
    </style:style>
    <style:style style:name="T231" style:family="text">
      <style:text-properties officeooo:rsid="00c4fbca"/>
    </style:style>
    <style:style style:name="T232" style:family="text">
      <style:text-properties officeooo:rsid="00cb3ff0"/>
    </style:style>
    <style:style style:name="T233" style:family="text">
      <style:text-properties fo:color="#800080" style:font-name="Arial" fo:font-size="12pt" style:font-name-asian="Times New Roman" style:font-size-asian="12pt" style:font-name-complex="Arial" style:font-size-complex="13pt" style:font-weight-complex="normal"/>
    </style:style>
    <style:style style:name="T234" style:family="text">
      <style:text-properties officeooo:rsid="00d5969c"/>
    </style:style>
    <style:style style:name="T235" style:family="text">
      <style:text-properties officeooo:rsid="00df9705"/>
    </style:style>
    <style:style style:name="T236" style:family="text">
      <style:text-properties officeooo:rsid="00e45762"/>
    </style:style>
    <style:style style:name="T237" style:family="text">
      <style:text-properties officeooo:rsid="00e73b1f"/>
    </style:style>
    <style:style style:name="T238" style:family="text">
      <style:text-properties fo:text-transform="uppercase" style:use-window-font-color="true" fo:font-size="16pt" fo:language="none" fo:country="none" fo:font-weight="bold" officeooo:rsid="00ea4632" style:letter-kerning="true" style:font-name-asian="Times New Roman" style:font-size-asian="16pt" style:font-weight-asian="bold" style:font-name-complex="Arial" style:font-size-complex="16pt" style:language-complex="ar" style:country-complex="SA" style:font-weight-complex="bold"/>
    </style:style>
    <style:style style:name="T239" style:family="text">
      <style:text-properties officeooo:rsid="00eab646"/>
    </style:style>
    <style:style style:name="T240" style:family="text">
      <style:text-properties officeooo:rsid="00f5d453"/>
    </style:style>
    <style:style style:name="T241" style:family="text">
      <style:text-properties officeooo:rsid="00f6b2a4"/>
    </style:style>
    <style:style style:name="T242" style:family="text">
      <style:text-properties officeooo:rsid="00f88511"/>
    </style:style>
    <style:style style:name="T243" style:family="text">
      <style:text-properties officeooo:rsid="00fa5cc0"/>
    </style:style>
    <style:style style:name="T244" style:family="text">
      <style:text-properties officeooo:rsid="00fbb2c4"/>
    </style:style>
    <style:style style:name="T245" style:family="text">
      <style:text-properties officeooo:rsid="00fc647a"/>
    </style:style>
    <style:style style:name="T246" style:family="text">
      <style:text-properties officeooo:rsid="00ff8d6c"/>
    </style:style>
    <style:style style:name="T247" style:family="text">
      <style:text-properties officeooo:rsid="0108912d"/>
    </style:style>
    <style:style style:name="T248" style:family="text">
      <style:text-properties officeooo:rsid="010b8ef7"/>
    </style:style>
    <style:style style:name="T249" style:family="text">
      <style:text-properties officeooo:rsid="011230e9"/>
    </style:style>
    <style:style style:name="T250" style:family="text">
      <style:text-properties officeooo:rsid="011230e9" style:font-style-complex="italic"/>
    </style:style>
    <style:style style:name="T251" style:family="text">
      <style:text-properties officeooo:rsid="01151df5"/>
    </style:style>
    <style:style style:name="T252" style:family="text">
      <style:text-properties officeooo:rsid="011527fc"/>
    </style:style>
    <style:style style:name="T253" style:family="text">
      <style:text-properties officeooo:rsid="01170cde"/>
    </style:style>
    <style:style style:name="T254" style:family="text">
      <style:text-properties style:font-weight-complex="normal"/>
    </style:style>
    <style:style style:name="T255" style:family="text">
      <style:text-properties officeooo:rsid="00fc647a" style:font-weight-complex="normal"/>
    </style:style>
    <style:style style:name="T256" style:family="text">
      <style:text-properties officeooo:rsid="0137c1ec" style:font-weight-complex="normal"/>
    </style:style>
    <style:style style:name="T257" style:family="text">
      <style:text-properties officeooo:rsid="011b57d9"/>
    </style:style>
    <style:style style:name="T258" style:family="text">
      <style:text-properties officeooo:rsid="0123fae0"/>
    </style:style>
    <style:style style:name="T259" style:family="text">
      <style:text-properties officeooo:rsid="01259b15"/>
    </style:style>
    <style:style style:name="T260" style:family="text">
      <style:text-properties officeooo:rsid="01274e83"/>
    </style:style>
    <style:style style:name="T261" style:family="text">
      <style:text-properties style:text-position="super 58%"/>
    </style:style>
    <style:style style:name="T262" style:family="text">
      <style:text-properties officeooo:rsid="0137c1ec"/>
    </style:style>
    <style:style style:name="T263" style:family="text">
      <style:text-properties officeooo:rsid="0139b151"/>
    </style:style>
    <style:style style:name="T264" style:family="text">
      <style:text-properties officeooo:rsid="0027a45c"/>
    </style:style>
    <style:style style:name="T265" style:family="text">
      <style:text-properties officeooo:rsid="013b69c3"/>
    </style:style>
    <style:style style:name="T266" style:family="text">
      <style:text-properties officeooo:rsid="01419b54"/>
    </style:style>
    <style:style style:name="T267" style:family="text">
      <style:text-properties officeooo:rsid="0142c6d1"/>
    </style:style>
    <style:style style:name="T268" style:family="text">
      <style:text-properties fo:font-style="italic" fo:font-weight="bold" officeooo:rsid="01445342" style:font-style-asian="italic" style:font-weight-asian="bold" style:font-weight-complex="bold"/>
    </style:style>
    <style:style style:name="T269" style:family="text">
      <style:text-properties style:font-name="Dyno Sans" fo:font-size="12pt" fo:font-weight="bold" style:font-size-asian="12pt" style:font-weight-asian="bold" style:font-size-complex="12pt" style:font-weight-complex="bold"/>
    </style:style>
    <style:style style:name="T270" style:family="text">
      <style:text-properties style:font-name="Arial" officeooo:rsid="014960be" fo:background-color="#ffff00" loext:char-shading-value="0"/>
    </style:style>
    <style:style style:name="T271" style:family="text">
      <style:text-properties style:font-name="Arial" officeooo:rsid="01519f8e" fo:background-color="#ffff00" loext:char-shading-value="0"/>
    </style:style>
    <style:style style:name="T272" style:family="text">
      <style:text-properties style:font-name="Arial" officeooo:rsid="01528b2c" fo:background-color="#ffff00" loext:char-shading-value="0"/>
    </style:style>
    <style:style style:name="T273" style:family="text">
      <style:text-properties style:font-name="Arial" fo:font-weight="normal" officeooo:rsid="014960be" style:font-weight-asian="normal" style:font-weight-complex="normal"/>
    </style:style>
    <style:style style:name="T274" style:family="text">
      <style:text-properties style:font-name="Arial" fo:font-weight="normal" officeooo:rsid="014b0079" style:font-weight-asian="normal" style:font-weight-complex="normal"/>
    </style:style>
    <style:style style:name="T275" style:family="text">
      <style:text-properties officeooo:rsid="015ffcaf"/>
    </style:style>
    <style:style style:name="T276" style:family="text">
      <style:text-properties officeooo:rsid="0051ac6f"/>
    </style:style>
    <style:style style:name="T277" style:family="text">
      <style:text-properties officeooo:rsid="00c5f325"/>
    </style:style>
    <style:style style:name="T278" style:family="text">
      <style:text-properties officeooo:rsid="01798d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126in" fo:text-indent="-0.25in" fo:margin-left="3.312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126in" fo:text-indent="-0.25in" fo:margin-left="3.3126in"/>
        </style:list-level-properties>
      </text:list-level-style-bullet>
    </text:list-style>
    <text:list-style style:name="L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4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4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4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
      <text:p text:style-name="P4">PI Blackbox</text:p>
      <text:p text:style-name="P6"><text:span text:style-name="T7">Software </text:span><text:span text:style-name="T164">Specification</text:span></text:p>
      <text:p text:style-name="P7"/>
      <text:p text:style-name="P8"/>
      <text:p text:style-name="P231">demo software <text:s/>commands</text:p>
      <text:p text:style-name="P6"><text:span text:style-name="T167">May 5</text:span><text:span text:style-name="T8">, 20</text:span><text:span text:style-name="T9">20</text:span></text:p>
      <text:p text:style-name="P187"/>
      <text:p text:style-name="P188"/>
      <text:p text:style-name="P188"/>
      <text:p text:style-name="P188"/>
      <text:p text:style-name="P188"/>
      <text:p text:style-name="P188"/>
      <text:p text:style-name="P188"/>
      <text:p text:style-name="P188"/>
      <text:p text:style-name="P188"/>
      <text:p text:style-name="P188"/>
      <text:p text:style-name="P189"/>
      <text:p text:style-name="P164">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098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098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6"><text:a xlink:type="simple" xlink:href="#__RefHeading___Toc381963435" text:style-name="Index_20_Link" text:visited-style-name="Index_20_Link">1.0 <text:s/>Blackbox architecture<text:tab/>4</text:a></text:p>
          <text:p text:style-name="P168"><text:a xlink:type="simple" xlink:href="#__RefHeading___Toc381963436" text:style-name="Index_20_Link" text:visited-style-name="Index_20_Link">1.1 <text:s/>Function<text:tab/>4</text:a></text:p>
          <text:p text:style-name="P168"><text:a xlink:type="simple" xlink:href="#__RefHeading___Toc17143_1036155796" text:style-name="Index_20_Link" text:visited-style-name="Index_20_Link">1.2 <text:s/>Peripherals<text:tab/>4</text:a></text:p>
          <text:p text:style-name="P168"><text:a xlink:type="simple" xlink:href="#__RefHeading___Toc381963437" text:style-name="Index_20_Link" text:visited-style-name="Index_20_Link">1.3 <text:s/>Metrics Captured<text:tab/>4</text:a></text:p>
          <text:p text:style-name="P168"><text:a xlink:type="simple" xlink:href="#__RefHeading___Toc17145_1036155796" text:style-name="Index_20_Link" text:visited-style-name="Index_20_Link">1.4 <text:s/>Capture Rate(s)<text:tab/>4</text:a></text:p>
          <text:p text:style-name="P166"><text:a xlink:type="simple" xlink:href="#__RefHeading___Toc17147_1036155796" text:style-name="Index_20_Link" text:visited-style-name="Index_20_Link">2.0 <text:s/>Software Specification<text:tab/>5</text:a></text:p>
          <text:p text:style-name="P168"><text:a xlink:type="simple" xlink:href="#__RefHeading___Toc17149_1036155796" text:style-name="Index_20_Link" text:visited-style-name="Index_20_Link">2.1 <text:s/>Timestamp, Date-Time Naming Convention<text:tab/>5</text:a></text:p>
          <text:p text:style-name="P168"><text:a xlink:type="simple" xlink:href="#__RefHeading___Toc17151_1036155796" text:style-name="Index_20_Link" text:visited-style-name="Index_20_Link">2.2 <text:s/>BlackBox Naming Convention<text:tab/>5</text:a></text:p>
          <text:p text:style-name="P168"><text:a xlink:type="simple" xlink:href="#__RefHeading___Toc381963438" text:style-name="Index_20_Link" text:visited-style-name="Index_20_Link">2.3 <text:s/>Log File<text:tab/>6</text:a></text:p>
          <text:p text:style-name="P169"><text:a xlink:type="simple" xlink:href="#__RefHeading___Toc17153_1036155796" text:style-name="Index_20_Link" text:visited-style-name="Index_20_Link">2.3.1 <text:s/></text:a><text:a xlink:type="simple" xlink:href="#__RefHeading___Toc17153_1036155796" text:style-name="Index_20_Link" text:visited-style-name="Index_20_Link">Log File </text:a><text:a xlink:type="simple" xlink:href="#__RefHeading___Toc17153_1036155796" text:style-name="Index_20_Link" text:visited-style-name="Index_20_Link">N</text:a><text:a xlink:type="simple" xlink:href="#__RefHeading___Toc17153_1036155796" text:style-name="Index_20_Link" text:visited-style-name="Index_20_Link">aming Convention:</text:a><text:a xlink:type="simple" xlink:href="#__RefHeading___Toc17153_1036155796" text:style-name="Index_20_Link" text:visited-style-name="Index_20_Link"><text:tab/>6</text:a></text:p>
          <text:p text:style-name="P169"><text:a xlink:type="simple" xlink:href="#__RefHeading___Toc17155_1036155796" text:style-name="Index_20_Link" text:visited-style-name="Index_20_Link">2.3.2 <text:s/></text:a><text:a xlink:type="simple" xlink:href="#__RefHeading___Toc17155_1036155796" text:style-name="Index_20_Link" text:visited-style-name="Index_20_Link">Log </text:a><text:a xlink:type="simple" xlink:href="#__RefHeading___Toc17155_1036155796" text:style-name="Index_20_Link" text:visited-style-name="Index_20_Link">File Structure</text:a><text:a xlink:type="simple" xlink:href="#__RefHeading___Toc17155_1036155796" text:style-name="Index_20_Link" text:visited-style-name="Index_20_Link"><text:tab/>7</text:a></text:p>
          <text:p text:style-name="P169"><text:a xlink:type="simple" xlink:href="#__RefHeading___Toc17157_1036155796" text:style-name="Index_20_Link" text:visited-style-name="Index_20_Link">2.3.3 <text:s/></text:a><text:a xlink:type="simple" xlink:href="#__RefHeading___Toc17157_1036155796" text:style-name="Index_20_Link" text:visited-style-name="Index_20_Link">Log File </text:a><text:a xlink:type="simple" xlink:href="#__RefHeading___Toc17157_1036155796" text:style-name="Index_20_Link" text:visited-style-name="Index_20_Link">Data Type</text:a><text:a xlink:type="simple" xlink:href="#__RefHeading___Toc17157_1036155796" text:style-name="Index_20_Link" text:visited-style-name="Index_20_Link">s </text:a><text:a xlink:type="simple" xlink:href="#__RefHeading___Toc17157_1036155796" text:style-name="Index_20_Link" text:visited-style-name="Index_20_Link">and </text:a><text:a xlink:type="simple" xlink:href="#__RefHeading___Toc17157_1036155796" text:style-name="Index_20_Link" text:visited-style-name="Index_20_Link">Format</text:a><text:a xlink:type="simple" xlink:href="#__RefHeading___Toc17157_1036155796" text:style-name="Index_20_Link" text:visited-style-name="Index_20_Link"><text:tab/>8</text:a></text:p>
          <text:p text:style-name="P169"><text:a xlink:type="simple" xlink:href="#__RefHeading___Toc17159_1036155796" text:style-name="Index_20_Link" text:visited-style-name="Index_20_Link">2.3.4 <text:s/>Log File Creation and Refresh<text:tab/>8</text:a></text:p>
          <text:p text:style-name="P169"><text:a xlink:type="simple" xlink:href="#__RefHeading___Toc17161_1036155796" text:style-name="Index_20_Link" text:visited-style-name="Index_20_Link">2.3.5 <text:s/></text:a><text:a xlink:type="simple" xlink:href="#__RefHeading___Toc17161_1036155796" text:style-name="Index_20_Link" text:visited-style-name="Index_20_Link">L</text:a><text:a xlink:type="simple" xlink:href="#__RefHeading___Toc17161_1036155796" text:style-name="Index_20_Link" text:visited-style-name="Index_20_Link">og File Flags</text:a><text:a xlink:type="simple" xlink:href="#__RefHeading___Toc17161_1036155796" text:style-name="Index_20_Link" text:visited-style-name="Index_20_Link"><text:tab/>9</text:a></text:p>
          <text:p text:style-name="P169"><text:a xlink:type="simple" xlink:href="#__RefHeading___Toc17163_1036155796" text:style-name="Index_20_Link" text:visited-style-name="Index_20_Link">2.3.6 <text:s/>Log File Path<text:tab/>9</text:a></text:p>
          <text:p text:style-name="P169"><text:a xlink:type="simple" xlink:href="#__RefHeading___Toc17165_1036155796" text:style-name="Index_20_Link" text:visited-style-name="Index_20_Link">2.3.7 <text:s/></text:a><text:a xlink:type="simple" xlink:href="#__RefHeading___Toc17165_1036155796" text:style-name="Index_20_Link" text:visited-style-name="Index_20_Link">L</text:a><text:a xlink:type="simple" xlink:href="#__RefHeading___Toc17165_1036155796" text:style-name="Index_20_Link" text:visited-style-name="Index_20_Link">og File Upload</text:a><text:a xlink:type="simple" xlink:href="#__RefHeading___Toc17165_1036155796" text:style-name="Index_20_Link" text:visited-style-name="Index_20_Link"><text:tab/>9</text:a></text:p>
          <text:p text:style-name="P168"><text:a xlink:type="simple" xlink:href="#__RefHeading___Toc17167_1036155796" text:style-name="Index_20_Link" text:visited-style-name="Index_20_Link">2.4 <text:s/>Config File<text:tab/>10</text:a></text:p>
          <text:p text:style-name="P169"><text:a xlink:type="simple" xlink:href="#__RefHeading___Toc17169_1036155796" text:style-name="Index_20_Link" text:visited-style-name="Index_20_Link">2.4.1 <text:s/>Name<text:tab/>10</text:a></text:p>
          <text:p text:style-name="P169"><text:a xlink:type="simple" xlink:href="#__RefHeading___Toc17171_1036155796" text:style-name="Index_20_Link" text:visited-style-name="Index_20_Link">2.4.2 <text:s/></text:a><text:a xlink:type="simple" xlink:href="#__RefHeading___Toc17171_1036155796" text:style-name="Index_20_Link" text:visited-style-name="Index_20_Link">Config File </text:a><text:a xlink:type="simple" xlink:href="#__RefHeading___Toc17171_1036155796" text:style-name="Index_20_Link" text:visited-style-name="Index_20_Link">L</text:a><text:a xlink:type="simple" xlink:href="#__RefHeading___Toc17171_1036155796" text:style-name="Index_20_Link" text:visited-style-name="Index_20_Link">ocation</text:a><text:a xlink:type="simple" xlink:href="#__RefHeading___Toc17171_1036155796" text:style-name="Index_20_Link" text:visited-style-name="Index_20_Link"><text:tab/>10</text:a></text:p>
          <text:p text:style-name="P169"><text:a xlink:type="simple" xlink:href="#__RefHeading___Toc17173_1036155796" text:style-name="Index_20_Link" text:visited-style-name="Index_20_Link">2.4.3 <text:s/>Config File </text:a><text:a xlink:type="simple" xlink:href="#__RefHeading___Toc17173_1036155796" text:style-name="Index_20_Link" text:visited-style-name="Index_20_Link">Fields</text:a><text:a xlink:type="simple" xlink:href="#__RefHeading___Toc17173_1036155796" text:style-name="Index_20_Link" text:visited-style-name="Index_20_Link"><text:tab/>10</text:a></text:p>
          <text:p text:style-name="P168"><text:a xlink:type="simple" xlink:href="#__RefHeading___Toc17175_1036155796" text:style-name="Index_20_Link" text:visited-style-name="Index_20_Link">2.5 <text:s/>Profile File<text:tab/>11</text:a></text:p>
          <text:p text:style-name="P169"><text:a xlink:type="simple" xlink:href="#__RefHeading___Toc17177_1036155796" text:style-name="Index_20_Link" text:visited-style-name="Index_20_Link">2.5.1 <text:s/>Profile File </text:a><text:a xlink:type="simple" xlink:href="#__RefHeading___Toc17177_1036155796" text:style-name="Index_20_Link" text:visited-style-name="Index_20_Link">Structure</text:a><text:a xlink:type="simple" xlink:href="#__RefHeading___Toc17177_1036155796" text:style-name="Index_20_Link" text:visited-style-name="Index_20_Link"><text:tab/>11</text:a></text:p>
          <text:p text:style-name="P169"><text:a xlink:type="simple" xlink:href="#__RefHeading___Toc17477_1036155796" text:style-name="Index_20_Link" text:visited-style-name="Index_20_Link">2.5.2 <text:s/>Location<text:tab/>11</text:a></text:p>
          <text:p text:style-name="P169"><text:a xlink:type="simple" xlink:href="#__RefHeading___Toc17479_1036155796" text:style-name="Index_20_Link" text:visited-style-name="Index_20_Link">2.5.3 <text:s/>Profile Command List<text:tab/>12</text:a></text:p>
          <text:p text:style-name="P168"><text:a xlink:type="simple" xlink:href="#__RefHeading___Toc17481_1036155796" text:style-name="Index_20_Link" text:visited-style-name="Index_20_Link">2.6 <text:s/>System Startup<text:tab/>12</text:a></text:p>
          <text:p text:style-name="P166"><text:a xlink:type="simple" xlink:href="#__RefHeading___Toc17551_1036155796" text:style-name="Index_20_Link" text:visited-style-name="Index_20_Link">3.0 <text:s/>Socket Interface Specification<text:tab/>13</text:a></text:p>
          <text:p text:style-name="P168"><text:a xlink:type="simple" xlink:href="#__RefHeading___Toc17988_1036155796" text:style-name="Index_20_Link" text:visited-style-name="Index_20_Link">3.1 <text:s/>Socket Instantiation<text:tab/>13</text:a></text:p>
          <text:p text:style-name="P168"><text:a xlink:type="simple" xlink:href="#__RefHeading___Toc17990_1036155796" text:style-name="Index_20_Link" text:visited-style-name="Index_20_Link">3.2 <text:s/>Socket Command Structure<text:tab/>13</text:a></text:p>
          <text:p text:style-name="P168"><text:a xlink:type="simple" xlink:href="#__RefHeading___Toc17992_1036155796" text:style-name="Index_20_Link" text:visited-style-name="Index_20_Link">3.3 <text:s/>Query List<text:tab/>13</text:a></text:p>
          <text:p text:style-name="P168"><text:a xlink:type="simple" xlink:href="#__RefHeading___Toc17994_1036155796" text:style-name="Index_20_Link" text:visited-style-name="Index_20_Link">3.4 <text:s/>Command List<text:tab/>14</text:a></text:p>
          <text:p text:style-name="P168"><text:a xlink:type="simple" xlink:href="#__RefHeading___Toc17996_1036155796" text:style-name="Index_20_Link" text:visited-style-name="Index_20_Link">3.5 <text:s/>Socket Permissions<text:tab/>15</text:a></text:p>
          <text:p text:style-name="P166"><text:a xlink:type="simple" xlink:href="#__RefHeading___Toc17998_1036155796" text:style-name="Index_20_Link" text:visited-style-name="Index_20_Link">4.0 <text:s/>PI OS Settings<text:tab/>15</text:a></text:p>
          <text:p text:style-name="P168"><text:a xlink:type="simple" xlink:href="#__RefHeading___Toc18000_1036155796" text:style-name="Index_20_Link" text:visited-style-name="Index_20_Link">4.1 <text:s/>PI Relevant Folders<text:tab/>15</text:a></text:p>
          <text:p text:style-name="P168"><text:a xlink:type="simple" xlink:href="#__RefHeading___Toc17553_1036155796" text:style-name="Index_20_Link" text:visited-style-name="Index_20_Link">4.2 <text:s/>SSH Keys<text:tab/>15</text:a></text:p>
          <text:p text:style-name="P168"><text:a xlink:type="simple" xlink:href="#__RefHeading___Toc17555_1036155796" text:style-name="Index_20_Link" text:visited-style-name="Index_20_Link">4.3 <text:s/>Calibration<text:tab/>16</text:a></text:p>
          <text:p text:style-name="P168"><text:a xlink:type="simple" xlink:href="#__RefHeading___Toc17183_1036155796" text:style-name="Index_20_Link" text:visited-style-name="Index_20_Link">4.4 <text:s/>User Accounts<text:tab/>16</text:a></text:p>
          <text:p text:style-name="P169"><text:a xlink:type="simple" xlink:href="#__RefHeading___Toc17559_1036155796" text:style-name="Index_20_Link" text:visited-style-name="Index_20_Link">4.4.1 <text:s/>Operator Access controlled functions<text:tab/>16</text:a></text:p>
          <text:p text:style-name="P169"><text:a xlink:type="simple" xlink:href="#__RefHeading___Toc17561_1036155796" text:style-name="Index_20_Link" text:visited-style-name="Index_20_Link">4.4.2 <text:s/>Administrator Access Controlled functions<text:tab/>16</text:a></text:p>
          <text:p text:style-name="P166"><text:a xlink:type="simple" xlink:href="#__RefHeading___Toc381963512" text:style-name="Index_20_Link" text:visited-style-name="Index_20_Link">5.0 <text:s/>Built in SELF Test function<text:tab/>16</text:a></text:p>
        </text:index-body>
      </text:table-of-content>
      <text:p text:style-name="P167"/>
      <text:p text:style-name="P190"/>
      <text:p text:style-name="P199"/>
      <text:p text:style-name="P199"><text:soft-page-break/></text:p>
      <text:p text:style-name="P199"/>
      <text:p text:style-name="P200"/>
      <text:p text:style-name="WW-Caption"><text:bookmark-start text:name="_Ref226807547"/><text:bookmark-start text:name="__RefHeading___Toc369791675"/><text:span text:style-name="Heading_20_7_20_Char"><text:span text:style-name="T199">Table </text:span></text:span><text:span text:style-name="Heading_20_7_20_Char"><text:span text:style-name="T199"><text:sequence text:ref-name="refTable0" text:name="Table" text:formula="ooow:Table+1" style:num-format="1">1</text:sequence></text:span></text:span><text:bookmark-end text:name="_Ref226807547"/><text:span text:style-name="T199"><text:s/>- Revision History</text:span><text:bookmark-end text:name="__RefHeading___Toc369791675"/></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Version</text:p>
          </table:table-cell>
          <table:table-cell table:style-name="Table1.B1" office:value-type="string">
            <text:p text:style-name="P12">Date</text:p>
          </table:table-cell>
          <table:table-cell table:style-name="Table1.B1" office:value-type="string">
            <text:p text:style-name="P11">Author</text:p>
          </table:table-cell>
          <table:table-cell table:style-name="Table1.D1" office:value-type="string">
            <text:p text:style-name="P12">Changes</text:p>
          </table:table-cell>
        </table:table-row>
        <table:table-row table:style-name="Table1.1">
          <table:table-cell table:style-name="Table1.A2" office:value-type="string">
            <text:p text:style-name="P14">Draft</text:p>
          </table:table-cell>
          <table:table-cell table:style-name="Table1.B2" office:value-type="string">
            <text:p text:style-name="P14"><text:span text:style-name="T170">Jan</text:span>, <text:span text:style-name="T170">27</text:span>, 20<text:span text:style-name="T170">20</text:span></text:p>
          </table:table-cell>
          <table:table-cell table:style-name="Table1.C2" office:value-type="string">
            <text:p text:style-name="P24">John Polakowski</text:p>
          </table:table-cell>
          <table:table-cell table:style-name="Table1.D2" office:value-type="string">
            <text:p text:style-name="P23">Based on group discussion of features and scope <text:span text:style-name="T173">of</text:span></text:p>
            <text:p text:style-name="P23">interface. Initial goal to provide a rapid version</text:p>
            <text:p text:style-name="P23">of working code <text:span text:style-name="T174">and conventions</text:span>. </text:p>
          </table:table-cell>
        </table:table-row>
        <table:table-row table:style-name="Table1.1">
          <table:table-cell table:style-name="Table1.A3" office:value-type="string">
            <text:p text:style-name="P14"/>
          </table:table-cell>
          <table:table-cell table:style-name="Table1.B3" office:value-type="string">
            <text:p text:style-name="P14"/>
          </table:table-cell>
          <table:table-cell table:style-name="Table1.C3" office:value-type="string">
            <text:p text:style-name="P20"/>
          </table:table-cell>
          <table:table-cell table:style-name="Table1.D3" office:value-type="string">
            <text:p text:style-name="P15"/>
          </table:table-cell>
        </table:table-row>
      </table:table>
      <text:p text:style-name="P201"/>
      <text:p text:style-name="P3"/>
      <text:p text:style-name="WW-Caption"/>
      <text:p text:style-name="P202"><text:bookmark-start text:name="__RefHeading___Toc369791676"/>Table <text:sequence text:ref-name="refTable1" text:name="Table" text:formula="ooow:Table+1" style:num-format="1">2</text:sequence><text:s/>– List of Acronyms<text:bookmark-end text:name="__RefHeading___Toc369791676"/></text:p>
      <table:table table:name="Table2" table:style-name="Table2">
        <table:table-column table:style-name="Table2.A"/>
        <table:table-column table:style-name="Table2.B"/>
        <table:table-row table:style-name="Table2.1">
          <table:table-cell table:style-name="Table2.A1" office:value-type="string">
            <text:p text:style-name="P9">Acronym</text:p>
          </table:table-cell>
          <table:table-cell table:style-name="Table2.B1" office:value-type="string">
            <text:p text:style-name="P10">Definition</text:p>
          </table:table-cell>
        </table:table-row>
        <table:table-row table:style-name="Table2.1">
          <table:table-cell table:style-name="Table2.A2" office:value-type="string">
            <text:p text:style-name="P21">DUT</text:p>
          </table:table-cell>
          <table:table-cell table:style-name="Table2.B2" office:value-type="string">
            <text:p text:style-name="P22">Device Under Test</text:p>
          </table:table-cell>
        </table:table-row>
        <table:table-row table:style-name="Table2.1">
          <table:table-cell table:style-name="Table2.A3" office:value-type="string">
            <text:p text:style-name="P18">IDCA</text:p>
          </table:table-cell>
          <table:table-cell table:style-name="Table2.B3" office:value-type="string">
            <text:p text:style-name="P19">Integrated Dewar Cooler Assembly</text:p>
          </table:table-cell>
        </table:table-row>
        <table:table-row table:style-name="Table2.1">
          <table:table-cell table:style-name="Table2.A4" office:value-type="string">
            <text:p text:style-name="P14">EMI</text:p>
          </table:table-cell>
          <table:table-cell table:style-name="Table2.B4" office:value-type="string">
            <text:p text:style-name="P15">Electromagnetic Interference</text:p>
          </table:table-cell>
        </table:table-row>
        <table:table-row table:style-name="Table2.1">
          <table:table-cell table:style-name="Table2.A5" office:value-type="string">
            <text:p text:style-name="P17">PI_BB</text:p>
          </table:table-cell>
          <table:table-cell table:style-name="Table2.B5" office:value-type="string">
            <text:p text:style-name="P16">PI Blackbox</text:p>
          </table:table-cell>
        </table:table-row>
        <table:table-row table:style-name="Table2.1">
          <table:table-cell table:style-name="Table2.A6" office:value-type="string">
            <text:p text:style-name="P14">LUT</text:p>
          </table:table-cell>
          <table:table-cell table:style-name="Table2.B6" office:value-type="string">
            <text:p text:style-name="P15">Look Up Table</text:p>
          </table:table-cell>
        </table:table-row>
        <table:table-row table:style-name="Table2.1">
          <table:table-cell table:style-name="Table2.A7" office:value-type="string">
            <text:p text:style-name="Table_20_Text"/>
          </table:table-cell>
          <table:table-cell table:style-name="Table2.B7" office:value-type="string">
            <text:p text:style-name="P13"/>
          </table:table-cell>
        </table:table-row>
      </table:table>
      <text:list xml:id="list1960121388" text:style-name="Outline">
        <text:list-item>
          <text:h text:style-name="P205" text:outline-level="1"><text:bookmark-start text:name="__RefHeading___Toc381963435"/>Blackbox architecture<text:bookmark-end text:name="__RefHeading___Toc381963435"/></text:h>
          <text:list>
            <text:list-item>
              <text:h text:style-name="P207" text:outline-level="2"><text:bookmark-start text:name="_Ref190484672"/><text:bookmark-start text:name="__RefHeading___Toc381963436"/>F<text:bookmark-end text:name="_Ref190484672"/>unction<text:bookmark-end text:name="__RefHeading___Toc381963436"/></text:h>
            </text:list-item>
          </text:list>
        </text:list-item>
      </text:list>
      <text:p text:style-name="P185"><text:span text:style-name="T161">The Blackbox design goal is to datalog and control different metrics related to cooler testing. The Blackbox is to serve as an all-in-one piece of test equipment that can be used in many different use cases of cooler testing. These include: Lifetime Testing, Performance Testing, Burn-In Testing, …… <text:s/>The device under test (DUT) may be the </text:span><text:span text:style-name="T162">complete IDCA, or one of its component parts (Compressor, Dewar, Displacer, CCC).</text:span></text:p>
      <text:p text:style-name="P184"/>
      <text:p text:style-name="P186"><text:span text:style-name="T162">M</text:span><text:span text:style-name="T158">UST EXECUTE PROGRAM WITH SUDO</text:span></text:p>
      <text:list xml:id="list134633490183568" text:continue-numbering="true" text:style-name="Outline">
        <text:list-item>
          <text:list>
            <text:list-item>
              <text:h text:style-name="P212" text:outline-level="2"><text:bookmark-start text:name="__RefHeading___Toc17143_1036155796"/>Peripherals<text:bookmark-end text:name="__RefHeading___Toc17143_1036155796"/></text:h>
            </text:list-item>
          </text:list>
        </text:list-item>
      </text:list>
      <text:p text:style-name="P82">The peripherals of the PI_BB are:</text:p>
      <text:p text:style-name="P83"><text:span text:style-name="T258">I</text:span>nput <text:span text:style-name="T258">P</text:span>ower</text:p>
      <text:p text:style-name="P83"><text:span text:style-name="T258">Power to </text:span>CCC <text:span text:style-name="T258">(</text:span>banana <text:span text:style-name="T258">plugs)</text:span></text:p>
      <text:p text:style-name="P83"><text:span text:style-name="T258">D</text:span>ewar <text:span text:style-name="T258">C</text:span>onnector <text:span text:style-name="T258">(DB15)</text:span></text:p>
      <text:p text:style-name="P83">3 thermocouples</text:p>
      <text:p text:style-name="P83">PI USB</text:p>
      <text:p text:style-name="P83">P<text:span text:style-name="T259">I</text:span> <text:span text:style-name="T259">E</text:span>thernet</text:p>
      <text:p text:style-name="P83">PI HDMI/DSI</text:p>
      <text:p text:style-name="P84">Test Points</text:p>
      <text:p text:style-name="P84">LEDs</text:p>
      <text:list xml:id="list134633304050339" text:continue-numbering="true" text:style-name="Outline">
        <text:list-item>
          <text:list>
            <text:list-item>
              <text:h text:style-name="P208" text:outline-level="2"><text:bookmark-start text:name="__RefHeading___Toc381963437"/>Metrics Captured<text:bookmark-end text:name="__RefHeading___Toc381963437"/></text:h>
            </text:list-item>
          </text:list>
        </text:list-item>
      </text:list>
      <text:p text:style-name="P173">The <text:span text:style-name="T260">IDCA </text:span>metrics directly measured by the Pi Blackbox are:</text:p>
      <text:list xml:id="list2705466783" text:style-name="L1">
        <text:list-item>
          <text:p text:style-name="P232">Power delivered to the Cooler Driver Board (Volts, mA, Watts)</text:p>
        </text:list-item>
        <text:list-item>
          <text:p text:style-name="P232">Dewar Temp Diode Voltage, and associated LUT temperature (<text:span text:style-name="T176">Volts, </text:span>Kelvins)</text:p>
        </text:list-item>
        <text:list-item>
          <text:p text:style-name="P232">Power delivered to heat load resistor in the Dewar (V, mA, mW)</text:p>
        </text:list-item>
        <text:list-item>
          <text:p text:style-name="P232">Heat Load State (On/Off)</text:p>
        </text:list-item>
        <text:list-item>
          <text:p text:style-name="P232">Relay State for Cooler Driver (On/Off)</text:p>
        </text:list-item>
        <text:list-item>
          <text:p text:style-name="P232">Temperature of x3 attached K-type thermocouples (Celsius)</text:p>
        </text:list-item>
      </text:list>
      <text:p text:style-name="P174"/>
      <text:list xml:id="list134633026235840" text:continue-list="list134633304050339" text:style-name="Outline">
        <text:list-item>
          <text:list>
            <text:list-item>
              <text:h text:style-name="P211" text:outline-level="2"><text:bookmark-start text:name="__RefHeading___Toc17145_1036155796"/>Capture Rate(s)<text:bookmark-end text:name="__RefHeading___Toc17145_1036155796"/></text:h>
            </text:list-item>
          </text:list>
        </text:list-item>
      </text:list>
      <text:p text:style-name="P175">The target is to capture each metric once per second. The cooler power measurement accuracy improves considerably the more often we are able to sample it. It may become desirable at some point to reduce sampling frequency of the <text:span text:style-name="T177">t</text:span>hermocouples, or temp diode, and increase the sampling frequency of the cooler power. For <text:span text:style-name="T176">simplicity, at present all metrics are sampled equally. </text:span></text:p>
      <text:p text:style-name="P170"/>
      <text:p text:style-name="P170"/>
      <text:p text:style-name="P176"><text:span text:style-name="T2">T</text:span><text:span text:style-name="T3">he Pi firmware captures each metric sequentially, then writes the data points to file. </text:span><text:span text:style-name="T4">Each datalog point </text:span><text:span text:style-name="T5">of</text:span><text:span text:style-name="T4"> the above metrics </text:span><text:span text:style-name="T6">is paired</text:span><text:span text:style-name="T4"> with:</text:span></text:p>
      <text:list xml:id="list3454397852" text:style-name="L2">
        <text:list-item>
          <text:p text:style-name="P233"><text:soft-page-break/>Timestamp ( MM/DD/YYYY hh:mm:ss ) </text:p>
        </text:list-item>
        <text:list-item>
          <text:p text:style-name="P234"><text:span text:style-name="T6">Elapsed Running Time </text:span><text:span text:style-name="T3">when sample taken</text:span></text:p>
        </text:list-item>
      </text:list>
      <text:p text:style-name="P171"/>
      <text:list xml:id="list134633895534124" text:continue-list="list134633026235840" text:style-name="Outline">
        <text:list-item>
          <text:h text:style-name="P203" text:outline-level="1"><text:bookmark-start text:name="__RefHeading___Toc17147_1036155796"/>Software Specification<text:bookmark-end text:name="__RefHeading___Toc17147_1036155796"/></text:h>
          <text:list>
            <text:list-item>
              <text:h text:style-name="P211" text:outline-level="2"><text:bookmark-start text:name="__RefHeading___Toc17149_1036155796"/><text:span text:style-name="T177">Timestamp, </text:span>Date-Time Naming Convention<text:bookmark-end text:name="__RefHeading___Toc17149_1036155796"/></text:h>
            </text:list-item>
          </text:list>
        </text:list-item>
      </text:list>
      <text:p text:style-name="P172">A timestamp shall be represented in the format:</text:p>
      <text:p text:style-name="P191"><text:span text:style-name="T23">[</text:span><text:span text:style-name="T24">MM</text:span><text:span text:style-name="T23">-</text:span><text:span text:style-name="T24">dd</text:span><text:span text:style-name="T23">-</text:span><text:span text:style-name="T24">YYYY]_[hh.mm.ss]</text:span></text:p>
      <text:p text:style-name="P192"/>
      <text:p text:style-name="P193">MM <text:s/><text:tab/>2 digit month</text:p>
      <text:p text:style-name="P193">dd <text:s/><text:tab/>2 digit day of month</text:p>
      <text:p text:style-name="P193">YYYY <text:tab/>4 digit year</text:p>
      <text:p text:style-name="P193">hh <text:s/><text:tab/>2 digit hour</text:p>
      <text:p text:style-name="P193">mm <text:tab/>2 digit minute </text:p>
      <text:p text:style-name="P192">ss <text:tab/>2 digit second</text:p>
      <text:p text:style-name="P194"/>
      <text:p text:style-name="P194"><text:tab/>* 2 digit refers to the convention of including a leading zero if the value <text:tab/>is less than ten.</text:p>
      <text:p text:style-name="P194"><text:tab/>** To avoid AM/PM confusion, the two digit hour shall be in the 24 hour <text:s/><text:tab/>based format. For example the hour 6:01:35 PM is represented as <text:tab/>18:01:35</text:p>
      <text:p text:style-name="P195"/>
      <text:p text:style-name="P195">Example:</text:p>
      <text:p text:style-name="P195">Timestamp for Jan. 27<text:span text:style-name="T261">th</text:span> 2020 @ 3:18:34 PM is- <text:s/><text:span text:style-name="T178">01/27/2020_15.18.34</text:span></text:p>
      <text:p text:style-name="P196"/>
      <text:list xml:id="list134633260512511" text:continue-numbering="true" text:style-name="Outline">
        <text:list-item>
          <text:list>
            <text:list-item>
              <text:h text:style-name="P211" text:outline-level="2"><text:bookmark-start text:name="__RefHeading___Toc17151_1036155796"/>BlackBox Naming Convention<text:bookmark-end text:name="__RefHeading___Toc17151_1036155796"/></text:h>
            </text:list-item>
          </text:list>
        </text:list-item>
      </text:list>
      <text:p text:style-name="P179">Each PI_BB has an associated ID. This is referred to in log files, Pi hostname, and IP address assignment. The ID scheme for a unit is as follows:</text:p>
      <text:p text:style-name="P197">PI_BB[integer <text:span text:style-name="T200">1</text:span>0-2<text:span text:style-name="T200">4</text:span>0]<text:tab/><text:tab/></text:p>
      <text:p text:style-name="P198"><text:span text:style-name="T24">A </text:span><text:span text:style-name="T23">valid ID would be: <text:s text:c="6"/>PI_BB20</text:span></text:p>
      <text:p text:style-name="P143"><text:span text:style-name="T89">This allocates a namespace of 2</text:span><text:span text:style-name="T90">3</text:span><text:span text:style-name="T91">0</text:span><text:span text:style-name="T89"> potential blackboxes. </text:span><text:span text:style-name="T92">The range of </text:span><text:span text:style-name="T90">1</text:span><text:span text:style-name="T92">0-2</text:span><text:span text:style-name="T90">4</text:span><text:span text:style-name="T92">0 makes sense in the IP Address </text:span><text:span text:style-name="T90">space</text:span><text:span text:style-name="T92">. </text:span><text:span text:style-name="T91">T</text:span><text:span text:style-name="T92">he integer number will be the value used in the last address byte of the IP Address</text:span><text:span text:style-name="T91">. The limitation to 2</text:span><text:span text:style-name="T90">4</text:span><text:span text:style-name="T91">0 follows with the largest value for an </text:span><text:span text:style-name="T90">address byte</text:span><text:span text:style-name="T91">: 255. </text:span><text:span text:style-name="T90">The additional addresses (1-9, 241-254) are left for the hub computer, and any diagnostic PCs we might want to connect to. </text:span><text:span text:style-name="T91">So for example if we have a </text:span><text:span text:style-name="T90">unit</text:span><text:span text:style-name="T91"> named “PI_BB</text:span><text:span text:style-name="T93">38</text:span><text:span text:style-name="T91">”, on a network 192.168.123.0, </text:span><text:span text:style-name="T90">the unit</text:span><text:span text:style-name="T91"> will have an IP Address of:</text:span></text:p>
      <text:p text:style-name="P116"><text:span text:style-name="T25"><text:tab/>192.168.123.</text:span><text:span text:style-name="T32">38</text:span><text:span text:style-name="T25"><text:tab/></text:span></text:p>
      <text:p text:style-name="P65"/>
      <text:p text:style-name="P65">Additionally, the hostname for the pi will be:</text:p>
      <text:p text:style-name="P66"><text:tab/><text:a xlink:type="simple" xlink:href="mailto:pi@PI_BB20" text:style-name="Internet_20_link" text:visited-style-name="Visited_20_Internet_20_Link"><text:span text:style-name="T183">pi@PI_B</text:span></text:a><text:span text:style-name="T230">B38</text:span></text:p>
      <text:p text:style-name="P41">If you open a terminal on this Pi, the resulting prompt will be:</text:p>
      <text:p text:style-name="P155"><draw:frame draw:style-name="fr1" draw:name="Image1" text:anchor-type="paragraph" svg:x="0.4898in" svg:y="-0.0811in" svg:width="1.8339in" svg:height="0.3154in" draw:z-index="0"><draw:image xlink:href="Pictures/100002010000009C0000001B745B6064248A3D0D.png" xlink:type="simple" xlink:show="embed" xlink:actuate="onLoad" loext:mime-type="image/png"/></draw:frame><text:soft-page-break/></text:p>
      <text:p text:style-name="P177">This makes it easy to identify which Blackbox you are logged into if you <text:span text:style-name="T231">SSH</text:span> into the pi, or if you SCP a file to the PI. </text:p>
      <text:p text:style-name="P177"/>
      <text:p text:style-name="P177">**<text:span text:style-name="T201">Possibility</text:span></text:p>
      <text:p text:style-name="P178">If all units in a network are going to be used for a specific test, the ‘PI_BB’ could be changed to the name of the test. For instance:</text:p>
      <text:p text:style-name="P178"><text:tab/><text:a xlink:type="simple" xlink:href="mailto:pi@LifeTest20" text:style-name="Internet_20_link" text:visited-style-name="Visited_20_Internet_20_Link">pi@LifeTest20</text:a></text:p>
      <text:p text:style-name="P178"><text:tab/><text:a xlink:type="simple" xlink:href="mailto:pi@PerfTest20" text:style-name="Internet_20_link" text:visited-style-name="Visited_20_Internet_20_Link">pi@PerfTest20</text:a></text:p>
      <text:p text:style-name="P178"><text:tab/><text:a xlink:type="simple" xlink:href="mailto:pi@BurnIn20" text:style-name="Internet_20_link" text:visited-style-name="Visited_20_Internet_20_Link">pi@BurnIn20</text:a></text:p>
      <text:p text:style-name="P180">Implementation Info</text:p>
      <text:p text:style-name="P180">To change the hostname on a Pi two files need to be edited. These files must be edited using the ‘sudo’ command. To edit:</text:p>
      <text:p text:style-name="P180"><text:tab/>sudo vi /etc/hosts</text:p>
      <text:p text:style-name="P180"><text:tab/>sudo vi /etc/hostname</text:p>
      <text:p text:style-name="P181">After editing and saving the above files, reboot to enable the new hostname.</text:p>
      <text:p text:style-name="P181"/>
      <text:p text:style-name="P182">Hub IP Address should always be .1</text:p>
      <text:list xml:id="list134633703379859" text:continue-numbering="true" text:style-name="Outline">
        <text:list-item>
          <text:list>
            <text:list-item>
              <text:h text:style-name="P211" text:outline-level="2"><text:bookmark-start text:name="__RefHeading___Toc381963438"/>Log File<text:bookmark-end text:name="__RefHeading___Toc381963438"/></text:h>
              <text:list>
                <text:list-item>
                  <text:h text:style-name="P214" text:outline-level="3"><text:bookmark-start text:name="__RefHeading___Toc17153_1036155796"/><text:span text:style-name="T118">Log File </text:span><text:span text:style-name="T117">N</text:span><text:span text:style-name="T100">aming Convention:</text:span><text:bookmark-end text:name="__RefHeading___Toc17153_1036155796"/></text:h>
                </text:list-item>
              </text:list>
            </text:list-item>
          </text:list>
        </text:list-item>
      </text:list>
      <text:p text:style-name="P54">The structure of the filename is: </text:p>
      <text:p text:style-name="P132"><text:span text:style-name="T26"><text:tab/></text:span><text:span text:style-name="T64">B</text:span><text:span text:style-name="T26">lackboxID_Date_Time.log</text:span></text:p>
      <text:p text:style-name="P133"><text:span text:style-name="T26">T</text:span><text:span text:style-name="T23">he </text:span><text:span text:style-name="T65">specific </text:span><text:span text:style-name="T23">syntax is:</text:span></text:p>
      <text:p text:style-name="P134"><text:span text:style-name="T64">P</text:span><text:span text:style-name="T23">I_BB[blackbox#]_[</text:span><text:span text:style-name="T24">MM</text:span><text:span text:style-name="T23">-</text:span><text:span text:style-name="T24">dd</text:span><text:span text:style-name="T23">-</text:span><text:span text:style-name="T24">YYYY]_[hh.mm.ss].log</text:span></text:p>
      <text:p text:style-name="P55">The Date-Time timestamp is when the <text:s/>test begins.</text:p>
      <text:p text:style-name="P55">All log files will end in ‘log’.</text:p>
      <text:p text:style-name="P133"><text:span text:style-name="T23">Optionally, the type of test being performed could be included in the filetype for easier file sorting </text:span><text:span text:style-name="T40">in file store locations</text:span><text:span text:style-name="T23">. For instance the following file extensions could be used </text:span><text:span text:style-name="T40">when the type of test being performed is known</text:span><text:span text:style-name="T23">:</text:span></text:p>
      <text:p text:style-name="P133"><text:span text:style-name="T23">.performance_log<text:tab/><text:tab/><text:tab/></text:span><text:span text:style-name="T40">Performance test log file</text:span></text:p>
      <text:p text:style-name="P133"><text:span text:style-name="T23">.lifetime_log<text:tab/><text:tab/><text:tab/><text:tab/></text:span><text:span text:style-name="T40">Lifetime Test Log files</text:span></text:p>
      <text:p text:style-name="P133"><text:span text:style-name="T23">.burnin_log<text:tab/><text:tab/><text:tab/><text:tab/></text:span><text:span text:style-name="T40">Burn-In test Log Files</text:span></text:p>
      <text:p text:style-name="P53">.log<text:tab/><text:tab/><text:tab/><text:tab/><text:tab/>generic log file</text:p>
      <text:p text:style-name="P54"/>
      <text:p text:style-name="P133"><text:span text:style-name="T23">Example: a log file </text:span><text:span text:style-name="T40">for the performance test, which was captured using PI_BB</text:span><text:span text:style-name="T66">21</text:span><text:span text:style-name="T40">, and started the test on Feb. 2</text:span><text:span text:style-name="T22">nd</text:span><text:span text:style-name="T40"> 2020 at 3:36:54 PM, would have the following log file:</text:span></text:p>
      <text:p text:style-name="P32"><text:tab/><text:span text:style-name="T223">PI_BB</text:span><text:span text:style-name="T226">21</text:span><text:span text:style-name="T223">_02-02-2020_</text:span><text:span text:style-name="T225">15</text:span><text:span text:style-name="T223">.36.54.performance_log</text:span></text:p>
      <text:p text:style-name="P52">or alternatively:</text:p>
      <text:p text:style-name="P104"><text:tab/>PI_BB<text:span text:style-name="T236">21</text:span>_02-02-2020_<text:span text:style-name="T222">15</text:span>.36.54.log</text:p>
      <text:p text:style-name="P31"><text:soft-page-break/></text:p>
      <text:p text:style-name="P26"/>
      <text:p text:style-name="P26"/>
      <text:list xml:id="list134634546259687" text:continue-numbering="true" text:style-name="Outline">
        <text:list-item>
          <text:list>
            <text:list-item>
              <text:list>
                <text:list-item>
                  <text:h text:style-name="P220" text:outline-level="3"><text:bookmark-start text:name="__RefHeading___Toc17155_1036155796"/><text:span text:style-name="T20">Log </text:span><text:span text:style-name="T19">File Structure</text:span><text:bookmark-end text:name="__RefHeading___Toc17155_1036155796"/></text:h>
                </text:list-item>
              </text:list>
            </text:list-item>
          </text:list>
        </text:list-item>
      </text:list>
      <text:p text:style-name="P106">// filename: XXXXXX</text:p>
      <text:p text:style-name="P106"><text:tab/><text:span text:style-name="T219">## </text:span>PI_<text:span text:style-name="T220">BB</text:span> LOG FILE <text:span text:style-name="T219">##</text:span></text:p>
      <text:p text:style-name="P148"><text:span text:style-name="T27"><text:tab/>firmware version XXXXX, </text:span><text:span text:style-name="T28">PCB version</text:span></text:p>
      <text:p text:style-name="P106"><text:tab/>PI_BB: [blackbox#]</text:p>
      <text:p text:style-name="P106"><text:tab/>CCC:<text:tab/> <text:s/><text:tab/><text:tab/>CCC_ID</text:p>
      <text:p text:style-name="P106"><text:tab/>Compressor:<text:tab/><text:tab/>Compressor_ID</text:p>
      <text:p text:style-name="P106"><text:tab/>Dewar:<text:tab/><text:tab/>Dewar_ID</text:p>
      <text:p text:style-name="P106"><text:tab/>Displacer:<text:tab/><text:tab/>Displacer_ID</text:p>
      <text:p text:style-name="P148"><text:span text:style-name="T27"><text:tab/></text:span><text:span text:style-name="T29">Test Execution:<text:tab/>[Manual] or [profile filename]</text:span></text:p>
      <text:p text:style-name="P148"><text:span text:style-name="T29"><text:tab/></text:span><text:span text:style-name="T30">Test_Type:<text:tab/><text:tab/>[default/Performance/Lifetime/BurnIn]</text:span></text:p>
      <text:p text:style-name="P148"><text:span text:style-name="T29"><text:tab/></text:span><text:span text:style-name="T30">Log Start:<text:tab/><text:tab/>[Timestamp]</text:span></text:p>
      <text:p text:style-name="P33"/>
      <text:p text:style-name="P27"><text:span text:style-name="T221">[COLUMN </text:span>LEGEND<text:span text:style-name="T221">]</text:span></text:p>
      <text:p text:style-name="P35">_______________________________________________________________</text:p>
      <text:p text:style-name="P108">START<text:tab/><text:tab/><text:span text:style-name="T266">[TIMESTAMP]</text:span></text:p>
      <text:p text:style-name="P107">DATA<text:tab/><text:tab/><text:span text:style-name="T266">[TIMESTAMP]</text:span></text:p>
      <text:p text:style-name="P107">COMMAND<text:tab/><text:span text:style-name="T266">[TIMESTAMP]</text:span></text:p>
      <text:p text:style-name="P107">DATA<text:tab/><text:tab/><text:span text:style-name="T266">[TIMESTAMP]</text:span></text:p>
      <text:p text:style-name="P107">STOP<text:tab/><text:tab/><text:span text:style-name="T266">[TIMESTAMP]</text:span></text:p>
      <text:p text:style-name="P34">________________________________________________________________</text:p>
      <text:p text:style-name="P149"><text:span text:style-name="T30">E</text:span><text:span text:style-name="T23">ND</text:span></text:p>
      <text:p text:style-name="P35"/>
      <text:p text:style-name="P56">To avoid confusion and misinterpretation, the units of measure are included in both the Legend and immediately following the value of each metric.</text:p>
      <text:p text:style-name="P56"/>
      <text:p text:style-name="P165"/>
      <text:list xml:id="list134634554094236" text:continue-numbering="true" text:style-name="Outline">
        <text:list-item>
          <text:list>
            <text:list-item>
              <text:list>
                <text:list-item>
                  <text:h text:style-name="P214" text:outline-level="3"><text:bookmark-start text:name="__RefHeading___Toc17157_1036155796"/><text:span text:style-name="T50">Log File </text:span><text:span text:style-name="T23">Data Type</text:span><text:span text:style-name="T51">s </text:span><text:span text:style-name="T52">and </text:span><text:span text:style-name="T23">Format</text:span><text:bookmark-end text:name="__RefHeading___Toc17157_1036155796"/></text:h>
                </text:list-item>
              </text:list>
            </text:list-item>
          </text:list>
        </text:list-item>
      </text:list>
      <text:p text:style-name="P142"><text:span text:style-name="T87">The following are </text:span><text:span text:style-name="T88">c</text:span><text:span text:style-name="T87">olumn e</text:span><text:span text:style-name="T88">ntries in the log file</text:span><text:span text:style-name="T87">. Each entry is defined as follows:</text:span></text:p>
      <text:p text:style-name="P49">Value_ID <text:tab/><text:tab/>[data type], decimal precision*, units, example entry</text:p>
      <text:p text:style-name="P48"/>
      <text:p text:style-name="P123"><text:span text:style-name="T23">CCC_V<text:tab/><text:tab/><text:tab/></text:span><text:span text:style-name="T52">floating point, 3, </text:span><text:span text:style-name="T53">Volts, 12.432V</text:span></text:p>
      <text:p text:style-name="P125"><text:span text:style-name="T51">CCC_A<text:tab/><text:tab/><text:tab/></text:span><text:span text:style-name="T52">floating point, 4, </text:span><text:span text:style-name="T51">A</text:span><text:span text:style-name="T53">mps, 0.432</text:span><text:span text:style-name="T52">8</text:span><text:span text:style-name="T53">A</text:span></text:p>
      <text:p text:style-name="P122"><text:span text:style-name="T51">CCC_W<text:tab/><text:tab/><text:tab/></text:span><text:span text:style-name="T52">floating point, 3, </text:span><text:span text:style-name="T51">W</text:span><text:span text:style-name="T53">atts, 6.521W</text:span></text:p>
      <text:p text:style-name="P122"><text:span text:style-name="T51">Dewar_degK<text:tab/><text:tab/></text:span><text:span text:style-name="T52">floating point, 2, </text:span><text:span text:style-name="T53">Kelvins, </text:span><text:span text:style-name="T51">1</text:span><text:span text:style-name="T53">17.31K</text:span></text:p>
      <text:p text:style-name="P122"><text:span text:style-name="T51">Dewar_diodeV<text:tab/></text:span><text:span text:style-name="T52">floating point, 3, </text:span><text:span text:style-name="T51">V</text:span><text:span text:style-name="T53">olts, </text:span><text:span text:style-name="T52">0</text:span><text:span text:style-name="T53">.736V</text:span></text:p>
      <text:p text:style-name="P126"><text:span text:style-name="T23">Heat_Load_V<text:tab/></text:span><text:span text:style-name="T52">floating point, </text:span><text:span text:style-name="T54">2</text:span><text:span text:style-name="T52">, </text:span><text:span text:style-name="T53">Volts, 8.42V</text:span></text:p>
      <text:p text:style-name="P128"><text:span text:style-name="T55">Heat_Load_mA<text:tab/></text:span><text:span text:style-name="T52">floating point, </text:span><text:span text:style-name="T54">2</text:span><text:span text:style-name="T52">, </text:span><text:span text:style-name="T55">m</text:span><text:span text:style-name="T53">illiAmps, 28.31mA</text:span></text:p>
      <text:p text:style-name="P128"><text:span text:style-name="T55">Heat_Load_mW<text:tab/></text:span><text:span text:style-name="T52">floating point, </text:span><text:span text:style-name="T54">2</text:span><text:span text:style-name="T52">, </text:span><text:span text:style-name="T55">m</text:span><text:span text:style-name="T53">illiWatts, 100.26mW</text:span></text:p>
      <text:p text:style-name="P127"><text:span text:style-name="T23">THRMCPL_degC<text:tab/></text:span><text:span text:style-name="T52">floating point, </text:span><text:span text:style-name="T56">2</text:span><text:span text:style-name="T52">, </text:span><text:span text:style-name="T53">Celsius, 23.47C</text:span></text:p>
      <text:p text:style-name="P125"><text:span text:style-name="T55">Relay<text:tab/><text:tab/><text:tab/></text:span><text:span text:style-name="T57">string, [ON/OFF], </text:span><text:span text:style-name="T55">s</text:span><text:span text:style-name="T53">tate, ON</text:span></text:p>
      <text:p text:style-name="P129"><text:span text:style-name="T55">Heat_Load<text:tab/><text:tab/></text:span><text:span text:style-name="T57">string, [ON/OFF], </text:span><text:span text:style-name="T53">state, OFF</text:span></text:p>
      <text:p text:style-name="P57"/>
      <text:p text:style-name="P124"><text:span text:style-name="T23">*</text:span><text:span text:style-name="T52">decimal precision here refers to the number of digits following the decimal point. For values less than 1, data shall have a leading 0. </text:span></text:p>
      <text:p text:style-name="P124"><text:span text:style-name="T52">For example: 0.236 </text:span><text:span text:style-name="T58">=</text:span><text:span text:style-name="T52"> good, </text:span></text:p>
      <text:p text:style-name="P124"><text:span text:style-name="T52"><text:tab/><text:tab/>.236 <text:s text:c="3"/></text:span><text:span text:style-name="T58">= not allowed</text:span></text:p>
      <text:list xml:id="list134633665571194" text:continue-numbering="true" text:style-name="Outline">
        <text:list-item>
          <text:list>
            <text:list-item>
              <text:list>
                <text:list-item>
                  <text:h text:style-name="P214" text:outline-level="3"><text:bookmark-start text:name="__RefHeading___Toc17159_1036155796"/>Log File Creation and Refresh<text:bookmark-end text:name="__RefHeading___Toc17159_1036155796"/></text:h>
                </text:list-item>
              </text:list>
            </text:list-item>
          </text:list>
        </text:list-item>
      </text:list>
      <text:p text:style-name="P125"><text:span text:style-name="T53">A new log file is created, according to naming convention, at the start of test execution. A timestamp is including as part of the filename </text:span><text:span text:style-name="T59">to prevent naming conflicts</text:span><text:span text:style-name="T53">. </text:span><text:span text:style-name="T60">The maximum length of time a log file </text:span><text:span text:style-name="T59">records</text:span><text:span text:style-name="T60"> data is 24 hours. Whenever a new day begins ( at 00:00:00, or 12:00:00 AM), </text:span><text:span text:style-name="T61">if an existing test is running, </text:span><text:span text:style-name="T60">a new log file is created. The last line of the </text:span><text:span text:style-name="T61">previous </text:span><text:span text:style-name="T60">file instead of being “END” will be “CONTINUED” . The first line of the data section of the new file will be “</text:span><text:span text:style-name="T67">PREVIOUS</text:span><text:span text:style-name="T60">” instead of “START”. </text:span><text:span text:style-name="T68">If the cooler is running, logging must </text:span><text:span text:style-name="T69">occur.</text:span></text:p>
      <text:p text:style-name="P77">Example:</text:p>
      <text:p text:style-name="P50">[TODO]</text:p>
      <text:p text:style-name="P78"/>
      <text:h text:style-name="P215" text:outline-level="3"/>
      <text:list xml:id="list134634133334671" text:continue-numbering="true" text:style-name="Outline">
        <text:list-item>
          <text:list>
            <text:list-item>
              <text:list>
                <text:list-item>
                  <text:h text:style-name="P221" text:outline-level="3"><text:bookmark-start text:name="__RefHeading___Toc17161_1036155796"/><text:span text:style-name="T146">L</text:span><text:span text:style-name="T145">og File Flags</text:span><text:bookmark-end text:name="__RefHeading___Toc17161_1036155796"/></text:h>
                </text:list-item>
              </text:list>
            </text:list-item>
          </text:list>
        </text:list-item>
      </text:list>
      <text:p text:style-name="P51">START<text:tab/><text:tab/>beginning of test execution. Either manually or via profile. <text:tab/><text:tab/><text:tab/>Relay <text:s/>is closed (turned on). <text:span text:style-name="T215">Metrics capture begins.</text:span></text:p>
      <text:p text:style-name="P130"><text:span text:style-name="T62">STOP<text:tab/><text:tab/>Relay is opened (turned off). Cooler turns off. May be the end <text:tab/><text:tab/>of </text:span><text:span text:style-name="T63">the</text:span><text:span text:style-name="T62"> test or t</text:span><text:span text:style-name="T63">he test may continue with the cooler off. <text:tab/><text:tab/><text:tab/>Datalogging continues.</text:span></text:p>
      <text:p text:style-name="P130"><text:span text:style-name="T62">END <text:tab/><text:tab/>End of t</text:span><text:span text:style-name="T63">est. Datalogging halts.</text:span><text:span text:style-name="T62"> No data for this test is stored in <text:tab/><text:tab/>a subsequent timestamped file.</text:span></text:p>
      <text:p text:style-name="P51">CONTINUED<text:tab/><text:tab/>Data for this test spans multiple files. It has data for this <text:tab/><text:tab/>test stored in a subsequent timestamped file. </text:p>
      <text:p text:style-name="P131"><text:span text:style-name="T62">P</text:span><text:span text:style-name="T23">REVIOUS<text:tab/>Data for this test spans multiple files. It has data for this test <text:tab/><text:tab/><text:tab/>stored in a previously timestamped file.</text:span></text:p>
      <text:p text:style-name="P98"/>
      <text:p text:style-name="P96">The above flags are not commands, but indicators of events. </text:p>
      <text:p text:style-name="P144"><text:span text:style-name="T147">C</text:span><text:span text:style-name="T148">ommand </text:span><text:span text:style-name="T147">Instructions </text:span><text:span text:style-name="T149">which are </text:span><text:span text:style-name="T147">issued</text:span><text:span text:style-name="T148"> either from a profile or v</text:span><text:span text:style-name="T147">ia the socket interface</text:span><text:span text:style-name="T148"> are echoed to the log file.</text:span></text:p>
      <text:list xml:id="list134634267430925" text:continue-numbering="true" text:style-name="Outline">
        <text:list-item>
          <text:list>
            <text:list-item>
              <text:list>
                <text:list-item>
                  <text:h text:style-name="P214" text:outline-level="3"><text:bookmark-start text:name="__RefHeading___Toc17163_1036155796"/>L<text:span text:style-name="T213">og File Path</text:span><text:bookmark-end text:name="__RefHeading___Toc17163_1036155796"/></text:h>
                </text:list-item>
              </text:list>
            </text:list-item>
          </text:list>
        </text:list-item>
      </text:list>
      <text:p text:style-name="P97">If a USB drive is inserted, the Linux kernel has been configured to mount it to:</text:p>
      <text:p text:style-name="P97"><text:tab/><text:span text:style-name="T178">/</text:span><text:span text:style-name="T268">home/pi/USB_drive/</text:span></text:p>
      <text:p text:style-name="P146"><text:span text:style-name="T142">The flash drive is the default storage device if present. The Log file path </text:span><text:span text:style-name="T143">is then:</text:span></text:p>
      <text:p text:style-name="P154"><text:span text:style-name="T21"><text:tab/></text:span><text:span text:style-name="T156">/home/pi/USB_drive/Logs/</text:span><text:span text:style-name="T157">filename.log</text:span></text:p>
      <text:p text:style-name="P93">I<text:span text:style-name="T171">f a USB flash drive is not detected, the micro SD card will be used to store the data, and the path will be:</text:span></text:p>
      <text:p text:style-name="P39"><text:tab/><text:span text:style-name="T223">/</text:span><text:span text:style-name="T224">home/pi/Logs/filename.log</text:span></text:p>
      <text:p text:style-name="P145"><text:span text:style-name="T139"><text:s/></text:span><text:span text:style-name="T140">DUT </text:span><text:span text:style-name="T139">ID’s </text:span><text:span text:style-name="T141">naming convention: </text:span><text:span text:style-name="T150">TBD</text:span></text:p>
      <text:list xml:id="list3076581931" text:style-name="L3">
        <text:list-item>
          <text:p text:style-name="P235"><text:span text:style-name="T141">C</text:span><text:span text:style-name="T138">ompressor</text:span></text:p>
        </text:list-item>
        <text:list-item>
          <text:p text:style-name="P237">Dewar</text:p>
        </text:list-item>
        <text:list-item>
          <text:p text:style-name="P237">Displacer</text:p>
        </text:list-item>
        <text:list-item>
          <text:p text:style-name="P237">CCC</text:p>
        </text:list-item>
      </text:list>
      <text:p text:style-name="P94"/>
      <text:list xml:id="list134634384619356" text:continue-list="list134634267430925" text:style-name="Outline">
        <text:list-item>
          <text:list>
            <text:list-item>
              <text:list>
                <text:list-item>
                  <text:h text:style-name="P214" text:outline-level="3"><text:bookmark-start text:name="__RefHeading___Toc17165_1036155796"/><text:span text:style-name="T117">L</text:span><text:span text:style-name="T100">og File Upload</text:span><text:bookmark-end text:name="__RefHeading___Toc17165_1036155796"/></text:h>
                </text:list-item>
              </text:list>
            </text:list-item>
          </text:list>
        </text:list-item>
      </text:list>
      <text:p text:style-name="P47">The Log File will be uploaded automatically when either:</text:p>
      <text:list xml:id="list2113089358" text:style-name="L4">
        <text:list-item>
          <text:p text:style-name="P242">the test ends</text:p>
        </text:list-item>
        <text:list-item>
          <text:p text:style-name="P242">a new day begins, and a new file is created. Old file is uploaded</text:p>
        </text:list-item>
      </text:list>
      <text:list xml:id="list134633689514957" text:continue-list="list134634384619356" text:style-name="Outline">
        <text:list-item>
          <text:list>
            <text:list-item>
              <text:list>
                <text:list-item>
                  <text:h text:style-name="P219" text:outline-level="3">Appending Parameters to Log File</text:h>
                </text:list-item>
              </text:list>
            </text:list-item>
          </text:list>
        </text:list-item>
      </text:list>
      <text:p text:style-name="P67">In the future it may be desirable to annotate some derived metrics i<text:span text:style-name="T275">nto</text:span> the log file at the end of a test. These metrics might include:</text:p>
      <text:list xml:id="list2655697404" text:style-name="L5">
        <text:list-item>
          <text:p text:style-name="P244"><text:soft-page-break/>Cooldown Time</text:p>
        </text:list-item>
        <text:list-item>
          <text:p text:style-name="P244">Warmup Time</text:p>
        </text:list-item>
        <text:list-item>
          <text:p text:style-name="P244">Start Current, Stop Current</text:p>
        </text:list-item>
        <text:list-item>
          <text:p text:style-name="P244">Start Temp, Stop Temp</text:p>
        </text:list-item>
        <text:list-item>
          <text:p text:style-name="P245">Upper and Lower Bounds for power and temp, conditions when that datapoint ocurred.</text:p>
        </text:list-item>
      </text:list>
      <text:list xml:id="list134634319119335" text:continue-list="list134633689514957" text:style-name="Outline">
        <text:list-item>
          <text:list>
            <text:list-item>
              <text:h text:style-name="P213" text:outline-level="2"><text:bookmark-start text:name="__RefHeading___Toc17167_1036155796"/>Config File<text:bookmark-end text:name="__RefHeading___Toc17167_1036155796"/></text:h>
            </text:list-item>
          </text:list>
        </text:list-item>
      </text:list>
      <text:p text:style-name="P89">The config file stores and sets important system parameters for the PI_BB. It is not meant for regular user editing. <text:span text:style-name="T214">Therefore it is a hidden file and requires elevated permissions to modify.</text:span></text:p>
      <text:list xml:id="list134633762632655" text:continue-numbering="true" text:style-name="Outline">
        <text:list-item>
          <text:list>
            <text:list-item>
              <text:list>
                <text:list-item>
                  <text:h text:style-name="P216" text:outline-level="3"><text:bookmark-start text:name="__RefHeading___Toc17169_1036155796"/>Name<text:bookmark-end text:name="__RefHeading___Toc17169_1036155796"/></text:h>
                </text:list-item>
              </text:list>
            </text:list-item>
          </text:list>
        </text:list-item>
      </text:list>
      <text:p text:style-name="P121"><text:span text:style-name="T28">T</text:span><text:span text:style-name="T48">he config file </text:span><text:span text:style-name="T31">is simply named “PI_BB.config”. Alternatively the individual blackbox number could be included, so “PI_BB3</text:span><text:span text:style-name="T49">8</text:span><text:span text:style-name="T31">.config”. Only one config file should exist on each PI_BB.</text:span></text:p>
      <text:list xml:id="list134633813606558" text:continue-numbering="true" text:style-name="Outline">
        <text:list-item>
          <text:list>
            <text:list-item>
              <text:list>
                <text:list-item>
                  <text:h text:style-name="P214" text:outline-level="3"><text:bookmark-start text:name="__RefHeading___Toc17171_1036155796"/><text:span text:style-name="T116">Config File </text:span><text:span text:style-name="T114">L</text:span><text:span text:style-name="T100">ocation</text:span><text:bookmark-end text:name="__RefHeading___Toc17171_1036155796"/></text:h>
                </text:list-item>
              </text:list>
            </text:list-item>
          </text:list>
        </text:list-item>
      </text:list>
      <text:p text:style-name="P120"><text:span text:style-name="T28">T</text:span><text:span text:style-name="T23">he config file is stored locally on the SD card in a <text:s/>hidden folder. In Linux hidden folders are named with a ‘.’ prefix. The config folder is named ‘.Config’ and is stored in the home directory.</text:span></text:p>
      <text:p text:style-name="P62">For example:</text:p>
      <text:p text:style-name="P114"><text:span text:style-name="T276">~/.Config/</text:span>PI_BB3<text:span text:style-name="T277">8</text:span>.config</text:p>
      <text:p text:style-name="P158"><text:span text:style-name="T28">~/</text:span><text:span text:style-name="T72">firmware/</text:span><text:span text:style-name="T28">.</text:span><text:span text:style-name="T72">c</text:span><text:span text:style-name="T28">onfig/</text:span><text:span text:style-name="T31">PI_BB3</text:span><text:span text:style-name="T33">8</text:span><text:span text:style-name="T31">.config</text:span></text:p>
      <text:p text:style-name="P38">or</text:p>
      <text:p text:style-name="P160"><text:span text:style-name="T119">/home/pi/</text:span><text:span text:style-name="T120">.</text:span><text:span text:style-name="T122">C</text:span><text:span text:style-name="T119">onfig/PI_BB3</text:span><text:span text:style-name="T121">8</text:span><text:span text:style-name="T119">.config</text:span></text:p>
      <text:p text:style-name="P159"><text:span text:style-name="T97">/home/pi/</text:span><text:span text:style-name="T99">firmware/.c</text:span><text:span text:style-name="T97">onfig/PI_BB3</text:span><text:span text:style-name="T98">8</text:span><text:span text:style-name="T97">.config</text:span></text:p>
      <text:p text:style-name="P79"/>
      <text:list xml:id="list134633029828244" text:continue-numbering="true" text:style-name="Outline">
        <text:list-item>
          <text:list>
            <text:list-item>
              <text:list>
                <text:list-item>
                  <text:h text:style-name="P214" text:outline-level="3"><text:bookmark-start text:name="__RefHeading___Toc17173_1036155796"/>Config File <text:span text:style-name="T115">Fields</text:span><text:bookmark-end text:name="__RefHeading___Toc17173_1036155796"/></text:h>
                </text:list-item>
              </text:list>
            </text:list-item>
          </text:list>
        </text:list-item>
      </text:list>
      <text:p text:style-name="P117"><text:span text:style-name="T28">// f</text:span><text:span text:style-name="T23">ilename: PI_BB.config</text:span></text:p>
      <text:p text:style-name="P118"><text:span text:style-name="T23"><text:tab/></text:span><text:span text:style-name="T38">hostname:</text:span></text:p>
      <text:p text:style-name="P141"><text:span text:style-name="T84"><text:tab/></text:span><text:span text:style-name="T85">e</text:span><text:span text:style-name="T86">th0_IP_address:</text:span></text:p>
      <text:p text:style-name="P45"><text:tab/><text:span text:style-name="T217">N</text:span>etwork_address:</text:p>
      <text:p text:style-name="P117"><text:span text:style-name="T28"><text:tab/></text:span><text:span text:style-name="T39">S</text:span><text:span text:style-name="T23">ubnet:</text:span></text:p>
      <text:p text:style-name="P45"><text:tab/><text:span text:style-name="T217">H</text:span>ub_<text:span text:style-name="T217">IP</text:span>_address:</text:p>
      <text:p text:style-name="P118"><text:span text:style-name="T38"><text:tab/></text:span><text:span text:style-name="T40">log file suffix (.log, .performance_log, etc)</text:span></text:p>
      <text:p text:style-name="P118"><text:span text:style-name="T40"><text:tab/></text:span><text:span text:style-name="T70">HUB log store location </text:span></text:p>
      <text:p text:style-name="P118"><text:span text:style-name="T40"><text:tab/></text:span><text:span text:style-name="T41">USB_flash_mount_folder:</text:span></text:p>
      <text:p text:style-name="P45"><text:tab/>PCB_<text:span text:style-name="T218">revision_level:</text:span></text:p>
      <text:p text:style-name="P119"><text:soft-page-break/><text:span text:style-name="T28"><text:tab/></text:span><text:span text:style-name="T42">P</text:span><text:span text:style-name="T23">rofile </text:span><text:span text:style-name="T43">f</text:span><text:span text:style-name="T23">older location</text:span><text:span text:style-name="T44">(s)</text:span></text:p>
      <text:p text:style-name="P118"><text:span text:style-name="T28"><text:tab/></text:span><text:span text:style-name="T45">environment variables</text:span></text:p>
      <text:p text:style-name="P118"><text:span text:style-name="T45"><text:tab/><text:tab/></text:span><text:span text:style-name="T46">hostname</text:span></text:p>
      <text:p text:style-name="P46"><text:tab/><text:tab/>socket</text:p>
      <text:p text:style-name="P46"><text:tab/><text:tab/>HUB_IP_ADDR</text:p>
      <text:p text:style-name="P118"><text:span text:style-name="T46"><text:tab/><text:tab/></text:span><text:span text:style-name="T47">cal file location</text:span></text:p>
      <text:p text:style-name="P118"><text:span text:style-name="T47"><text:tab/><text:tab/></text:span><text:span text:style-name="T71">firmware version</text:span></text:p>
      <text:list xml:id="list134634321526858" text:continue-numbering="true" text:style-name="Outline">
        <text:list-item>
          <text:list>
            <text:list-item>
              <text:h text:style-name="P211" text:outline-level="2"><text:bookmark-start text:name="__RefHeading___Toc17175_1036155796"/>Profile File<text:bookmark-end text:name="__RefHeading___Toc17175_1036155796"/></text:h>
              <text:list>
                <text:list-item>
                  <text:h text:style-name="P214" text:outline-level="3"><text:bookmark-start text:name="__RefHeading___Toc17177_1036155796"/>Profile File <text:span text:style-name="T109">Structure</text:span><text:bookmark-end text:name="__RefHeading___Toc17177_1036155796"/></text:h>
                </text:list-item>
              </text:list>
            </text:list-item>
          </text:list>
        </text:list-item>
      </text:list>
      <text:p text:style-name="P58">The file begins with a header describing the profile, the type of profile, and the profile name. After the file header is a separation line, then profile commands. For example:</text:p>
      <text:p text:style-name="P30"/>
      <text:p text:style-name="P150"><text:span text:style-name="T23">// </text:span><text:span text:style-name="T34">filename: XXXXX.profile </text:span></text:p>
      <text:p text:style-name="P109"><text:tab/>PI_BB_Profile_Definition_File</text:p>
      <text:p text:style-name="P150"><text:span text:style-name="T34"><text:tab/></text:span><text:span text:style-name="T35">Profile_Type: [Lifetime </text:span><text:span text:style-name="T36">| </text:span><text:span text:style-name="T35">Performance </text:span><text:span text:style-name="T36">| </text:span><text:span text:style-name="T35">SADA </text:span><text:span text:style-name="T36">| </text:span><text:span text:style-name="T35">BurnI</text:span><text:span text:style-name="T37">n</text:span><text:span text:style-name="T35"> </text:span><text:span text:style-name="T36">| </text:span><text:span text:style-name="T35">Custom]</text:span></text:p>
      <text:p text:style-name="P110"><text:tab/>Profile_Name: XXXXXX</text:p>
      <text:p text:style-name="P110"><text:tab/>Description: <text:s text:c="3"/>(description of profile)</text:p>
      <text:p text:style-name="P110">________________________________________________________________</text:p>
      <text:p text:style-name="P111">[COMMANDS]<text:tab/><text:tab/><text:span text:style-name="T232">[TIMESTAMPS]</text:span></text:p>
      <text:p text:style-name="P75"/>
      <text:list xml:id="list134633859428141" text:continue-numbering="true" text:style-name="Outline">
        <text:list-item>
          <text:list>
            <text:list-item>
              <text:list>
                <text:list-item>
                  <text:h text:style-name="P217" text:outline-level="3"><text:bookmark-start text:name="_Toc30952912"/><text:bookmark-start text:name="__RefHeading___Toc17477_1036155796"/>Location<text:bookmark-end text:name="_Toc30952912"/><text:bookmark-end text:name="__RefHeading___Toc17477_1036155796"/></text:h>
                </text:list-item>
              </text:list>
            </text:list-item>
          </text:list>
        </text:list-item>
      </text:list>
      <text:p text:style-name="P152"><text:span text:style-name="Default_20_Paragraph_20_Font"><text:span text:style-name="T125">Profiles to be executed are stored locally on the SD card. The profiles are stored in a folder named ‘Profiles/’ and is located in the home directory. </text:span></text:span></text:p>
      <text:p text:style-name="P152"><text:span text:style-name="Default_20_Paragraph_20_Font"><text:span text:style-name="T125">For example:</text:span></text:span></text:p>
      <text:p text:style-name="P152"><text:span text:style-name="Default_20_Paragraph_20_Font"><text:span text:style-name="T155">~/Profiles/LifetimeTest.profile</text:span></text:span></text:p>
      <text:p text:style-name="P152"><text:span text:style-name="Default_20_Paragraph_20_Font"><text:span text:style-name="T15">or</text:span></text:span></text:p>
      <text:p text:style-name="P152"><text:bookmark-start text:name="__RefHeading___Toc17179_1036155796"/><text:span text:style-name="Default_20_Paragraph_20_Font"><text:span text:style-name="T154">/home/pi/Profiles/PerformanceTest.profile</text:span></text:span><text:bookmark-end text:name="__RefHeading___Toc17179_1036155796"/></text:p>
      <text:p text:style-name="P152"><text:span text:style-name="Default_20_Paragraph_20_Font"><text:span text:style-name="T233"/></text:span></text:p>
      <text:p text:style-name="P63"/>
      <text:p text:style-name="P63"/>
      <text:p text:style-name="P63"/>
      <text:p text:style-name="P63"/>
      <text:p text:style-name="P63"/>
      <text:list xml:id="list134632474628804" text:continue-numbering="true" text:style-name="Outline">
        <text:list-item>
          <text:list>
            <text:list-item>
              <text:list>
                <text:list-item>
                  <text:h text:style-name="P218" text:outline-level="3"><text:bookmark-start text:name="__RefHeading___Toc17479_1036155796"/><text:soft-page-break/>Profile Command List<text:bookmark-end text:name="__RefHeading___Toc17479_1036155796"/></text:h>
                </text:list-item>
              </text:list>
            </text:list-item>
          </text:list>
        </text:list-item>
      </text:list>
      <text:p text:style-name="P103"/>
      <text:p text:style-name="P153"><text:span text:style-name="Default_20_Paragraph_20_Font"><text:span text:style-name="T137">START_LOG<text:tab/><text:tab/></text:span></text:span><text:span text:style-name="Default_20_Paragraph_20_Font"><text:span text:style-name="T125">start data logging</text:span></text:span></text:p>
      <text:p text:style-name="P153"><text:span text:style-name="Default_20_Paragraph_20_Font"><text:span text:style-name="T137">RELAY_ON</text:span></text:span><text:span text:style-name="Default_20_Paragraph_20_Font"><text:span text:style-name="T125"><text:tab/><text:tab/>close relay to power CCC</text:span></text:span></text:p>
      <text:p text:style-name="P153"><text:span text:style-name="Default_20_Paragraph_20_Font"><text:span text:style-name="T137">RELAY_OFF</text:span></text:span><text:span text:style-name="Default_20_Paragraph_20_Font"><text:span text:style-name="T125"><text:tab/><text:tab/>open relay to power CCC</text:span></text:span></text:p>
      <text:p text:style-name="P153"><text:span text:style-name="Default_20_Paragraph_20_Font"><text:span text:style-name="T137">SET_LOAD</text:span></text:span><text:span text:style-name="Default_20_Paragraph_20_Font"><text:span text:style-name="T125"><text:tab/><text:tab/>change load setting. Setting is in mW, default is 0.0</text:span></text:span></text:p>
      <text:p text:style-name="P153"><text:span text:style-name="Default_20_Paragraph_20_Font"><text:span text:style-name="T137">LOAD_ON</text:span></text:span><text:span text:style-name="Default_20_Paragraph_20_Font"><text:span text:style-name="T125"><text:tab/><text:tab/>turn load on, adjust to setpoint</text:span></text:span></text:p>
      <text:p text:style-name="P153"><text:span text:style-name="Default_20_Paragraph_20_Font"><text:span text:style-name="T137">LOAD_OFF</text:span></text:span><text:span text:style-name="Default_20_Paragraph_20_Font"><text:span text:style-name="T125"><text:tab/><text:tab/>turn load off</text:span></text:span></text:p>
      <text:p text:style-name="P153"><text:span text:style-name="Default_20_Paragraph_20_Font"><text:span text:style-name="T137">STOP_TEST<text:tab/></text:span></text:span><text:span text:style-name="Default_20_Paragraph_20_Font"><text:span text:style-name="T125"><text:tab/>turn off load, turn off relay, stop logging</text:span></text:span></text:p>
      <text:p text:style-name="P156"><text:span text:style-name="Default_20_Paragraph_20_Font"><text:span text:style-name="T126"/></text:span></text:p>
      <text:p text:style-name="P85">Each command must have an accompanying elapsed time timestamp, which indicates how much time elapses before executing the command. Every subsequent command must have a timestamp equal to or later than the previous command</text:p>
      <text:p text:style-name="P85">Example File:</text:p>
      <text:p text:style-name="P80"><text:tab/><text:span text:style-name="T186">[ TODO ]</text:span></text:p>
      <text:list xml:id="list134634379542378" text:continue-numbering="true" text:style-name="Outline">
        <text:list-item>
          <text:list>
            <text:list-item>
              <text:h text:style-name="P209" text:outline-level="2"><text:bookmark-start text:name="_Toc30952913"/><text:bookmark-start text:name="__RefHeading___Toc17481_1036155796"/>System Startup<text:bookmark-end text:name="_Toc30952913"/><text:bookmark-end text:name="__RefHeading___Toc17481_1036155796"/></text:h>
            </text:list-item>
          </text:list>
        </text:list-item>
      </text:list>
      <text:p text:style-name="P183">Once primary power is provided, the Pi begins to boot the kernel. A script is placed in the <text:span text:style-name="T229">/etc/init.d/</text:span><text:span text:style-name="T269"> </text:span>folder which executes the following things:</text:p>
      <text:list xml:id="list2787568202" text:style-name="L6">
        <text:list-item>
          <text:p text:style-name="P222">SPI and I2C enabled on the PI</text:p>
        </text:list-item>
        <text:list-item>
          <text:p text:style-name="P224">SSH enabled</text:p>
        </text:list-item>
        <text:list-item>
          <text:p text:style-name="P226">Read Config File</text:p>
        </text:list-item>
        <text:list-item>
          <text:p text:style-name="P227">Set IP Address</text:p>
        </text:list-item>
        <text:list-item>
          <text:p text:style-name="P227">Set Hostname</text:p>
        </text:list-item>
        <text:list-item>
          <text:p text:style-name="P227">Set Environment Variables</text:p>
        </text:list-item>
        <text:list-item>
          <text:p text:style-name="P227">Look for attached Flash Drive, if detected mount it</text:p>
        </text:list-item>
        <text:list-item>
          <text:p text:style-name="P227">Look for Hub to Connect to </text:p>
        </text:list-item>
        <text:list-item>
          <text:p text:style-name="P227">Sync to Network time <text:span text:style-name="T237">if Available, else sync to DS3231</text:span></text:p>
        </text:list-item>
        <text:list-item>
          <text:p text:style-name="P227">Send SSH keys to hub</text:p>
        </text:list-item>
        <text:list-item>
          <text:p text:style-name="P227">Load Calibration fil<text:span text:style-name="T234">es</text:span></text:p>
        </text:list-item>
        <text:list-item>
          <text:p text:style-name="P228">Enumerate any profiles in USB flash drive , copy to local SD card</text:p>
        </text:list-item>
        <text:list-item>
          <text:p text:style-name="P223"/>
        </text:list-item>
        <text:list-item>
          <text:p text:style-name="P223">GPIOS are configured on the PI</text:p>
        </text:list-item>
        <text:list-item>
          <text:p text:style-name="P225"/>
        </text:list-item>
        <text:list-item>
          <text:p text:style-name="P229">if network connected, do a package update</text:p>
        </text:list-item>
      </text:list>
      <text:p text:style-name="P40"/>
      <text:h text:style-name="P204" text:outline-level="1">parse kernel warnings</text:h>
      <text:p text:style-name="P91">At end of test automatically upload file and unmount flash drive</text:p>
      <text:p text:style-name="P91">log kernel errors to local non-v<text:span text:style-name="T278">o</text:span>l<text:span text:style-name="T278">a</text:span>til<text:span text:style-name="T278">e</text:span> log file</text:p>
      <text:list xml:id="list134634557350748" text:continue-list="list134634379542378" text:style-name="Outline">
        <text:list-item>
          <text:h text:style-name="P206" text:outline-level="1"><text:bookmark-start text:name="__RefHeading___Toc17551_1036155796"/><text:span text:style-name="T12">Socket </text:span><text:span text:style-name="T238">Interface</text:span><text:span text:style-name="T12"> Specification</text:span><text:bookmark-end text:name="__RefHeading___Toc17551_1036155796"/></text:h>
          <text:list>
            <text:list-item>
              <text:h text:style-name="P211" text:outline-level="2"><text:bookmark-start text:name="__RefHeading___Toc17988_1036155796"/>S<text:span text:style-name="T239">ocket Instantiation</text:span><text:bookmark-end text:name="__RefHeading___Toc17988_1036155796"/></text:h>
            </text:list-item>
          </text:list>
        </text:list-item>
      </text:list>
      <text:p text:style-name="P100"><text:span text:style-name="T203"><text:tab/></text:span><text:span text:style-name="T204">A </text:span><text:span text:style-name="T205">specific port number mapping scheme needs to be decided on for the P</text:span><text:span text:style-name="T206">I</text:span><text:span text:style-name="T205">s and the Hub. </text:span><text:span text:style-name="T210">[ </text:span><text:span text:style-name="T211">TBD </text:span><text:span text:style-name="T210">]</text:span></text:p>
      <text:list xml:id="list134633176378148" text:continue-numbering="true" text:style-name="Outline">
        <text:list-item>
          <text:list>
            <text:list-item>
              <text:h text:style-name="P210" text:outline-level="2"><text:bookmark-start text:name="__RefHeading___Toc17990_1036155796"/>Socket Command Structure<text:bookmark-end text:name="__RefHeading___Toc17990_1036155796"/></text:h>
            </text:list-item>
          </text:list>
        </text:list-item>
      </text:list>
      <text:p text:style-name="P81">All “commands” or instructions will originate from the hub computer. There are two types of instructions sent to a PI_BB:</text:p>
      <text:list xml:id="list2901004130" text:style-name="L7">
        <text:list-item>
          <text:p text:style-name="P246">Get Instruction– will refer to as a ‘Query’</text:p>
        </text:list-item>
        <text:list-item>
          <text:p text:style-name="P236"><text:span text:style-name="T73">Set Instruction – r</text:span><text:span text:style-name="T74">eferred to as a</text:span><text:span text:style-name="T73"> ‘Command’<text:line-break/></text:span></text:p>
        </text:list-item>
      </text:list>
      <text:p text:style-name="P101"><text:span text:style-name="T208">Query Instructions must begin with a ‘</text:span><text:span text:style-name="T209">?</text:span><text:span text:style-name="T208">’.</text:span></text:p>
      <text:p text:style-name="P101"><text:span text:style-name="T208">Command Instructions must begin with a ‘</text:span><text:span text:style-name="T209">&gt;</text:span><text:span text:style-name="T208">’.</text:span><text:span text:style-name="T207"><text:tab/></text:span><text:span text:style-name="T202"> </text:span></text:p>
      <text:p text:style-name="P42">If an instruction is sent without the proper prefix of ‘<text:span text:style-name="T178">?</text:span>’ or ‘<text:span text:style-name="T178">&gt;</text:span>’, or there is a typo in the instruction, the parser responds with a message:</text:p>
      <text:p text:style-name="P42">Error: unable to parse instruction</text:p>
      <text:p text:style-name="P42">to see command list type help</text:p>
      <text:list xml:id="list134632834946321" text:continue-list="list134633176378148" text:style-name="Outline">
        <text:list-item>
          <text:list>
            <text:list-item>
              <text:h text:style-name="P211" text:outline-level="2"><text:bookmark-start text:name="__RefHeading___Toc17992_1036155796"/>Query List<text:bookmark-end text:name="__RefHeading___Toc17992_1036155796"/></text:h>
            </text:list-item>
          </text:list>
        </text:list-item>
      </text:list>
      <text:p text:style-name="P140"><text:span text:style-name="T113">?status<text:tab/></text:span><text:span text:style-name="T82">Return the following parameters: </text:span></text:p>
      <text:p text:style-name="P140"><text:span text:style-name="T82"><text:tab/><text:tab/><text:tab/></text:span><text:span text:style-name="T96">hostname</text:span></text:p>
      <text:p text:style-name="P43"><text:tab/><text:tab/><text:tab/>eth0 <text:span text:style-name="T240">IP </text:span>address</text:p>
      <text:p text:style-name="P43"><text:tab/><text:tab/><text:tab/>wlan0 address</text:p>
      <text:p text:style-name="P43"><text:tab/><text:tab/><text:tab/>flash drive disk usage</text:p>
      <text:p text:style-name="P43"><text:tab/><text:tab/><text:tab/>SD card disk usage</text:p>
      <text:p text:style-name="P140"><text:span text:style-name="T83"><text:tab/><text:tab/><text:tab/>D</text:span><text:span text:style-name="T82">UT ID for:</text:span></text:p>
      <text:p text:style-name="P59"><text:tab/><text:tab/><text:tab/><text:tab/>compressor</text:p>
      <text:p text:style-name="P59"><text:tab/><text:tab/><text:tab/><text:tab/>dewar</text:p>
      <text:p text:style-name="P59"><text:tab/><text:tab/><text:tab/><text:tab/>displacer</text:p>
      <text:p text:style-name="P59"><text:tab/><text:tab/><text:tab/><text:tab/>CCC</text:p>
      <text:p text:style-name="P43"><text:tab/><text:tab/><text:tab/><text:span text:style-name="T240">P</text:span>i <text:span text:style-name="T245">CPU</text:span> temp<text:span text:style-name="T245">erature</text:span></text:p>
      <text:p text:style-name="P140"><text:span text:style-name="T83"><text:tab/><text:tab/><text:tab/>T</text:span><text:span text:style-name="T82">est</text:span><text:span text:style-name="T83"> status (whether executing a test or not)</text:span></text:p>
      <text:p text:style-name="P43"><text:tab/><text:tab/><text:tab/><text:span text:style-name="T262">Execution </text:span>set to manual or profile</text:p>
      <text:p text:style-name="P64"><text:span text:style-name="T254"><text:tab/><text:tab/><text:tab/></text:span><text:span text:style-name="T255">Current time &amp; date </text:span><text:span text:style-name="T256">on PI</text:span></text:p>
      <text:p text:style-name="P43"><text:span text:style-name="T178">?</text:span><text:span text:style-name="T179">profiles</text:span><text:span text:style-name="T240"><text:tab/>list the profiles currently stored on SD card</text:span></text:p>
      <text:p text:style-name="P162"><text:span text:style-name="T130">?</text:span><text:span text:style-name="T132">l</text:span><text:span text:style-name="T131">ogs</text:span><text:span text:style-name="T135"><text:tab/><text:tab/>list the </text:span><text:span text:style-name="T136">logs</text:span><text:span text:style-name="T135"> currently stored on SD card</text:span></text:p>
      <text:p text:style-name="P43"><text:soft-page-break/><text:span text:style-name="T178">?</text:span><text:span text:style-name="T180">profile<text:tab/></text:span><text:span text:style-name="T244">list the current selected profile, if any</text:span></text:p>
      <text:p text:style-name="P43"><text:span text:style-name="T178">?</text:span><text:span text:style-name="T184">show </text:span><text:span text:style-name="T185">[</text:span><text:span text:style-name="T181">filename]</text:span><text:span text:style-name="T241"><text:tab/>print the contents of the file. Could be a profile, log, config <text:tab/><text:tab/><text:tab/>file, <text:tab/><text:tab/>etc.</text:span></text:p>
      <text:p text:style-name="P43"><text:span text:style-name="T178">?metrics</text:span><text:tab/><text:span text:style-name="T242">Returns a snapshot of the current measurements, if a test is <text:tab/><text:tab/>running. If no test is running then a message is returned:</text:span></text:p>
      <text:p text:style-name="P43"><text:tab/><text:tab/><text:tab/>“<text:span text:style-name="T243">No Test Currently Running”</text:span></text:p>
      <text:p text:style-name="P43"><text:span text:style-name="T178">?</text:span><text:span text:style-name="T182">time</text:span><text:span text:style-name="T263"><text:tab/><text:tab/>Current date-time PI thinks it it right now</text:span></text:p>
      <text:p text:style-name="P44"><text:span text:style-name="T178">? </text:span><text:tab/><text:tab/><text:span text:style-name="T265">If no argument is supplied with the query instruction, the list of <text:tab/><text:tab/>query instructions is printed</text:span></text:p>
      <text:p text:style-name="P29">help<text:tab/><text:tab/><text:span text:style-name="T187">Prints query instructions and command instructions with <text:tab/><text:tab/><text:tab/>usage info.</text:span></text:p>
      <text:list xml:id="list134632787972302" text:continue-numbering="true" text:style-name="Outline">
        <text:list-item>
          <text:list>
            <text:list-item>
              <text:h text:style-name="P211" text:outline-level="2"><text:bookmark-start text:name="__RefHeading___Toc17994_1036155796"/>Command List<text:bookmark-end text:name="__RefHeading___Toc17994_1036155796"/></text:h>
            </text:list-item>
          </text:list>
        </text:list-item>
      </text:list>
      <text:p text:style-name="P74"/>
      <text:p text:style-name="P76"><text:span text:style-name="T246">&gt;</text:span>START_<text:span text:style-name="T216">TEST</text:span><text:tab/><text:span text:style-name="T188">Starts test execution, within the confines of selected <text:tab/><text:tab/><text:tab/>test parameters. If a profile is se</text:span><text:span text:style-name="T190">lected</text:span><text:span text:style-name="T188">, execution of the <text:tab/><text:tab/><text:tab/>profile begins. If test execution is set to manual, then <text:tab/><text:tab/><text:tab/>datalogging begins and the relay is turned on. </text:span><text:span text:style-name="T193">A response is <text:tab/><text:tab/><text:tab/>given affirming datalogging has begun, the response <text:tab/><text:tab/><text:tab/>includes the name and path of the log file. </text:span><text:span text:style-name="T196">Before <text:tab/><text:tab/><text:tab/><text:tab/>executing the command, the system first asks the user to <text:tab/><text:tab/><text:tab/>verify the test parameters. These include:</text:span></text:p>
      <text:list xml:id="list419189387" text:style-name="L8">
        <text:list-item>
          <text:p text:style-name="P243">Save Location</text:p>
        </text:list-item>
        <text:list-item>
          <text:p text:style-name="P243">Mode: manual or profile</text:p>
        </text:list-item>
        <text:list-item>
          <text:p text:style-name="P247"><text:span text:style-name="T187">If profile </text:span><text:span text:style-name="T197">is being run</text:span><text:span text:style-name="T187">, lists the profile &amp; run time</text:span></text:p>
        </text:list-item>
      </text:list>
      <text:p text:style-name="P137"><text:span text:style-name="T111">&gt;</text:span><text:span text:style-name="T108">R</text:span><text:span text:style-name="T105">E</text:span><text:span text:style-name="T106">LAY_ON</text:span><text:span text:style-name="T108"><text:tab/><text:tab/></text:span><text:span text:style-name="T75">Turn on the relay. </text:span><text:span text:style-name="T76">This command only valid if a <text:tab/><text:tab/><text:tab/><text:tab/>test is currently executing AND test execution is set to <text:tab/><text:tab/><text:tab/>manual.</text:span><text:span text:style-name="T77"><text:tab/></text:span></text:p>
      <text:p text:style-name="P137"><text:span text:style-name="T111">&gt;</text:span><text:span text:style-name="T110">RELAY_OFF<text:tab/></text:span><text:span text:style-name="T75">Turn off the relay. </text:span><text:span text:style-name="T76">This command only valid if a <text:tab/><text:tab/><text:tab/><text:tab/>test is currently executing AND test execution is set to <text:tab/><text:tab/><text:tab/>manual.</text:span></text:p>
      <text:p text:style-name="P137"><text:span text:style-name="T111">&gt;</text:span><text:span text:style-name="T110">SET_LOAD<text:tab/> <text:s/></text:span><text:span text:style-name="T112">[value]</text:span><text:span text:style-name="T110"><text:tab/></text:span><text:span text:style-name="T75">Set the load </text:span><text:span text:style-name="T78">resistor </text:span><text:span text:style-name="T75">setpoint. The load is not turned <text:tab/><text:tab/><text:tab/>on with this command, just set to the value of the supplied <text:tab/><text:tab/><text:tab/>argument. When the LOAD_ON command is issued, the <text:tab/><text:tab/><text:tab/>load disipation will at the value supplied in this command. <text:tab/><text:tab/><text:tab/></text:span><text:span text:style-name="T79">The units of [value] is milliWatts.</text:span><text:span text:style-name="T76">This command only valid if <text:tab/><text:tab/><text:tab/>a test is currently executing AND test execution is set to <text:tab/><text:tab/><text:tab/>manual.</text:span></text:p>
      <text:p text:style-name="P138"><text:soft-page-break/><text:span text:style-name="T111">&gt;</text:span><text:span text:style-name="T100">LOAD_ON<text:tab/><text:tab/></text:span><text:span text:style-name="T78">Set the load resistor current to the value prescribed by the <text:tab/><text:tab/><text:tab/>SET_LOAD command. Default load current is 0 if the load <text:tab/><text:tab/><text:tab/>has not been set yet. </text:span><text:span text:style-name="T76">This command </text:span><text:span text:style-name="T94">is </text:span><text:span text:style-name="T76">only valid if a <text:tab/><text:tab/><text:tab/><text:tab/>test is currently executing AND test execution is set to <text:tab/><text:tab/><text:tab/>manual.</text:span></text:p>
      <text:p text:style-name="P139"><text:span text:style-name="T111">&gt;</text:span><text:span text:style-name="T100">LOAD_OFF<text:tab/><text:tab/></text:span><text:span text:style-name="T78">Turn load resistor current of</text:span><text:span text:style-name="T80">f. </text:span><text:span text:style-name="T76">This command </text:span><text:span text:style-name="T95">is </text:span><text:span text:style-name="T76">only valid if <text:tab/><text:tab/><text:tab/>a test is currently executing AND test execution is set to <text:tab/><text:tab/><text:tab/>manual.</text:span></text:p>
      <text:p text:style-name="P73"><text:span text:style-name="T246">&gt;</text:span>STOP_<text:span text:style-name="T216">TEST<text:tab/></text:span><text:span text:style-name="T189">Turn off cooler relay. Turn off load resistor current. Stop <text:s/><text:tab/><text:tab/><text:tab/>datalogging. </text:span><text:span text:style-name="T198">Return total test execution time.</text:span></text:p>
      <text:p text:style-name="P69">&gt;SET_MANUAL_<text:span text:style-name="T253">MODE</text:span><text:tab/><text:span text:style-name="T191">Set test execution to manual.</text:span></text:p>
      <text:p text:style-name="P60"/>
      <text:p text:style-name="P147"><text:span text:style-name="T107">&gt;SET_PROFILE_</text:span><text:span text:style-name="T103">MODE</text:span><text:span text:style-name="T107"><text:tab/></text:span><text:span text:style-name="T81">Set test execution to the current profile setting. If <text:tab/><text:tab/><text:tab/>no profile has been selected, an error is given.</text:span></text:p>
      <text:p text:style-name="P161"><text:span text:style-name="T127">&gt;</text:span><text:span text:style-name="T128">LIST</text:span><text:span text:style-name="T127">_PROFILE</text:span><text:span text:style-name="T128">S</text:span><text:span text:style-name="T129"><text:tab/></text:span><text:span text:style-name="T127"><text:tab/></text:span><text:span text:style-name="T134">D</text:span><text:span text:style-name="T133">isplay all profiles that can be found. </text:span><text:span text:style-name="T168"><text:s/></text:span><text:span text:style-name="T169">Use ?profiles</text:span></text:p>
      <text:p text:style-name="P69">&gt;USE_PROFILE <text:span text:style-name="T247">[profile]<text:tab/><text:tab/></text:span><text:span text:style-name="T191">The file given as an argument is now <text:tab/><text:tab/><text:tab/><text:tab/>selected as the profile to be executed. </text:span><text:span text:style-name="T195">Verify the profile <text:tab/><text:tab/><text:tab/>exists. The profile file is parsed to validate it is <text:tab/><text:tab/><text:tab/><text:tab/>acceptable. B</text:span><text:span text:style-name="T191">egin test execution by issuing START_TEST.</text:span></text:p>
      <text:p text:style-name="P68"><text:span text:style-name="T247">&gt;</text:span>SELFTEST<text:tab/><text:span text:style-name="T187"><text:tab/>Run the </text:span><text:span text:style-name="T192">built-in </text:span><text:span text:style-name="T187">self test operations and report back <text:tab/><text:tab/><text:tab/><text:tab/>results.</text:span></text:p>
      <text:p text:style-name="P72">&gt;SET_TIME <text:span text:style-name="T264">[MM-dd-YYYY]_[hh.mm.ss]<text:tab/></text:span><text:span text:style-name="T194">Set Pi to argument timestamp.</text:span></text:p>
      <text:p text:style-name="P61"/>
      <text:p text:style-name="P157"><text:span text:style-name="Default_20_Paragraph_20_Font"><text:span text:style-name="T18">&gt;</text:span></text:span><text:span text:style-name="Default_20_Paragraph_20_Font"><text:span text:style-name="T17">SEND_LOG<text:tab/></text:span></text:span><text:span text:style-name="Default_20_Paragraph_20_Font"><text:span text:style-name="T16">upload log file(s) from the last test to the hub. This <text:tab/><text:tab/><text:tab/><text:tab/>may span more than one file if the test lasted more than </text:span></text:span><text:span text:style-name="Default_20_Paragraph_20_Font"><text:span text:style-name="T13">o</text:span></text:span><text:span text:style-name="Default_20_Paragraph_20_Font"><text:span text:style-name="T14">ne <text:tab/><text:tab/><text:tab/>day</text:span></text:span><text:span text:style-name="Default_20_Paragraph_20_Font"><text:span text:style-name="T16">.</text:span></text:span></text:p>
      <text:p text:style-name="P70"><text:span text:style-name="Default_20_Paragraph_20_Font"><text:span text:style-name="T271">&gt;</text:span></text:span><text:span text:style-name="Default_20_Paragraph_20_Font"><text:span text:style-name="T270">SEND_ALL_LOGS</text:span></text:span><text:span text:style-name="Default_20_Paragraph_20_Font"><text:span text:style-name="T273"><text:tab/></text:span></text:span><text:span text:style-name="Default_20_Paragraph_20_Font"><text:span text:style-name="T274">upload all log files stored on the flash drive to the hub <text:tab/><text:tab/><text:tab/>PC. If no flash drive is present, an error message is <text:tab/><text:tab/><text:tab/><text:tab/>displayed regarding missing flash drive.</text:span></text:span></text:p>
      <text:p text:style-name="P71"><text:span text:style-name="Default_20_Paragraph_20_Font"><text:span text:style-name="T272">&gt;SET_COMPRESSOR_ID</text:span></text:span></text:p>
      <text:p text:style-name="P71"><text:span text:style-name="Default_20_Paragraph_20_Font"><text:span text:style-name="T272">&gt;SET_DISPLACER_ID</text:span></text:span></text:p>
      <text:p text:style-name="P71"><text:span text:style-name="Default_20_Paragraph_20_Font"><text:span text:style-name="T272">&gt;SET_DEWAR_ID</text:span></text:span></text:p>
      <text:p text:style-name="P71"><text:span text:style-name="Default_20_Paragraph_20_Font"><text:span text:style-name="T272">&gt;SET_CCC_ID</text:span></text:span></text:p>
      <text:p text:style-name="P99">&gt;<text:tab/><text:span text:style-name="T187"><text:tab/><text:tab/></text:span><text:span text:style-name="T212">If no argument is supplied with the Command instruction, <text:tab/><text:tab/><text:tab/>the list of Commands is printed.</text:span></text:p>
      <text:p text:style-name="P95">*<text:span text:style-name="T248">Note: Once profile test execution begins with the START_TEST command, all commands except for STOP_TEST are ignored.</text:span></text:p>
      <text:p text:style-name="P136"><text:span text:style-name="T163">Example Command Workflow </text:span><text:span text:style-name="T144">to Run a Profile Test</text:span><text:span text:style-name="T163">:</text:span></text:p>
      <text:p text:style-name="P102"/>
      <text:p text:style-name="P151"><text:span text:style-name="T101">&gt;</text:span><text:span text:style-name="T102">SELFTEST<text:tab/><text:tab/><text:tab/><text:tab/>// </text:span><text:span text:style-name="T103">verify </text:span><text:span text:style-name="T104">PI_BB </text:span><text:span text:style-name="T103">hardware is g</text:span><text:span text:style-name="T104">ood</text:span></text:p>
      <text:p text:style-name="P112"><text:soft-page-break/>&gt;USE_PROFILE <text:span text:style-name="T247">[profile]<text:tab/><text:tab/>// set the profile to a specific profile file</text:span></text:p>
      <text:p text:style-name="P112">&gt;SET_PROFILE_<text:span text:style-name="T253">MODE<text:tab/><text:tab/><text:tab/>// set execution to profile mode</text:span></text:p>
      <text:p text:style-name="P112">?<text:span text:style-name="T253">status<text:tab/><text:tab/><text:tab/><text:tab/>// verify test parameters look ok</text:span></text:p>
      <text:p text:style-name="P113"><text:span text:style-name="T246">&gt;</text:span>START_<text:span text:style-name="T216">TEST<text:tab/><text:tab/><text:tab/><text:tab/>// run the profile</text:span></text:p>
      <text:p text:style-name="P28"/>
      <text:list xml:id="list134634108957785" text:continue-list="list134632787972302" text:style-name="Outline">
        <text:list-item>
          <text:list>
            <text:list-item>
              <text:h text:style-name="P211" text:outline-level="2"><text:bookmark-start text:name="__RefHeading___Toc17996_1036155796"/><text:span text:style-name="T257">Socket </text:span>Permissions<text:bookmark-end text:name="__RefHeading___Toc17996_1036155796"/></text:h>
            </text:list-item>
          </text:list>
        </text:list-item>
      </text:list>
      <text:p text:style-name="P88">All commands executed over the socket interface <text:span text:style-name="T267">shall</text:span> be executed with user account level permissions. Administrative actions require SSH login.</text:p>
      <text:list xml:id="list134633228406428" text:continue-numbering="true" text:style-name="Outline">
        <text:list-item>
          <text:h text:style-name="P203" text:outline-level="1"><text:bookmark-start text:name="__RefHeading___Toc17998_1036155796"/>PI OS Settings<text:bookmark-end text:name="__RefHeading___Toc17998_1036155796"/></text:h>
          <text:list>
            <text:list-item>
              <text:h text:style-name="P211" text:outline-level="2"><text:bookmark-start text:name="__RefHeading___Toc18000_1036155796"/><text:span text:style-name="T251">PI Relevant </text:span>Folder<text:span text:style-name="T251">s</text:span><text:bookmark-end text:name="__RefHeading___Toc18000_1036155796"/></text:h>
            </text:list-item>
          </text:list>
        </text:list-item>
      </text:list>
      <text:p text:style-name="P115"><text:span text:style-name="T153">Logs:<text:tab/><text:tab/></text:span><text:span text:style-name="T151">/home/pi/USB_drive/Logs/</text:span><text:span text:style-name="T152"> <text:tab/><text:tab/></text:span><text:span text:style-name="T153">[flash drive]</text:span></text:p>
      <text:p text:style-name="P36"><text:span text:style-name="T227"><text:tab/><text:tab/>/</text:span><text:span text:style-name="T224">home/pi/Logs/<text:tab/> <text:tab/><text:tab/><text:tab/></text:span><text:span text:style-name="T228">[ SD Card]</text:span></text:p>
      <text:p text:style-name="P37"><text:span text:style-name="Default_20_Paragraph_20_Font"><text:span text:style-name="T228">Profiles:<text:tab/></text:span></text:span><text:span text:style-name="Default_20_Paragraph_20_Font"><text:span text:style-name="T224">/home/pi/</text:span></text:span><text:span text:style-name="Default_20_Paragraph_20_Font"><text:span text:style-name="T228">USB_drive</text:span></text:span><text:span text:style-name="Default_20_Paragraph_20_Font"><text:span text:style-name="T224">/</text:span></text:span><text:span text:style-name="Default_20_Paragraph_20_Font"><text:span text:style-name="T228">Profiles/</text:span></text:span><text:span text:style-name="Default_20_Paragraph_20_Font"><text:span text:style-name="T224"><text:tab/></text:span></text:span><text:span text:style-name="Default_20_Paragraph_20_Font"><text:span text:style-name="T228">[flash drive]</text:span></text:span></text:p>
      <text:p text:style-name="P37"><text:span text:style-name="Default_20_Paragraph_20_Font"><text:span text:style-name="T224"><text:tab/><text:tab/>/home/pi/Profiles/<text:tab/><text:tab/><text:tab/></text:span></text:span><text:span text:style-name="Default_20_Paragraph_20_Font"><text:span text:style-name="T228">[ SD Card]</text:span></text:span></text:p>
      <text:p text:style-name="P105"><text:span text:style-name="Default_20_Paragraph_20_Font"><text:span text:style-name="T249">Config:<text:tab/></text:span></text:span><text:span text:style-name="Default_20_Paragraph_20_Font">/home/pi/.Config/<text:tab/><text:tab/><text:tab/></text:span><text:span text:style-name="Default_20_Paragraph_20_Font"><text:span text:style-name="T250">[ SD Card]</text:span></text:span></text:p>
      <text:p text:style-name="P105"><text:span text:style-name="Default_20_Paragraph_20_Font"><text:span text:style-name="T249">Firmware:<text:tab/></text:span></text:span><text:span text:style-name="Default_20_Paragraph_20_Font">/home/pi/</text:span><text:span text:style-name="Default_20_Paragraph_20_Font"><text:span text:style-name="T249">Firmware</text:span></text:span><text:span text:style-name="Default_20_Paragraph_20_Font">/<text:tab/><text:tab/><text:tab/></text:span><text:span text:style-name="Default_20_Paragraph_20_Font"><text:span text:style-name="T250">[ SD Card]</text:span></text:span></text:p>
      <text:list xml:id="list134633841208566" text:continue-numbering="true" text:style-name="Outline">
        <text:list-item>
          <text:list>
            <text:list-item>
              <text:h text:style-name="P211" text:outline-level="2"><text:bookmark-start text:name="__RefHeading___Toc17553_1036155796"/>S<text:span text:style-name="T172">SH Keys</text:span><text:bookmark-end text:name="__RefHeading___Toc17553_1036155796"/></text:h>
            </text:list-item>
          </text:list>
        </text:list-item>
      </text:list>
      <text:p text:style-name="P90">SSH is enabled for each PI_BB. SSH keys are generated for each Pi. At startup the PI sends the public keys to the hub for easy user level login and SCP file transfer.</text:p>
      <text:list xml:id="list134634347637658" text:continue-numbering="true" text:style-name="Outline">
        <text:list-item>
          <text:list>
            <text:list-item>
              <text:h text:style-name="P211" text:outline-level="2"><text:bookmark-start text:name="__RefHeading___Toc17555_1036155796"/>Calibration<text:bookmark-end text:name="__RefHeading___Toc17555_1036155796"/></text:h>
            </text:list-item>
          </text:list>
        </text:list-item>
      </text:list>
      <text:p text:style-name="P92">The embedded hardware on the PI_BB PCB requires calibration to measure accurately. </text:p>
      <text:p text:style-name="P135"><text:span text:style-name="T123"><text:tab/></text:span><text:span text:style-name="T124">[ TODO ]</text:span></text:p>
      <text:list xml:id="list134633679305180" text:continue-numbering="true" text:style-name="Outline">
        <text:list-item>
          <text:list>
            <text:list-item>
              <text:h text:style-name="P211" text:outline-level="2"><text:bookmark-start text:name="__RefHeading___Toc17183_1036155796"/>User Accounts<text:bookmark-end text:name="__RefHeading___Toc17183_1036155796"/></text:h>
            </text:list-item>
          </text:list>
        </text:list-item>
      </text:list>
      <text:p text:style-name="P87">Two user accounts shall be created for use on the PI. One is a user level account, with permissions to do basic functions. The second account is an administrator account which can perform configuration edits, etc.</text:p>
      <text:list xml:id="list134633515300216" text:continue-numbering="true" text:style-name="Outline">
        <text:list-item>
          <text:list>
            <text:list-item>
              <text:list>
                <text:list-item>
                  <text:h text:style-name="P214" text:outline-level="3"><text:bookmark-start text:name="__RefHeading___Toc17559_1036155796"/>Operator Access controlled functions<text:bookmark-end text:name="__RefHeading___Toc17559_1036155796"/></text:h>
                </text:list-item>
              </text:list>
            </text:list-item>
          </text:list>
        </text:list-item>
      </text:list>
      <text:p text:style-name="P5"><text:tab/><text:span text:style-name="T235">[ TODO ]</text:span></text:p>
      <text:list xml:id="list134633363115724" text:continue-numbering="true" text:style-name="Outline">
        <text:list-item>
          <text:list>
            <text:list-item>
              <text:list>
                <text:list-item>
                  <text:h text:style-name="P214" text:outline-level="3"><text:bookmark-start text:name="__RefHeading___Toc17561_1036155796"/><text:span text:style-name="T252">Administrator</text:span> Access Controlled functions<text:bookmark-end text:name="__RefHeading___Toc17561_1036155796"/></text:h>
                </text:list-item>
              </text:list>
            </text:list-item>
          </text:list>
        </text:list-item>
      </text:list>
      <text:p text:style-name="P5"><text:tab/><text:span text:style-name="T159">[ </text:span><text:span text:style-name="T160">TODO ]</text:span></text:p>
      <text:list xml:id="list134632872558243" text:continue-numbering="true" text:style-name="Outline">
        <text:list-item>
          <text:h text:style-name="P203" text:outline-level="1"><text:bookmark-start text:name="__RefHeading___Toc381963512"/><text:soft-page-break/>Built in <text:span text:style-name="T265">SELF </text:span>Test function<text:bookmark-end text:name="__RefHeading___Toc381963512"/></text:h>
        </text:list-item>
      </text:list>
      <text:p text:style-name="P86">A built in test function shall be available in the <text:span text:style-name="T10">Command List.</text:span> This function when exercised will perform a series of tests and report the result.</text:p>
      <text:p text:style-name="P86">The list of information reported shall be</text:p>
      <text:list xml:id="list3895622263" text:style-name="L9">
        <text:list-item>
          <text:p text:style-name="P240">CPU status</text:p>
        </text:list-item>
        <text:list-item>
          <text:p text:style-name="P238">RAM allocation for CPU and GPU</text:p>
        </text:list-item>
        <text:list-item>
          <text:p text:style-name="P240"><text:span text:style-name="T175">GUI </text:span>Video <text:span text:style-name="T10">test</text:span></text:p>
        </text:list-item>
        <text:list-item>
          <text:p text:style-name="P240"><text:span text:style-name="T10">PI_CPU</text:span> temperature</text:p>
        </text:list-item>
        <text:list-item>
          <text:p text:style-name="P241">PI_USB interface up</text:p>
        </text:list-item>
        <text:list-item>
          <text:p text:style-name="P241">PI Ethernet Interface up</text:p>
        </text:list-item>
        <text:list-item>
          <text:p text:style-name="P238">Input Voltage in expected range</text:p>
        </text:list-item>
        <text:list-item>
          <text:p text:style-name="P238"><text:span text:style-name="T265">C</text:span>onfig file is filled out</text:p>
        </text:list-item>
        <text:list-item>
          <text:p text:style-name="P238">USB Flash drive detection</text:p>
        </text:list-item>
        <text:list-item>
          <text:p text:style-name="P238">Can ping Hub</text:p>
        </text:list-item>
        <text:list-item>
          <text:p text:style-name="P238">Can communicate with all onboard peripheral ICs</text:p>
        </text:list-item>
        <text:list-item>
          <text:p text:style-name="P238">Can operate relay</text:p>
        </text:list-item>
        <text:list-item>
          <text:p text:style-name="P238">temp diode and heat load resistor attached and working as expected</text:p>
        </text:list-item>
        <text:list-item>
          <text:p text:style-name="P238">Can talk to Hub over socket interface</text:p>
        </text:list-item>
        <text:list-item>
          <text:p text:style-name="P238">Real Time Clock has been set</text:p>
        </text:list-item>
        <text:list-item>
          <text:p text:style-name="P239">Synced to Network Time</text:p>
        </text:list-item>
      </text:list>
      <text:p text:style-name="P163"/>
      <text:p text:style-name="P25"><text:bookmark text:name="_PictureBull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Verdana" svg:font-family="Verdana, Tahoma, Arial"/>
    <style:font-face style:name="Courier New" svg:font-family="'Courier New'" style:font-family-generic="modern"/>
    <style:font-face style:name="ArialMT" svg:font-family="ArialMT" style:font-family-generic="swiss"/>
    <style:font-face style:name="Consola Mono" svg:font-family="'Consola Mono'" style:font-pitch="fixed"/>
    <style:font-face style:name="Courier New1" svg:font-family="'Courier New'" style:font-family-generic="modern" style:font-pitch="fixed"/>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yno Sans" svg:font-family="'Dyno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17in" loext:contextual-spacing="false" fo:keep-together="always" fo:orphans="2" fo:widows="2"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tab-stops>
          <style:tab-stop style:position="0.5626in"/>
        </style:tab-stops>
      </style:paragraph-properties>
      <style:text-properties fo:color="#ff0000" style:font-name="Tahoma" fo:font-family="Tahoma" style:font-family-generic="swiss" style:font-pitch="variable" fo:font-size="10pt" fo:language="none" fo:country="none" style:font-size-asian="10pt" style:font-name-complex="Tahoma" style:font-family-complex="Tahoma" style:font-family-generic-complex="swiss" style:font-pitch-complex="variable" style:font-size-complex="10pt"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list-style-name="Outline" style:class="text">
      <style:paragraph-properties fo:margin-top="0.3335in" fo:margin-bottom="0.0835in" loext:contextual-spacing="false" fo:keep-with-next="always"/>
      <style:text-properties fo:text-transform="uppercase" fo:font-size="16pt" fo:language="none" fo:country="none" fo:font-weight="bold" style:letter-kerning="tru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in" fo:margin-right="0in" fo:margin-top="0.1665in" fo:margin-bottom="0.0417in" loext:contextual-spacing="false" fo:text-indent="-0.2752in" style:auto-text-indent="false" fo:keep-with-next="always">
        <style:tab-stops>
          <style:tab-stop style:position="0.3752in"/>
          <style:tab-stop style:position="0.65in"/>
        </style:tab-stops>
      </style:paragraph-propertie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loext:contextual-spacing="false" fo:keep-with-next="always">
        <style:tab-stops>
          <style:tab-stop style:position="0.6252in"/>
        </style:tab-stops>
      </style:paragraph-properties>
      <style:text-properties fo:font-size="12pt" fo:language="none" fo:country="none" fo:font-weight="bold" style:font-size-asian="12pt" style:font-weight-asian="bold" style:font-size-complex="13pt" style:font-style-complex="italic"/>
    </style:style>
    <style:style style:name="Heading_20_4" style:display-name="Heading 4" style:family="paragraph" style:parent-style-name="Standard" style:next-style-name="Text_20_body" style:default-outline-level="4" style:list-style-name="Outline" style:class="text">
      <style:paragraph-properties fo:margin-left="0in" fo:margin-right="0in" fo:margin-top="0.1665in" fo:margin-bottom="0.0417in" loext:contextual-spacing="false" fo:text-indent="-0.4752in" style:auto-text-indent="false" fo:keep-with-next="always">
        <style:tab-stops>
          <style:tab-stop style:position="0.6252in"/>
        </style:tab-stops>
      </style:paragraph-properties>
      <style:text-properties fo:font-style="italic" fo:font-weight="bold" style:font-style-asian="italic" style:font-weight-asian="bold" style:font-size-complex="14pt"/>
    </style:style>
    <style:style style:name="Heading_20_5" style:display-name="Heading 5" style:family="paragraph" style:parent-style-name="Standard" style:next-style-name="Text_20_body" style:default-outline-level="5" style:list-style-name="Outline" style:class="text">
      <style:paragraph-properties fo:margin-left="0.3in" fo:margin-right="0in" fo:margin-top="0.1665in" fo:margin-bottom="0.0417in" loext:contextual-spacing="false" fo:text-indent="-0.3in" style:auto-text-indent="false" fo:keep-with-next="always">
        <style:tab-stops>
          <style:tab-stop style:position="0.5in"/>
        </style:tab-stops>
      </style:paragraph-properties>
      <style:text-properties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Block_20_Text" style:default-outline-level="6" style:list-style-name="Outline" style:class="text">
      <style:paragraph-properties fo:margin-top="0.1665in" fo:margin-bottom="0.0417in" loext:contextual-spacing="false" fo:keep-with-next="always"/>
      <style:text-properties fo:font-style="italic" style:font-style-asian="italic"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style:text-properties fo:language="none" fo:country="non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language="none" fo:country="non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none" fo:country="none"/>
    </style:style>
    <style:style style:name="Contents_20_1" style:display-name="Contents 1" style:family="paragraph" style:parent-style-name="Standard" style:next-style-name="Standard" style:class="index">
      <style:paragraph-properties fo:margin-top="0.0835in" fo:margin-bottom="0in" loext:contextual-spacing="false" fo:keep-with-next="always">
        <style:tab-stops>
          <style:tab-stop style:position="0.3098in"/>
          <style:tab-stop style:position="5.9929in" style:type="right" style:leader-style="dotted" style:leader-text="."/>
        </style:tab-stops>
      </style:paragraph-properties>
      <style:text-properties fo:text-transform="uppercase"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5in" fo:margin-right="0in" fo:margin-top="0.0555in" fo:margin-bottom="0in" loext:contextual-spacing="false" fo:text-indent="0in" style:auto-text-indent="false">
        <style:tab-stops>
          <style:tab-stop style:position="0.6098in"/>
          <style:tab-stop style:position="5.9929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098in" fo:margin-right="0in" fo:margin-top="0in" fo:margin-bottom="0in" loext:contextual-spacing="false" fo:text-indent="0in" style:auto-text-indent="false"/>
    </style:style>
    <style:style style:name="Contents_20_4" style:display-name="Contents 4" style:family="paragraph" style:parent-style-name="Standard" style:next-style-name="Standard" style:class="index">
      <style:paragraph-properties fo:margin-left="0.4598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6098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fo:language="none" fo:country="none" style:language-asian="none" style:country-asian="non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Comment_20_Text" style:display-name="Comment Text" style:family="paragraph" style:parent-style-name="Standard">
      <style:text-properties fo:font-size="10pt" fo:language="none" fo:country="none" style:font-size-asian="10pt" style:font-size-complex="10pt"/>
    </style:style>
    <style:style style:name="List_20_2" style:display-name="List 2" style:family="paragraph" style:parent-style-name="Standard" style:class="list">
      <style:paragraph-properties fo:margin-left="0.5in" fo:margin-right="0in" fo:text-indent="-0.25in" style:auto-text-indent="false"/>
    </style:style>
    <style:style style:name="Date" style:family="paragraph" style:parent-style-name="Standard" style:next-style-name="Standard"/>
    <style:style style:name="List_20_Bullet_20_2" style:display-name="List Bullet 2" style:family="paragraph" style:parent-style-name="Standard" style:list-style-name="WW8Num3"/>
    <style:style style:name="List_20_Bullet_20_3" style:display-name="List Bullet 3" style:family="paragraph" style:parent-style-name="Standard" style:list-style-name="WW8Num2"/>
    <style:style style:name="List_20_Bullet_20_4" style:display-name="List Bullet 4" style:family="paragraph" style:parent-style-name="Standard" style:list-style-name="WW8Num1"/>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c_5f__23_" style:display-name="Rec_#" style:family="paragraph" style:parent-style-name="Standard" style:next-style-name="Standard">
      <style:paragraph-properties fo:margin-top="0.5in" fo:margin-bottom="0in" loext:contextual-spacing="false" fo:text-align="center" style:justify-single-word="false" fo:keep-with-next="always">
        <style:tab-stops>
          <style:tab-stop style:position="3.3673in" style:type="center"/>
          <style:tab-stop style:position="6.7335in" style:type="right"/>
        </style:tab-stops>
      </style:paragraph-properties>
      <style:text-properties fo:font-size="10pt" fo:language="en" fo:country="GB" style:font-size-asian="10pt" style:font-size-complex="10pt"/>
    </style:style>
    <style:style style:name="WW-Caption" style:family="paragraph" style:parent-style-name="Standard" style:next-style-name="Standard">
      <style:paragraph-properties fo:margin-top="0.1252in" fo:margin-bottom="0.1252in" loext:contextual-spacing="false" fo:keep-with-next="always"/>
      <style:text-properties fo:font-size="10pt" style:font-size-asian="10pt" style:font-size-complex="10pt" style:font-weight-complex="bold"/>
    </style:style>
    <style:style style:name="Body_20_Text_20_2" style:display-name="Body Text 2" style:family="paragraph" style:parent-style-name="Standard">
      <style:paragraph-properties fo:keep-with-next="always"/>
      <style:text-properties fo:color="#ff0000" fo:font-style="italic" style:font-style-asian="italic" style:font-style-complex="italic"/>
    </style:style>
    <style:style style:name="Text_20_body_20_indent" style:display-name="Text body indent" style:family="paragraph" style:parent-style-name="Standard" style:class="text">
      <style:paragraph-properties fo:margin-left="0.5in" fo:margin-right="0in" fo:margin-top="0in" fo:margin-bottom="0in" loext:contextual-spacing="false" fo:text-indent="-0.5in" style:auto-text-indent="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Body_20_Text_20_Indent_20_2" style:display-name="Body Text Indent 2" style:family="paragraph" style:parent-style-name="Standard">
      <style:paragraph-properties fo:margin-left="0.75in" fo:margin-right="0in" fo:margin-top="0.0417in" fo:margin-bottom="0.0417in" loext:contextual-spacing="false" fo:text-indent="0in" style:auto-text-indent="false" fo:keep-with-next="always"/>
      <style:text-properties fo:color="#ff0000" fo:font-style="italic" style:font-style-asian="italic"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in_20_Text" style:display-name="Plain Text" style:family="paragraph" style:parent-style-name="Standard">
      <style:paragraph-properties fo:margin-top="0in" fo:margin-bottom="0in" loext:contextual-spacing="false" fo:keep-together="aut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of_20_Figures" style:display-name="Table of Figures" style:family="paragraph" style:parent-style-name="Standard" style:next-style-name="Standard">
      <style:paragraph-properties fo:margin-left="0.3055in" fo:margin-right="0in" fo:text-indent="-0.3055in" style:auto-text-indent="false"/>
    </style:style>
    <style:style style:name="text" style:family="paragraph">
      <style:paragraph-properties fo:margin-left="0.3126in" fo:margin-right="0in" fo:margin-top="0.028in" fo:margin-bottom="0.028in" loext:contextual-spacing="false" style:line-height-at-least="0.1807in" fo:orphans="2" fo:widows="2" fo:text-indent="0in" style:auto-text-indent="false">
        <style:tab-stops>
          <style:tab-stop style:position="0.3126in" style:type="center"/>
        </style:tab-stops>
      </style:paragraph-properties>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_20_2-n_20_Body_20_Text_20_Char" style:display-name="Heading 2-n Body Text Char" style:family="paragraph" style:parent-style-name="Standard">
      <style:paragraph-properties fo:margin-left="0.25in" fo:margin-right="0in" fo:margin-top="0in" fo:margin-bottom="0in" loext:contextual-spacing="false" fo:keep-together="auto" fo:text-indent="0in" style:auto-text-indent="false"/>
      <style:text-properties fo:font-size="12pt" style:font-size-asian="12pt"/>
    </style:style>
    <style:style style:name="Footnote" style:family="paragraph" style:parent-style-name="Standard" style:class="extra">
      <style:paragraph-properties fo:margin-left="0.7in" fo:margin-right="0in" fo:margin-top="0in" fo:margin-bottom="0in" loext:contextual-spacing="false" fo:keep-together="auto" fo:hyphenation-ladder-count="no-limit" fo:text-indent="0in"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TML_20_Preformatted" style:display-name="HTML Preformatted" style:family="paragraph" style:parent-style-name="Standard">
      <style:paragraph-properties fo:margin-top="0in" fo:margin-bottom="0in" loext:contextual-spacing="false" fo:keep-together="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gure" style:family="paragraph" style:parent-style-name="Standard" style:list-style-name="WW8Num19" style:class="extra">
      <style:paragraph-properties fo:margin-top="0.0835in" fo:margin-bottom="0.25in" loext:contextual-spacing="false" fo:keep-together="auto"/>
      <style:text-properties fo:font-size="10pt" fo:font-style="italic" style:font-size-asian="10pt" style:font-style-asian="italic"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OC_20_Heading" style:display-name="TOC Heading" style:family="paragraph" style:parent-style-name="Contents_20_1">
      <style:paragraph-properties fo:text-align="center" style:justify-single-word="false" fo:padding-left="0in" fo:padding-right="0in" fo:padding-top="0in" fo:padding-bottom="0.0138in" fo:border-left="none" fo:border-right="none" fo:border-top="none" fo:border-bottom="2.24pt solid #000000"/>
      <style:text-properties fo:font-size="16pt" style:font-size-asian="16pt" style:font-size-complex="16pt"/>
    </style:style>
    <style:style style:name="Revision_20_History" style:display-name="Revision History" style:family="paragraph" style:parent-style-name="Heading_20_1" style:default-outline-level="" style:list-style-name="">
      <style:paragraph-properties fo:margin-left="0in" fo:margin-right="0in" fo:text-indent="0in" style:auto-text-indent="false"/>
    </style:style>
    <style:style style:name="Table_20_Text" style:display-name="Table Text" style:family="paragraph" style:parent-style-name="Standard">
      <style:paragraph-properties fo:margin-top="0.028in" fo:margin-bottom="0.028in" loext:contextual-spacing="false" fo:text-align="center" style:justify-single-word="false"/>
      <style:text-properties fo:font-size="10pt" style:font-size-asian="10pt" style:font-size-complex="10pt"/>
    </style:style>
    <style:style style:name="Small" style:family="paragraph" style:parent-style-name="Standard">
      <style:paragraph-properties fo:margin-top="0in" fo:margin-bottom="0in" loext:contextual-spacing="false" style:line-height-at-least="0.1665in" fo:keep-together="auto"/>
      <style:text-properties fo:font-size="12pt" fo:language="en" fo:country="GB" style:font-size-asian="12pt" style:font-size-complex="10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3" style:display-name="Body Text 3" style:family="paragraph" style:parent-style-name="Standard">
      <style:paragraph-properties fo:margin-top="0in" fo:margin-bottom="0.0835in" loext:contextual-spacing="false"/>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Default" style:family="paragraph">
      <style:paragraph-properties fo:orphans="2" fo:widows="2" style:text-autospace="none"/>
      <style:text-properties fo:color="#000000" style:font-name="Cambria" fo:font-family="Cambria" style:font-family-generic="roman"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Heading_20_10" style:display-name="Heading 10" style:family="paragraph" style:parent-style-name="Heading" style:next-style-name="Text_20_body" style:default-outline-level="10"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ArialMT" fo:font-family="ArialMT" style:font-family-generic="swiss" fo:font-size="10pt" style:font-size-asian="10pt" style:font-name-complex="ArialMT" style:font-family-complex="ArialMT" style:font-family-generic-complex="swiss" style:font-size-complex="10pt"/>
    </style:style>
    <style:style style:name="WW8Num5z1" style:family="text">
      <style:text-properties style:font-name="ArialMT" fo:font-family="ArialMT" style:font-family-generic="swiss" fo:font-size="10pt" style:font-size-asian="10pt" style:font-name-complex="ArialMT" style:font-family-complex="ArialMT" style:font-family-generic-complex="swiss"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8z0" style:family="text"/>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Wingdings1" style:font-family-complex="Wingdings" style:font-pitch-complex="variable" style:font-charset-complex="x-symbol"/>
    </style:style>
    <style:style style:name="WW8Num8z5"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9z0" style:family="text"/>
    <style:style style:name="WW8Num1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1z0"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3z0" style:family="text">
      <style:text-properties fo:font-size="16pt" fo:font-style="normal" fo:font-weight="bold" style:font-size-asian="16pt" style:font-style-asian="normal" style:font-weight-asian="bold" style:font-size-complex="16pt"/>
    </style:style>
    <style:style style:name="WW8Num23z1" style:family="text">
      <style:text-properties style:font-name="Symbol" fo:font-family="Symbol" style:font-family-generic="roman" style:font-pitch="variable" style:font-charset="x-symbol" fo:font-size="14pt" fo:language="none" fo:country="none" fo:font-weight="bold" style:font-size-asian="14pt" style:font-weight-asian="bold" style:font-name-complex="Symbol" style:font-family-complex="Symbol" style:font-family-generic-complex="roman" style:font-pitch-complex="variable" style:font-charset-complex="x-symbol" style:font-size-complex="14pt" style:language-complex="none" style:country-complex="none" style:font-style-complex="italic" style:font-weight-complex="bold"/>
    </style:style>
    <style:style style:name="WW8Num23z2"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6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font-size="16pt" fo:font-style="normal" fo:font-weight="bold" style:font-size-asian="16pt" style:font-style-asian="normal" style:font-weight-asian="bold" style:font-size-complex="16pt"/>
    </style:style>
    <style:style style:name="WW8Num33z1" style:family="text">
      <style:text-properties fo:font-size="14pt" style:font-size-asian="14pt" style:font-size-complex="14pt"/>
    </style:style>
    <style:style style:name="WW8Num33z2"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Default_20_Paragraph_20_Font" style:display-name="Default Paragraph Font" style:family="text"/>
    <style:style style:name="Internet_20_link" style:display-name="Internet link" style:family="text">
      <style:text-properties fo:color="#0000ff" style:text-underline-style="none"/>
    </style:style>
    <style:style style:name="Visited_20_Internet_20_Link" style:display-name="Visited Internet Link" style:family="text">
      <style:text-properties fo:color="#800080" style:text-underline-style="none"/>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Emphasis" style:family="text">
      <style:text-properties fo:font-style="italic" style:font-style-asian="italic" style:font-style-complex="italic"/>
    </style:style>
    <style:style style:name="Heading_20_1_20_Char" style:display-name="Heading 1 Char" style:family="text">
      <style:text-properties fo:text-transform="uppercase"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n_20_Body_20_Text_20_Char_20_Char" style:display-name="Heading 2-n Body Text Char Char" style:family="text">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language-complex="ar" style:country-complex="SA"/>
    </style:style>
    <style:style style:name="Footnote_20_Symbol" style:display-name="Footnote Symbol" style:family="text">
      <style:text-properties style:text-position="super 58%"/>
    </style:style>
    <style:style style:name="Heading_20_2_20_Char1" style:display-name="Heading 2 Char1" style:family="text">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Heading_20_3_20_Char" style:display-name="Heading 3 Char" style:family="tex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style-complex="italic"/>
    </style:style>
    <style:style style:name="Body_20_Text_20_Char" style:display-name="Body Text Char" style:family="text">
      <style:text-properties fo:color="#ff0000" style:font-name="Tahoma" fo:font-family="Tahoma" style:font-family-generic="swiss" style:font-pitch="variable" fo:language="none" fo:country="none" style:font-name-complex="Tahoma" style:font-family-complex="Tahoma" style:font-family-generic-complex="swiss" style:font-pitch-complex="variable" style:font-weight-complex="bold"/>
    </style:style>
    <style:style style:name="Heading_20_7_20_Char" style:display-name="Heading 7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Header_20_Char" style:display-name="Header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Footer_20_Char" style:display-name="Footer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Index_20_Link" style:display-name="Index Link" style:family="text"/>
    <style:style style:name="Bullet_20_Symbols_20__28_user_29_" style:display-name="Bullet Symbols (user)" style:family="tex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3z0" style:num-suffix=".0" style:num-format="1">
        <style:list-level-properties text:list-level-position-and-space-mode="label-alignment">
          <style:list-level-label-alignment text:label-followed-by="listtab" text:list-tab-stop-position="0.65in" fo:text-indent="-0.3in" fo:margin-left="0.55in"/>
        </style:list-level-properties>
      </text:outline-level-style>
      <text:outline-level-style text:level="2" text:style-name="WW8Num23z1" style:num-format="1" text:display-levels="2">
        <style:list-level-properties text:list-level-position-and-space-mode="label-alignment">
          <style:list-level-label-alignment text:label-followed-by="listtab" text:list-tab-stop-position="0.2752in" fo:text-indent="-0.4in" fo:margin-left="0.2752in"/>
        </style:list-level-properties>
      </text:outline-level-style>
      <text:outline-level-style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3z2" style:num-format="1" text:display-levels="4">
        <style:list-level-properties text:list-level-position-and-space-mode="label-alignment">
          <style:list-level-label-alignment text:label-followed-by="listtab" text:list-tab-stop-position="0.4752in" fo:text-indent="-0.6in" fo:margin-left="0.4752in"/>
        </style:list-level-properties>
      </text:outline-level-style>
      <text:outline-level-style text:level="5" text:style-name="WW8Num23z2" style:num-format="1" text:display-levels="5">
        <style:list-level-properties text:list-level-position-and-space-mode="label-alignment">
          <style:list-level-label-alignment text:label-followed-by="listtab" text:list-tab-stop-position="0.5752in" fo:text-indent="-0.7in" fo:margin-left="0.5752in"/>
        </style:list-level-properties>
      </text:outline-level-style>
      <text:outline-level-style text:level="6" text:style-name="WW8Num23z2" style:num-format="1" text:display-levels="6">
        <style:list-level-properties text:list-level-position-and-space-mode="label-alignment">
          <style:list-level-label-alignment text:label-followed-by="listtab" text:list-tab-stop-position="0.6752in" fo:text-indent="-0.8in" fo:margin-left="0.6752in"/>
        </style:list-level-properties>
      </text:outline-level-style>
      <text:outline-level-style text:level="7" text:style-name="WW8Num23z2" style:num-format="1" text:display-levels="7">
        <style:list-level-properties text:list-level-position-and-space-mode="label-alignment">
          <style:list-level-label-alignment text:label-followed-by="listtab" text:list-tab-stop-position="0.7752in" fo:text-indent="-0.9in" fo:margin-left="0.7752in"/>
        </style:list-level-properties>
      </text:outline-level-style>
      <text:outline-level-style text:level="8" text:style-name="WW8Num23z2" style:num-format="1" text:display-levels="8">
        <style:list-level-properties text:list-level-position-and-space-mode="label-alignment">
          <style:list-level-label-alignment text:label-followed-by="listtab" text:list-tab-stop-position="0.8752in" fo:text-indent="-1in" fo:margin-left="0.8752in"/>
        </style:list-level-properties>
      </text:outline-level-style>
      <text:outline-level-style text:level="9" text:style-name="WW8Num23z2" style:num-format="1" text:display-levels="9">
        <style:list-level-properties text:list-level-position-and-space-mode="label-alignment">
          <style:list-level-label-alignment text:label-followed-by="listtab" text:list-tab-stop-position="0.9752in" fo:text-indent="-1.1in" fo:margin-left="0.9752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4" text:style-name="WW8Num8z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bullet text:level="4" text:style-name="WW8Num9z3"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5.75in"/>
        </style:list-level-properties>
        <style:text-properties style:font-name="Wingdings1"/>
      </text:list-level-style-bullet>
      <text:list-level-style-bullet text:level="7" text:style-name="WW8Num9z3" style:num-suffix="." text:bullet-char="">
        <style:list-level-properties text:list-level-position-and-space-mode="label-alignment">
          <style:list-level-label-alignment text:label-followed-by="listtab" fo:text-indent="-0.25in" fo:margin-left="6.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6.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7.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image text:level="1" xlink:href="Pictures/1000020000000010000000105AE707D495FDA24C.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0.5in" fo:text-indent="-0.25in" fo:margin-left="0.5in"/>
        </style:list-level-properties>
      </text:list-level-style-image>
      <text:list-level-style-bullet text:level="2" text:style-name="WW8Num1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Figure " style:num-suffix=")" style:num-format="1">
        <style:list-level-properties text:list-level-position-and-space-mode="label-alignment">
          <style:list-level-label-alignment text:label-followed-by="listtab" text:list-tab-stop-position="1.5in" fo:text-indent="-0.25in" fo:margin-left="1in"/>
        </style:list-level-properties>
      </text:list-level-style-number>
      <text:list-level-style-bullet text:level="2"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412">
        <style:list-level-properties text:list-level-position-and-space-mode="label-alignment">
          <style:list-level-label-alignment text:label-followed-by="listtab" text:list-tab-stop-position="1.5in" fo:text-indent="-1.5in" fo:margin-left="1.5in"/>
        </style:list-level-properties>
      </text:list-level-style-number>
      <text:list-level-style-number text:level="2" text:style-name="WW8Num21z0" style:num-format="1" text:start-value="38" text:display-levels="2">
        <style:list-level-properties text:list-level-position-and-space-mode="label-alignment">
          <style:list-level-label-alignment text:label-followed-by="listtab" text:list-tab-stop-position="1.5in" fo:text-indent="-1.5in" fo:margin-left="1.5in"/>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1.5in" fo:text-indent="-1.5in" fo:margin-left="1.5in"/>
        </style:list-level-properties>
      </text:list-level-style-number>
      <text:list-level-style-number text:level="4" text:style-name="WW8Num21z0" style:num-format="1" text:start-value="19" text:display-levels="4">
        <style:list-level-properties text:list-level-position-and-space-mode="label-alignment">
          <style:list-level-label-alignment text:label-followed-by="listtab" text:list-tab-stop-position="1.5in" fo:text-indent="-1.5in" fo:margin-left="1.5in"/>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5in" fo:text-indent="-1.5in" fo:margin-left="1.5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0" style:num-format="1">
        <style:list-level-properties text:list-level-position-and-space-mode="label-alignment">
          <style:list-level-label-alignment text:label-followed-by="listtab" text:list-tab-stop-position="0.65in" fo:text-indent="-0.3in" fo:margin-left="0.55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2752in" fo:text-indent="-0.4in" fo:margin-left="0.2752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2" style:num-format="1" text:display-levels="4">
        <style:list-level-properties text:list-level-position-and-space-mode="label-alignment">
          <style:list-level-label-alignment text:label-followed-by="listtab" text:list-tab-stop-position="0.4752in" fo:text-indent="-0.6in" fo:margin-left="0.4752in"/>
        </style:list-level-properties>
      </text:list-level-style-number>
      <text:list-level-style-number text:level="5" text:style-name="WW8Num23z2" style:num-format="1" text:display-levels="5">
        <style:list-level-properties text:list-level-position-and-space-mode="label-alignment">
          <style:list-level-label-alignment text:label-followed-by="listtab" text:list-tab-stop-position="0.5752in" fo:text-indent="-0.7in" fo:margin-left="0.5752in"/>
        </style:list-level-properties>
      </text:list-level-style-number>
      <text:list-level-style-number text:level="6" text:style-name="WW8Num23z2" style:num-format="1" text:display-levels="6">
        <style:list-level-properties text:list-level-position-and-space-mode="label-alignment">
          <style:list-level-label-alignment text:label-followed-by="listtab" text:list-tab-stop-position="0.6752in" fo:text-indent="-0.8in" fo:margin-left="0.6752in"/>
        </style:list-level-properties>
      </text:list-level-style-number>
      <text:list-level-style-number text:level="7" text:style-name="WW8Num23z2" style:num-format="1" text:display-levels="7">
        <style:list-level-properties text:list-level-position-and-space-mode="label-alignment">
          <style:list-level-label-alignment text:label-followed-by="listtab" text:list-tab-stop-position="0.7752in" fo:text-indent="-0.9in" fo:margin-left="0.7752in"/>
        </style:list-level-properties>
      </text:list-level-style-number>
      <text:list-level-style-number text:level="8" text:style-name="WW8Num23z2" style:num-format="1" text:display-levels="8">
        <style:list-level-properties text:list-level-position-and-space-mode="label-alignment">
          <style:list-level-label-alignment text:label-followed-by="listtab" text:list-tab-stop-position="0.8752in" fo:text-indent="-1in" fo:margin-left="0.8752in"/>
        </style:list-level-properties>
      </text:list-level-style-number>
      <text:list-level-style-number text:level="9" text:style-name="WW8Num23z2" style:num-format="1" text:display-levels="9">
        <style:list-level-properties text:list-level-position-and-space-mode="label-alignment">
          <style:list-level-label-alignment text:label-followed-by="listtab" text:list-tab-stop-position="0.9752in" fo:text-indent="-1.1in" fo:margin-left="0.9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0" style:num-format="1">
        <style:list-level-properties text:list-level-position-and-space-mode="label-alignment">
          <style:list-level-label-alignment text:label-followed-by="listtab" text:list-tab-stop-position="0.65in" fo:text-indent="-0.3in" fo:margin-left="0.55in"/>
        </style:list-level-properties>
      </text:list-level-style-number>
      <text:list-level-style-number text:level="2" text:style-name="WW8Num33z1" style:num-format="1" text:display-levels="2">
        <style:list-level-properties text:list-level-position-and-space-mode="label-alignment">
          <style:list-level-label-alignment text:label-followed-by="listtab" text:list-tab-stop-position="0.2752in" fo:text-indent="-0.4in" fo:margin-left="0.2752in"/>
        </style:list-level-properties>
      </text:list-level-style-number>
      <text:list-level-style-number text:level="3" text:style-name="WW8Num3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3z2" style:num-format="1" text:display-levels="4">
        <style:list-level-properties text:list-level-position-and-space-mode="label-alignment">
          <style:list-level-label-alignment text:label-followed-by="listtab" text:list-tab-stop-position="0.4752in" fo:text-indent="-0.6in" fo:margin-left="0.4752in"/>
        </style:list-level-properties>
      </text:list-level-style-number>
      <text:list-level-style-number text:level="5" text:style-name="WW8Num33z2" style:num-format="1" text:display-levels="5">
        <style:list-level-properties text:list-level-position-and-space-mode="label-alignment">
          <style:list-level-label-alignment text:label-followed-by="listtab" text:list-tab-stop-position="0.5752in" fo:text-indent="-0.7in" fo:margin-left="0.5752in"/>
        </style:list-level-properties>
      </text:list-level-style-number>
      <text:list-level-style-number text:level="6" text:style-name="WW8Num33z2" style:num-format="1" text:display-levels="6">
        <style:list-level-properties text:list-level-position-and-space-mode="label-alignment">
          <style:list-level-label-alignment text:label-followed-by="listtab" text:list-tab-stop-position="0.6752in" fo:text-indent="-0.8in" fo:margin-left="0.6752in"/>
        </style:list-level-properties>
      </text:list-level-style-number>
      <text:list-level-style-number text:level="7" text:style-name="WW8Num33z2" style:num-format="1" text:display-levels="7">
        <style:list-level-properties text:list-level-position-and-space-mode="label-alignment">
          <style:list-level-label-alignment text:label-followed-by="listtab" text:list-tab-stop-position="0.7752in" fo:text-indent="-0.9in" fo:margin-left="0.7752in"/>
        </style:list-level-properties>
      </text:list-level-style-number>
      <text:list-level-style-number text:level="8" text:style-name="WW8Num33z2" style:num-format="1" text:display-levels="8">
        <style:list-level-properties text:list-level-position-and-space-mode="label-alignment">
          <style:list-level-label-alignment text:label-followed-by="listtab" text:list-tab-stop-position="0.8752in" fo:text-indent="-1in" fo:margin-left="0.8752in"/>
        </style:list-level-properties>
      </text:list-level-style-number>
      <text:list-level-style-number text:level="9" text:style-name="WW8Num33z2" style:num-format="1" text:display-levels="9">
        <style:list-level-properties text:list-level-position-and-space-mode="label-alignment">
          <style:list-level-label-alignment text:label-followed-by="listtab" text:list-tab-stop-position="0.9752in" fo:text-indent="-1.1in" fo:margin-left="0.9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3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3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font-name="Arial" fo:font-size="11pt" fo:language="none" fo:country="none" fo:font-weight="bold" officeooo:rsid="001af5f8" style:font-name-asian="Times New Roman" style:font-size-asian="11pt" style:font-weight-asian="bold" style:font-name-complex="Arial" style:font-size-complex="12pt" style:language-complex="ar" style:country-complex="SA"/>
    </style:style>
    <style:style style:name="MP2" style:family="paragraph" style:parent-style-name="Header">
      <style:paragraph-properties>
        <style:tab-stops>
          <style:tab-stop style:position="2.4583in"/>
          <style:tab-stop style:position="3in" style:type="center"/>
          <style:tab-stop style:position="6in" style:type="right"/>
        </style:tab-stops>
      </style:paragraph-properties>
      <style:text-properties officeooo:paragraph-rsid="0062b25d"/>
    </style:style>
    <style:style style:name="MT1" style:family="text">
      <style:text-properties fo:language="en" fo:country="U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402in" fo:margin-left="0in" fo:margin-right="0in" fo:margin-bottom="0.3in" fo:background-color="transparent" style:dynamic-spacing="true" draw:fill="none" draw:fill-color="#729fcf"/>
      </style:header-style>
      <style:footer-style/>
    </style:page-layout>
  </office:automatic-styles>
  <office:master-styles>
    <style:master-page style:name="Standard" style:page-layout-name="Mpm1">
      <style:header>
        <text:p text:style-name="MP1">PI_Blackbox <text:span text:style-name="MT1">Software Behavioral Document</text:span></text:p>
        <text:p text:style-name="MP2"><text:tab/></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Photon User Symbology</dc:title>
    <dc:subject/>
    <meta:keyword/>
    <meta:initial-creator>Devin Walsh</meta:initial-creator>
    <meta:creation-date>2020-01-23T16:57:00</meta:creation-date>
    <dc:date>2020-05-05T13:46:32.211341144</dc:date>
    <meta:print-date>2013-10-02T14:13:00</meta:print-date>
    <meta:editing-cycles>321</meta:editing-cycles>
    <meta:generator>LibreOffice/6.3.5.2$Linux_X86_64 LibreOffice_project/30$Build-2</meta:generator>
    <meta:editing-duration>P22DT2H47M58S</meta:editing-duration>
    <meta:document-statistic meta:table-count="2" meta:image-count="1" meta:object-count="0" meta:page-count="18" meta:paragraph-count="410" meta:word-count="3221" meta:character-count="19797" meta:non-whitespace-character-count="16642"/>
  </office:meta>
</office:document-meta>
</file>